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56mm"/>
    </style:style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11.32mm"/>
    </style:style>
    <style:style style:name="co4" style:family="table-column">
      <style:table-column-properties fo:break-before="auto" style:column-width="4.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1.64mm"/>
    </style:style>
    <style:style style:name="co7" style:family="table-column">
      <style:table-column-properties fo:break-before="auto" style:column-width="6.61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"/>
    <style:style style:name="ce3" style:family="table-cell" style:parent-style-name="Default" style:data-style-name="N1"/>
    <style:style style:name="ce4" style:family="table-cell" style:parent-style-name="Default" style:data-style-name="N1"/>
    <style:style style:name="ce5" style:family="table-cell" style:parent-style-name="Default" style:data-style-name="N1"/>
    <style:style style:name="ce6" style:family="table-cell" style:parent-style-name="Default" style:data-style-name="N1"/>
    <style:style style:name="ce7" style:family="table-cell" style:parent-style-name="Default" style:data-style-name="N1"/>
    <style:style style:name="ce8" style:family="table-cell" style:parent-style-name="Default" style:data-style-name="N1"/>
    <style:style style:name="ce9" style:family="table-cell" style:parent-style-name="Default" style:data-style-name="N1"/>
    <style:style style:name="ce10" style:family="table-cell" style:parent-style-name="Default" style:data-style-name="N1"/>
    <style:style style:name="ce11" style:family="table-cell" style:parent-style-name="Default" style:data-style-name="N1"/>
    <style:style style:name="ce12" style:family="table-cell" style:parent-style-name="Default" style:data-style-name="N1"/>
    <style:style style:name="ce13" style:family="table-cell" style:parent-style-name="Default" style:data-style-name="N1"/>
    <style:style style:name="ce14" style:family="table-cell" style:parent-style-name="Default" style:data-style-name="N1"/>
    <style:style style:name="ce15" style:family="table-cell" style:parent-style-name="Default" style:data-style-name="N1"/>
    <style:style style:name="ce16" style:family="table-cell" style:parent-style-name="Default" style:data-style-name="N1"/>
    <style:style style:name="ce17" style:family="table-cell" style:parent-style-name="Default" style:data-style-name="N1"/>
    <style:style style:name="ce18" style:family="table-cell" style:parent-style-name="Default" style:data-style-name="N1"/>
    <style:style style:name="ce19" style:family="table-cell" style:parent-style-name="Default" style:data-style-name="N1"/>
    <style:style style:name="ce20" style:family="table-cell" style:parent-style-name="Default" style:data-style-name="N1"/>
    <style:style style:name="ce21" style:family="table-cell" style:parent-style-name="Default" style:data-style-name="N1"/>
    <style:style style:name="ce22" style:family="table-cell" style:parent-style-name="Default" style:data-style-name="N1"/>
    <style:style style:name="ce23" style:family="table-cell" style:parent-style-name="Default" style:data-style-name="N1"/>
    <style:style style:name="ce24" style:family="table-cell" style:parent-style-name="Default" style:data-style-name="N1"/>
    <style:style style:name="ce25" style:family="table-cell" style:parent-style-name="Default" style:data-style-name="N1"/>
    <style:style style:name="ce26" style:family="table-cell" style:parent-style-name="Default" style:data-style-name="N1"/>
    <style:style style:name="ce27" style:family="table-cell" style:parent-style-name="Default" style:data-style-name="N1"/>
    <style:style style:name="ce28" style:family="table-cell" style:parent-style-name="Default" style:data-style-name="N1"/>
    <style:style style:name="ce29" style:family="table-cell" style:parent-style-name="Default" style:data-style-name="N1"/>
    <style:style style:name="ce30" style:family="table-cell" style:parent-style-name="Default" style:data-style-name="N1"/>
    <style:style style:name="ce31" style:family="table-cell" style:parent-style-name="Default" style:data-style-name="N1"/>
    <style:style style:name="ce32" style:family="table-cell" style:parent-style-name="Default" style:data-style-name="N1"/>
    <style:style style:name="ce33" style:family="table-cell" style:parent-style-name="Default" style:data-style-name="N1"/>
    <style:style style:name="ce34" style:family="table-cell" style:parent-style-name="Default" style:data-style-name="N1"/>
    <style:style style:name="ce35" style:family="table-cell" style:parent-style-name="Default" style:data-style-name="N1"/>
    <style:style style:name="ce36" style:family="table-cell" style:parent-style-name="Default" style:data-style-name="N1"/>
    <style:style style:name="ce37" style:family="table-cell" style:parent-style-name="Default" style:data-style-name="N1"/>
    <style:style style:name="ce38" style:family="table-cell" style:parent-style-name="Default" style:data-style-name="N1"/>
    <style:style style:name="ce39" style:family="table-cell" style:parent-style-name="Default" style:data-style-name="N1"/>
    <style:style style:name="ce40" style:family="table-cell" style:parent-style-name="Default" style:data-style-name="N1"/>
    <style:style style:name="ce41" style:family="table-cell" style:parent-style-name="Default" style:data-style-name="N1"/>
    <style:style style:name="ce42" style:family="table-cell" style:parent-style-name="Default" style:data-style-name="N1"/>
    <style:style style:name="ce43" style:family="table-cell" style:parent-style-name="Default" style:data-style-name="N1"/>
    <style:style style:name="ce44" style:family="table-cell" style:parent-style-name="Default" style:data-style-name="N1"/>
    <style:style style:name="ce45" style:family="table-cell" style:parent-style-name="Default" style:data-style-name="N1"/>
    <style:style style:name="ce46" style:family="table-cell" style:parent-style-name="Default" style:data-style-name="N1"/>
    <style:style style:name="ce47" style:family="table-cell" style:parent-style-name="Default" style:data-style-name="N1"/>
    <style:style style:name="ce48" style:family="table-cell" style:parent-style-name="Default" style:data-style-name="N1"/>
    <style:style style:name="ce49" style:family="table-cell" style:parent-style-name="Default" style:data-style-name="N1"/>
    <style:style style:name="ce50" style:family="table-cell" style:parent-style-name="Default" style:data-style-name="N1"/>
    <style:style style:name="ce51" style:family="table-cell" style:parent-style-name="Default" style:data-style-name="N1"/>
    <style:style style:name="ce52" style:family="table-cell" style:parent-style-name="Default" style:data-style-name="N1"/>
    <style:style style:name="ce53" style:family="table-cell" style:parent-style-name="Default" style:data-style-name="N1"/>
    <style:style style:name="ce54" style:family="table-cell" style:parent-style-name="Default" style:data-style-name="N1"/>
    <style:style style:name="ce55" style:family="table-cell" style:parent-style-name="Default" style:data-style-name="N1"/>
    <style:style style:name="ce56" style:family="table-cell" style:parent-style-name="Default" style:data-style-name="N1"/>
    <style:style style:name="ce57" style:family="table-cell" style:parent-style-name="Default" style:data-style-name="N1"/>
    <style:style style:name="ce58" style:family="table-cell" style:parent-style-name="Default" style:data-style-name="N1"/>
    <style:style style:name="ce59" style:family="table-cell" style:parent-style-name="Default" style:data-style-name="N1"/>
    <style:style style:name="ce60" style:family="table-cell" style:parent-style-name="Default" style:data-style-name="N1"/>
    <style:style style:name="ce61" style:family="table-cell" style:parent-style-name="Default" style:data-style-name="N1"/>
    <style:style style:name="ce62" style:family="table-cell" style:parent-style-name="Default" style:data-style-name="N1"/>
    <style:style style:name="ce63" style:family="table-cell" style:parent-style-name="Default" style:data-style-name="N1"/>
    <style:style style:name="ce64" style:family="table-cell" style:parent-style-name="Default" style:data-style-name="N1"/>
    <style:style style:name="ce65" style:family="table-cell" style:parent-style-name="Default" style:data-style-name="N1"/>
    <style:style style:name="ce66" style:family="table-cell" style:parent-style-name="Default" style:data-style-name="N1"/>
    <style:style style:name="ce67" style:family="table-cell" style:parent-style-name="Default" style:data-style-name="N1"/>
    <style:style style:name="ce68" style:family="table-cell" style:parent-style-name="Default" style:data-style-name="N1"/>
    <style:style style:name="ce69" style:family="table-cell" style:parent-style-name="Default" style:data-style-name="N1"/>
    <style:style style:name="ce70" style:family="table-cell" style:parent-style-name="Default" style:data-style-name="N1"/>
    <style:style style:name="ce71" style:family="table-cell" style:parent-style-name="Default" style:data-style-name="N1"/>
    <style:style style:name="ce72" style:family="table-cell" style:parent-style-name="Default" style:data-style-name="N1"/>
    <style:style style:name="ce73" style:family="table-cell" style:parent-style-name="Default" style:data-style-name="N1"/>
    <style:style style:name="ce74" style:family="table-cell" style:parent-style-name="Default" style:data-style-name="N1"/>
    <style:style style:name="ce75" style:family="table-cell" style:parent-style-name="Default" style:data-style-name="N1"/>
    <style:style style:name="ce76" style:family="table-cell" style:parent-style-name="Default" style:data-style-name="N1"/>
    <style:style style:name="ce77" style:family="table-cell" style:parent-style-name="Default" style:data-style-name="N1"/>
    <style:style style:name="ce78" style:family="table-cell" style:parent-style-name="Default" style:data-style-name="N1"/>
    <style:style style:name="ce79" style:family="table-cell" style:parent-style-name="Default" style:data-style-name="N1"/>
    <style:style style:name="ce80" style:family="table-cell" style:parent-style-name="Default" style:data-style-name="N1"/>
    <style:style style:name="ce81" style:family="table-cell" style:parent-style-name="Default" style:data-style-name="N1"/>
    <style:style style:name="ce82" style:family="table-cell" style:parent-style-name="Default" style:data-style-name="N1"/>
    <style:style style:name="ce83" style:family="table-cell" style:parent-style-name="Default" style:data-style-name="N1"/>
    <style:style style:name="ce84" style:family="table-cell" style:parent-style-name="Default" style:data-style-name="N1"/>
    <style:style style:name="ce85" style:family="table-cell" style:parent-style-name="Default" style:data-style-name="N1"/>
    <style:style style:name="ce86" style:family="table-cell" style:parent-style-name="Default" style:data-style-name="N1"/>
    <style:style style:name="ce87" style:family="table-cell" style:parent-style-name="Default" style:data-style-name="N1"/>
    <style:style style:name="ce88" style:family="table-cell" style:parent-style-name="Default" style:data-style-name="N1"/>
    <style:style style:name="ce89" style:family="table-cell" style:parent-style-name="Default" style:data-style-name="N1"/>
    <style:style style:name="ce90" style:family="table-cell" style:parent-style-name="Default" style:data-style-name="N1"/>
    <style:style style:name="ce91" style:family="table-cell" style:parent-style-name="Default" style:data-style-name="N1"/>
    <style:style style:name="ce92" style:family="table-cell" style:parent-style-name="Default" style:data-style-name="N1"/>
    <style:style style:name="ce93" style:family="table-cell" style:parent-style-name="Default" style:data-style-name="N1"/>
    <style:style style:name="ce94" style:family="table-cell" style:parent-style-name="Default" style:data-style-name="N1"/>
    <style:style style:name="ce95" style:family="table-cell" style:parent-style-name="Default" style:data-style-name="N1"/>
    <style:style style:name="ce96" style:family="table-cell" style:parent-style-name="Default" style:data-style-name="N1"/>
    <style:style style:name="ce97" style:family="table-cell" style:parent-style-name="Default" style:data-style-name="N1"/>
    <style:style style:name="ce98" style:family="table-cell" style:parent-style-name="Default" style:data-style-name="N1"/>
    <style:style style:name="ce99" style:family="table-cell" style:parent-style-name="Default" style:data-style-name="N1"/>
    <style:style style:name="ce100" style:family="table-cell" style:parent-style-name="Default" style:data-style-name="N1"/>
    <style:style style:name="ce101" style:family="table-cell" style:parent-style-name="Default" style:data-style-name="N1"/>
    <style:style style:name="ce102" style:family="table-cell" style:parent-style-name="Default" style:data-style-name="N1"/>
    <style:style style:name="ce103" style:family="table-cell" style:parent-style-name="Default" style:data-style-name="N1"/>
    <style:style style:name="ce104" style:family="table-cell" style:parent-style-name="Default" style:data-style-name="N1"/>
    <style:style style:name="ce105" style:family="table-cell" style:parent-style-name="Default" style:data-style-name="N1"/>
    <style:style style:name="ce106" style:family="table-cell" style:parent-style-name="Default" style:data-style-name="N1"/>
    <style:style style:name="ce107" style:family="table-cell" style:parent-style-name="Default" style:data-style-name="N1"/>
    <style:style style:name="ce108" style:family="table-cell" style:parent-style-name="Default" style:data-style-name="N1"/>
    <style:style style:name="ce109" style:family="table-cell" style:parent-style-name="Default" style:data-style-name="N1"/>
    <style:style style:name="ce110" style:family="table-cell" style:parent-style-name="Default" style:data-style-name="N1"/>
    <style:style style:name="ce111" style:family="table-cell" style:parent-style-name="Default" style:data-style-name="N1"/>
    <style:style style:name="ce112" style:family="table-cell" style:parent-style-name="Default" style:data-style-name="N1"/>
    <style:style style:name="ce113" style:family="table-cell" style:parent-style-name="Default" style:data-style-name="N1"/>
    <style:style style:name="ce114" style:family="table-cell" style:parent-style-name="Default" style:data-style-name="N1"/>
    <style:style style:name="ce115" style:family="table-cell" style:parent-style-name="Default" style:data-style-name="N1"/>
    <style:style style:name="ce116" style:family="table-cell" style:parent-style-name="Default" style:data-style-name="N1"/>
    <style:style style:name="ce117" style:family="table-cell" style:parent-style-name="Default" style:data-style-name="N1"/>
    <style:style style:name="ce118" style:family="table-cell" style:parent-style-name="Default" style:data-style-name="N1"/>
    <style:style style:name="ce119" style:family="table-cell" style:parent-style-name="Default" style:data-style-name="N1"/>
    <style:style style:name="ce120" style:family="table-cell" style:parent-style-name="Default" style:data-style-name="N1"/>
    <style:style style:name="ce121" style:family="table-cell" style:parent-style-name="Default" style:data-style-name="N1"/>
    <style:style style:name="ce122" style:family="table-cell" style:parent-style-name="Default" style:data-style-name="N1"/>
    <style:style style:name="ce123" style:family="table-cell" style:parent-style-name="Default" style:data-style-name="N1"/>
    <style:style style:name="ce124" style:family="table-cell" style:parent-style-name="Default" style:data-style-name="N1"/>
    <style:style style:name="ce125" style:family="table-cell" style:parent-style-name="Default" style:data-style-name="N1"/>
    <style:style style:name="ce126" style:family="table-cell" style:parent-style-name="Default" style:data-style-name="N1"/>
    <style:style style:name="ce127" style:family="table-cell" style:parent-style-name="Default" style:data-style-name="N1"/>
    <style:style style:name="ce128" style:family="table-cell" style:parent-style-name="Default" style:data-style-name="N1"/>
    <style:style style:name="ce129" style:family="table-cell" style:parent-style-name="Default" style:data-style-name="N1"/>
    <style:style style:name="ce130" style:family="table-cell" style:parent-style-name="Default" style:data-style-name="N1"/>
    <style:style style:name="ce131" style:family="table-cell" style:parent-style-name="Default" style:data-style-name="N1"/>
    <style:style style:name="ce132" style:family="table-cell" style:parent-style-name="Default" style:data-style-name="N1"/>
    <style:style style:name="ce133" style:family="table-cell" style:parent-style-name="Default" style:data-style-name="N1"/>
    <style:style style:name="ce134" style:family="table-cell" style:parent-style-name="Default" style:data-style-name="N1"/>
    <style:style style:name="ce135" style:family="table-cell" style:parent-style-name="Default" style:data-style-name="N1"/>
    <style:style style:name="ce136" style:family="table-cell" style:parent-style-name="Default" style:data-style-name="N1"/>
    <style:style style:name="ce137" style:family="table-cell" style:parent-style-name="Default" style:data-style-name="N1"/>
    <style:style style:name="ce138" style:family="table-cell" style:parent-style-name="Default" style:data-style-name="N1"/>
    <style:style style:name="ce139" style:family="table-cell" style:parent-style-name="Default" style:data-style-name="N1"/>
    <style:style style:name="ce140" style:family="table-cell" style:parent-style-name="Default" style:data-style-name="N1"/>
    <style:style style:name="ce141" style:family="table-cell" style:parent-style-name="Default" style:data-style-name="N1"/>
    <style:style style:name="ce142" style:family="table-cell" style:parent-style-name="Default" style:data-style-name="N1"/>
    <style:style style:name="ce143" style:family="table-cell" style:parent-style-name="Default" style:data-style-name="N1"/>
    <style:style style:name="ce144" style:family="table-cell" style:parent-style-name="Default" style:data-style-name="N1"/>
    <style:style style:name="ce145" style:family="table-cell" style:parent-style-name="Default" style:data-style-name="N1"/>
    <style:style style:name="ce146" style:family="table-cell" style:parent-style-name="Default" style:data-style-name="N1"/>
    <style:style style:name="ce147" style:family="table-cell" style:parent-style-name="Default" style:data-style-name="N1"/>
    <style:style style:name="ce148" style:family="table-cell" style:parent-style-name="Default" style:data-style-name="N1"/>
    <style:style style:name="ce149" style:family="table-cell" style:parent-style-name="Default" style:data-style-name="N1"/>
    <style:style style:name="ce150" style:family="table-cell" style:parent-style-name="Default" style:data-style-name="N1"/>
    <style:style style:name="ce151" style:family="table-cell" style:parent-style-name="Default" style:data-style-name="N1"/>
    <style:style style:name="ce152" style:family="table-cell" style:parent-style-name="Default" style:data-style-name="N1"/>
    <style:style style:name="ce153" style:family="table-cell" style:parent-style-name="Default" style:data-style-name="N1"/>
    <style:style style:name="ce154" style:family="table-cell" style:parent-style-name="Default" style:data-style-name="N1"/>
    <style:style style:name="ce155" style:family="table-cell" style:parent-style-name="Default" style:data-style-name="N1"/>
    <style:style style:name="ce156" style:family="table-cell" style:parent-style-name="Default" style:data-style-name="N1"/>
    <style:style style:name="ce157" style:family="table-cell" style:parent-style-name="Default" style:data-style-name="N1"/>
    <style:style style:name="ce158" style:family="table-cell" style:parent-style-name="Default" style:data-style-name="N1"/>
    <style:style style:name="ce159" style:family="table-cell" style:parent-style-name="Default" style:data-style-name="N1"/>
    <style:style style:name="ce160" style:family="table-cell" style:parent-style-name="Default" style:data-style-name="N1"/>
    <style:style style:name="ce161" style:family="table-cell" style:parent-style-name="Default" style:data-style-name="N1"/>
    <style:style style:name="ce162" style:family="table-cell" style:parent-style-name="Default" style:data-style-name="N1"/>
    <style:style style:name="ce163" style:family="table-cell" style:parent-style-name="Default" style:data-style-name="N1"/>
    <style:style style:name="ce164" style:family="table-cell" style:parent-style-name="Default" style:data-style-name="N1"/>
    <style:style style:name="ce165" style:family="table-cell" style:parent-style-name="Default" style:data-style-name="N1"/>
    <style:style style:name="ce166" style:family="table-cell" style:parent-style-name="Default" style:data-style-name="N1"/>
    <style:style style:name="ce167" style:family="table-cell" style:parent-style-name="Default" style:data-style-name="N1"/>
    <style:style style:name="ce168" style:family="table-cell" style:parent-style-name="Default" style:data-style-name="N1"/>
    <style:style style:name="ce169" style:family="table-cell" style:parent-style-name="Default" style:data-style-name="N1"/>
    <style:style style:name="ce170" style:family="table-cell" style:parent-style-name="Default" style:data-style-name="N1"/>
    <style:style style:name="ce171" style:family="table-cell" style:parent-style-name="Default" style:data-style-name="N1"/>
    <style:style style:name="ce172" style:family="table-cell" style:parent-style-name="Default" style:data-style-name="N1"/>
    <style:style style:name="ce173" style:family="table-cell" style:parent-style-name="Default" style:data-style-name="N1"/>
    <style:style style:name="ce174" style:family="table-cell" style:parent-style-name="Default" style:data-style-name="N1"/>
    <style:style style:name="ce175" style:family="table-cell" style:parent-style-name="Default" style:data-style-name="N1"/>
    <style:style style:name="ce176" style:family="table-cell" style:parent-style-name="Default" style:data-style-name="N1"/>
    <style:style style:name="ce177" style:family="table-cell" style:parent-style-name="Default" style:data-style-name="N1"/>
    <style:style style:name="ce178" style:family="table-cell" style:parent-style-name="Default" style:data-style-name="N1"/>
    <style:style style:name="ce179" style:family="table-cell" style:parent-style-name="Default" style:data-style-name="N1"/>
    <style:style style:name="ce180" style:family="table-cell" style:parent-style-name="Default" style:data-style-name="N1"/>
    <style:style style:name="ce181" style:family="table-cell" style:parent-style-name="Default" style:data-style-name="N1"/>
    <style:style style:name="ce182" style:family="table-cell" style:parent-style-name="Default" style:data-style-name="N1"/>
    <style:style style:name="ce183" style:family="table-cell" style:parent-style-name="Default" style:data-style-name="N1"/>
    <style:style style:name="ce184" style:family="table-cell" style:parent-style-name="Default" style:data-style-name="N1"/>
    <style:style style:name="ce185" style:family="table-cell" style:parent-style-name="Default" style:data-style-name="N1"/>
    <style:style style:name="ce186" style:family="table-cell" style:parent-style-name="Default" style:data-style-name="N1"/>
    <style:style style:name="ce187" style:family="table-cell" style:parent-style-name="Default" style:data-style-name="N1"/>
    <style:style style:name="ce188" style:family="table-cell" style:parent-style-name="Default" style:data-style-name="N1"/>
    <style:style style:name="ce189" style:family="table-cell" style:parent-style-name="Default" style:data-style-name="N1"/>
    <style:style style:name="ce190" style:family="table-cell" style:parent-style-name="Default" style:data-style-name="N1"/>
    <style:style style:name="ce191" style:family="table-cell" style:parent-style-name="Default" style:data-style-name="N1"/>
    <style:style style:name="ce192" style:family="table-cell" style:parent-style-name="Default" style:data-style-name="N1"/>
    <style:style style:name="ce193" style:family="table-cell" style:parent-style-name="Default" style:data-style-name="N1"/>
    <style:style style:name="ce194" style:family="table-cell" style:parent-style-name="Default" style:data-style-name="N1"/>
    <style:style style:name="ce195" style:family="table-cell" style:parent-style-name="Default" style:data-style-name="N1"/>
    <style:style style:name="ce196" style:family="table-cell" style:parent-style-name="Default" style:data-style-name="N1"/>
    <style:style style:name="ce197" style:family="table-cell" style:parent-style-name="Default" style:data-style-name="N1"/>
    <style:style style:name="ce198" style:family="table-cell" style:parent-style-name="Default" style:data-style-name="N1"/>
    <style:style style:name="ce199" style:family="table-cell" style:parent-style-name="Default" style:data-style-name="N1"/>
    <style:style style:name="ce200" style:family="table-cell" style:parent-style-name="Default" style:data-style-name="N1"/>
    <style:style style:name="ce201" style:family="table-cell" style:parent-style-name="Default" style:data-style-name="N1"/>
    <style:style style:name="ce202" style:family="table-cell" style:parent-style-name="Default" style:data-style-name="N1"/>
    <style:style style:name="ce203" style:family="table-cell" style:parent-style-name="Default" style:data-style-name="N1"/>
    <style:style style:name="ce204" style:family="table-cell" style:parent-style-name="Default" style:data-style-name="N1"/>
    <style:style style:name="ce205" style:family="table-cell" style:parent-style-name="Default" style:data-style-name="N1"/>
    <style:style style:name="ce206" style:family="table-cell" style:parent-style-name="Default" style:data-style-name="N1"/>
    <style:style style:name="ce207" style:family="table-cell" style:parent-style-name="Default" style:data-style-name="N1"/>
    <style:style style:name="ce208" style:family="table-cell" style:parent-style-name="Default" style:data-style-name="N1"/>
    <style:style style:name="ce209" style:family="table-cell" style:parent-style-name="Default" style:data-style-name="N1"/>
    <style:style style:name="ce210" style:family="table-cell" style:parent-style-name="Default" style:data-style-name="N1"/>
    <style:style style:name="ce211" style:family="table-cell" style:parent-style-name="Default" style:data-style-name="N1"/>
    <style:style style:name="ce212" style:family="table-cell" style:parent-style-name="Default" style:data-style-name="N1"/>
    <style:style style:name="ce213" style:family="table-cell" style:parent-style-name="Default" style:data-style-name="N1"/>
    <style:style style:name="ce214" style:family="table-cell" style:parent-style-name="Default" style:data-style-name="N1"/>
    <style:style style:name="ce215" style:family="table-cell" style:parent-style-name="Default" style:data-style-name="N1"/>
    <style:style style:name="ce216" style:family="table-cell" style:parent-style-name="Default" style:data-style-name="N1"/>
    <style:style style:name="ce217" style:family="table-cell" style:parent-style-name="Default" style:data-style-name="N1"/>
    <style:style style:name="ce218" style:family="table-cell" style:parent-style-name="Default" style:data-style-name="N1"/>
    <style:style style:name="ce219" style:family="table-cell" style:parent-style-name="Default" style:data-style-name="N1"/>
    <style:style style:name="ce220" style:family="table-cell" style:parent-style-name="Default" style:data-style-name="N1"/>
    <style:style style:name="ce221" style:family="table-cell" style:parent-style-name="Default" style:data-style-name="N1"/>
    <style:style style:name="ce222" style:family="table-cell" style:parent-style-name="Default" style:data-style-name="N1"/>
    <style:style style:name="ce223" style:family="table-cell" style:parent-style-name="Default" style:data-style-name="N1"/>
    <style:style style:name="ce224" style:family="table-cell" style:parent-style-name="Default" style:data-style-name="N1"/>
    <style:style style:name="ce225" style:family="table-cell" style:parent-style-name="Default" style:data-style-name="N1"/>
    <style:style style:name="ce226" style:family="table-cell" style:parent-style-name="Default" style:data-style-name="N1"/>
    <style:style style:name="ce227" style:family="table-cell" style:parent-style-name="Default" style:data-style-name="N1"/>
    <style:style style:name="ce228" style:family="table-cell" style:parent-style-name="Default" style:data-style-name="N1"/>
    <style:style style:name="ce229" style:family="table-cell" style:parent-style-name="Default" style:data-style-name="N1"/>
    <style:style style:name="ce230" style:family="table-cell" style:parent-style-name="Default" style:data-style-name="N1"/>
    <style:style style:name="ce231" style:family="table-cell" style:parent-style-name="Default" style:data-style-name="N1"/>
    <style:style style:name="ce232" style:family="table-cell" style:parent-style-name="Default" style:data-style-name="N1"/>
    <style:style style:name="ce233" style:family="table-cell" style:parent-style-name="Default" style:data-style-name="N1"/>
    <style:style style:name="ce234" style:family="table-cell" style:parent-style-name="Default" style:data-style-name="N1"/>
    <style:style style:name="ce235" style:family="table-cell" style:parent-style-name="Default" style:data-style-name="N1"/>
    <style:style style:name="ce236" style:family="table-cell" style:parent-style-name="Default" style:data-style-name="N1"/>
    <style:style style:name="ce237" style:family="table-cell" style:parent-style-name="Default" style:data-style-name="N1"/>
    <style:style style:name="ce238" style:family="table-cell" style:parent-style-name="Default" style:data-style-name="N1"/>
    <style:style style:name="ce239" style:family="table-cell" style:parent-style-name="Default" style:data-style-name="N1"/>
    <style:style style:name="ce240" style:family="table-cell" style:parent-style-name="Default" style:data-style-name="N1"/>
    <style:style style:name="ce241" style:family="table-cell" style:parent-style-name="Default" style:data-style-name="N1"/>
    <style:style style:name="ce242" style:family="table-cell" style:parent-style-name="Default" style:data-style-name="N1"/>
    <style:style style:name="ce243" style:family="table-cell" style:parent-style-name="Default" style:data-style-name="N1"/>
    <style:style style:name="ce244" style:family="table-cell" style:parent-style-name="Default" style:data-style-name="N1"/>
    <style:style style:name="ce245" style:family="table-cell" style:parent-style-name="Default" style:data-style-name="N1"/>
    <style:style style:name="ce246" style:family="table-cell" style:parent-style-name="Default" style:data-style-name="N1"/>
    <style:style style:name="ce247" style:family="table-cell" style:parent-style-name="Default" style:data-style-name="N1"/>
    <style:style style:name="ce248" style:family="table-cell" style:parent-style-name="Default" style:data-style-name="N1"/>
    <style:style style:name="ce249" style:family="table-cell" style:parent-style-name="Default" style:data-style-name="N1"/>
    <style:style style:name="ce250" style:family="table-cell" style:parent-style-name="Default" style:data-style-name="N1"/>
    <style:style style:name="ce251" style:family="table-cell" style:parent-style-name="Default" style:data-style-name="N1"/>
    <style:style style:name="ce252" style:family="table-cell" style:parent-style-name="Default" style:data-style-name="N1"/>
    <style:style style:name="ce253" style:family="table-cell" style:parent-style-name="Default" style:data-style-name="N1"/>
    <style:style style:name="ce254" style:family="table-cell" style:parent-style-name="Default" style:data-style-name="N1"/>
    <style:style style:name="ce255" style:family="table-cell" style:parent-style-name="Default" style:data-style-name="N1"/>
    <style:style style:name="ce256" style:family="table-cell" style:parent-style-name="Default" style:data-style-name="N1"/>
    <style:style style:name="ce257" style:family="table-cell" style:parent-style-name="Default" style:data-style-name="N1"/>
    <style:style style:name="ce258" style:family="table-cell" style:parent-style-name="Default" style:data-style-name="N1"/>
    <style:style style:name="ce259" style:family="table-cell" style:parent-style-name="Default" style:data-style-name="N1"/>
    <style:style style:name="ce260" style:family="table-cell" style:parent-style-name="Default" style:data-style-name="N1"/>
    <style:style style:name="ce261" style:family="table-cell" style:parent-style-name="Default" style:data-style-name="N1"/>
    <style:style style:name="ce262" style:family="table-cell" style:parent-style-name="Default" style:data-style-name="N1"/>
    <style:style style:name="ce263" style:family="table-cell" style:parent-style-name="Default" style:data-style-name="N1"/>
    <style:style style:name="ce264" style:family="table-cell" style:parent-style-name="Default" style:data-style-name="N1"/>
    <style:style style:name="ce265" style:family="table-cell" style:parent-style-name="Default" style:data-style-name="N1"/>
    <style:style style:name="ce266" style:family="table-cell" style:parent-style-name="Default" style:data-style-name="N1"/>
    <style:style style:name="ce267" style:family="table-cell" style:parent-style-name="Default" style:data-style-name="N1"/>
    <style:style style:name="ce268" style:family="table-cell" style:parent-style-name="Default" style:data-style-name="N1"/>
    <style:style style:name="ce269" style:family="table-cell" style:parent-style-name="Default" style:data-style-name="N1"/>
    <style:style style:name="ce27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71" style:family="table-cell" style:parent-style-name="Default" style:data-style-name="N1">
      <style:text-properties fo:color="#ffffff"/>
    </style:style>
    <style:style style:name="ce272" style:family="table-cell" style:parent-style-name="Default" style:data-style-name="N1">
      <style:table-cell-properties fo:background-color="#ffffff"/>
      <style:text-properties fo:color="#ffffff"/>
    </style:style>
    <style:style style:name="ce273" style:family="table-cell" style:parent-style-name="Default">
      <style:table-cell-properties fo:background-color="#ffffff"/>
    </style:style>
    <style:style style:name="ce274" style:family="table-cell" style:parent-style-name="Default">
      <style:table-cell-properties fo:background-color="#ffffff"/>
      <style:text-properties fo:color="#ffffff"/>
    </style:style>
  </office:automatic-styles>
  <office:body>
    <office:spreadsheet>
      <table:table table:name="Template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270" office:value-type="string" calcext:value-type="string">
            <text:p>Frames:</text:p>
          </table:table-cell>
          <table:table-cell/>
          <table:table-cell table:style-name="ce1" table:formula="of:=SUM([.O2:.O1743])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7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71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style-name="ce1" table:formula="of:=SUM(([.A2]*1)+([.B2]*2)+([.C2]*4)+([.D2]*8)+([.E2]*16)+([.F2]*32)+([.G2]*64)+([.H2]*128)+([.I2]*256)+([.J2]*512)+([.K2]*1024)+([.L2]*2048)+([.M2]*4096)+([.N2]*8192))" office:value-type="float" office:value="384" calcext:value-type="float">
            <text:p>38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/>
          <table:table-cell table:style-name="ce1" table:formula="of:=SUM(([.A3]*1)+([.B3]*2)+([.C3]*4)+([.D3]*8)+([.E3]*16)+([.F3]*32)+([.G3]*64)+([.H3]*128)+([.I3]*256)+([.J3]*512)+([.K3]*1024)+([.L3]*2048)+([.M3]*4096)+([.N3]*8192))" office:value-type="float" office:value="448" calcext:value-type="float">
            <text:p>44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" table:formula="of:=SUM(([.A4]*1)+([.B4]*2)+([.C4]*4)+([.D4]*8)+([.E4]*16)+([.F4]*32)+([.G4]*64)+([.H4]*128)+([.I4]*256)+([.J4]*512)+([.K4]*1024)+([.L4]*2048)+([.M4]*4096)+([.N4]*8192))" office:value-type="float" office:value="9208" calcext:value-type="float">
            <text:p>92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number-columns-repeated="9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/>
          <table:table-cell table:style-name="ce1" table:formula="of:=SUM(([.A5]*1)+([.B5]*2)+([.C5]*4)+([.D5]*8)+([.E5]*16)+([.F5]*32)+([.G5]*64)+([.H5]*128)+([.I5]*256)+([.J5]*512)+([.K5]*1024)+([.L5]*2048)+([.M5]*4096)+([.N5]*8192))" office:value-type="float" office:value="14332" calcext:value-type="float">
            <text:p>1433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" table:style-name="ce2" office:value-type="float" office:value="1" calcext:value-type="float">
            <text:p>1</text:p>
          </table:table-cell>
          <table:table-cell table:number-columns-repeated="2"/>
          <table:table-cell table:style-name="ce1" table:formula="of:=SUM(([.A6]*1)+([.B6]*2)+([.C6]*4)+([.D6]*8)+([.E6]*16)+([.F6]*32)+([.G6]*64)+([.H6]*128)+([.I6]*256)+([.J6]*512)+([.K6]*1024)+([.L6]*2048)+([.M6]*4096)+([.N6]*8192))" office:value-type="float" office:value="16375" calcext:value-type="float">
            <text:p>1637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table:style-name="ce2" office:value-type="float" office:value="1" calcext:value-type="float">
            <text:p>1</text:p>
          </table:table-cell>
          <table:table-cell table:number-columns-repeated="2"/>
          <table:table-cell table:style-name="ce1" table:formula="of:=SUM(([.A7]*1)+([.B7]*2)+([.C7]*4)+([.D7]*8)+([.E7]*16)+([.F7]*32)+([.G7]*64)+([.H7]*128)+([.I7]*256)+([.J7]*512)+([.K7]*1024)+([.L7]*2048)+([.M7]*4096)+([.N7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number-columns-repeated="9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/>
          <table:table-cell table:style-name="ce1" table:formula="of:=SUM(([.A8]*1)+([.B8]*2)+([.C8]*4)+([.D8]*8)+([.E8]*16)+([.F8]*32)+([.G8]*64)+([.H8]*128)+([.I8]*256)+([.J8]*512)+([.K8]*1024)+([.L8]*2048)+([.M8]*4096)+([.N8]*8192))" office:value-type="float" office:value="14332" calcext:value-type="float">
            <text:p>1433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" table:formula="of:=SUM(([.A9]*1)+([.B9]*2)+([.C9]*4)+([.D9]*8)+([.E9]*16)+([.F9]*32)+([.G9]*64)+([.H9]*128)+([.I9]*256)+([.J9]*512)+([.K9]*1024)+([.L9]*2048)+([.M9]*4096)+([.N9]*8192))" office:value-type="float" office:value="9208" calcext:value-type="float">
            <text:p>92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4"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/>
          <table:table-cell table:style-name="ce1" table:formula="of:=SUM(([.A10]*1)+([.B10]*2)+([.C10]*4)+([.D10]*8)+([.E10]*16)+([.F10]*32)+([.G10]*64)+([.H10]*128)+([.I10]*256)+([.J10]*512)+([.K10]*1024)+([.L10]*2048)+([.M10]*4096)+([.N10]*8192))" office:value-type="float" office:value="496" calcext:value-type="float">
            <text:p>496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1" table:number-columns-repeated="14"/>
          <table:table-cell table:number-columns-repeated="2"/>
          <table:table-cell table:style-name="ce1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270" office:value-type="string" calcext:value-type="string">
            <text:p>Frames:</text:p>
          </table:table-cell>
          <table:table-cell/>
          <table:table-cell table:style-name="ce1" table:formula="of:=SUM([.O13:.O1892])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214" office:value-type="float" office:value="0" calcext:value-type="float">
            <text:p>0</text:p>
          </table:table-cell>
          <table:table-cell table:style-name="ce214" office:value-type="float" office:value="1" calcext:value-type="float">
            <text:p>1</text:p>
          </table:table-cell>
          <table:table-cell table:style-name="ce271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style-name="ce1" table:formula="of:=SUM(([.A13]*1)+([.B13]*2)+([.C13]*4)+([.D13]*8)+([.E13]*16)+([.F13]*32)+([.G13]*64)+([.H13]*128)+([.I13]*256)+([.J13]*512)+([.K13]*1024)+([.L13]*2048)+([.M13]*4096)+([.N13]*8192))" office:value-type="float" office:value="8576" calcext:value-type="float">
            <text:p>857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" table:style-name="ce214" office:value-type="float" office:value="1" calcext:value-type="float">
            <text:p>1</text:p>
          </table:table-cell>
          <table:table-cell table:number-columns-repeated="2"/>
          <table:table-cell table:style-name="ce1" table:formula="of:=SUM(([.A14]*1)+([.B14]*2)+([.C14]*4)+([.D14]*8)+([.E14]*16)+([.F14]*32)+([.G14]*64)+([.H14]*128)+([.I14]*256)+([.J14]*512)+([.K14]*1024)+([.L14]*2048)+([.M14]*4096)+([.N14]*8192))" office:value-type="float" office:value="12736" calcext:value-type="float">
            <text:p>127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214" office:value-type="float" office:value="1" calcext:value-type="float">
            <text:p>1</text:p>
          </table:table-cell>
          <table:table-cell table:number-columns-repeated="2"/>
          <table:table-cell table:style-name="ce1" table:formula="of:=SUM(([.A15]*1)+([.B15]*2)+([.C15]*4)+([.D15]*8)+([.E15]*16)+([.F15]*32)+([.G15]*64)+([.H15]*128)+([.I15]*256)+([.J15]*512)+([.K15]*1024)+([.L15]*2048)+([.M15]*4096)+([.N15]*8192))" office:value-type="float" office:value="15352" calcext:value-type="float">
            <text:p>1535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3" table:style-name="ce214" office:value-type="float" office:value="1" calcext:value-type="float">
            <text:p>1</text:p>
          </table:table-cell>
          <table:table-cell table:number-columns-repeated="2"/>
          <table:table-cell table:style-name="ce1" table:formula="of:=SUM(([.A16]*1)+([.B16]*2)+([.C16]*4)+([.D16]*8)+([.E16]*16)+([.F16]*32)+([.G16]*64)+([.H16]*128)+([.I16]*256)+([.J16]*512)+([.K16]*1024)+([.L16]*2048)+([.M16]*4096)+([.N16]*8192))" office:value-type="float" office:value="16380" calcext:value-type="float">
            <text:p>163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3" table:style-name="ce214" office:value-type="float" office:value="1" calcext:value-type="float">
            <text:p>1</text:p>
          </table:table-cell>
          <table:table-cell table:number-columns-repeated="2"/>
          <table:table-cell table:style-name="ce1" table:formula="of:=SUM(([.A17]*1)+([.B17]*2)+([.C17]*4)+([.D17]*8)+([.E17]*16)+([.F17]*32)+([.G17]*64)+([.H17]*128)+([.I17]*256)+([.J17]*512)+([.K17]*1024)+([.L17]*2048)+([.M17]*4096)+([.N17]*8192))" office:value-type="float" office:value="16375" calcext:value-type="float">
            <text:p>1637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 table:style-name="ce3" office:value-type="float" office:value="1" calcext:value-type="float">
            <text:p>1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" table:style-name="ce214" office:value-type="float" office:value="1" calcext:value-type="float">
            <text:p>1</text:p>
          </table:table-cell>
          <table:table-cell table:number-columns-repeated="2"/>
          <table:table-cell table:style-name="ce1" table:formula="of:=SUM(([.A18]*1)+([.B18]*2)+([.C18]*4)+([.D18]*8)+([.E18]*16)+([.F18]*32)+([.G18]*64)+([.H18]*128)+([.I18]*256)+([.J18]*512)+([.K18]*1024)+([.L18]*2048)+([.M18]*4096)+([.N18]*8192))" office:value-type="float" office:value="14335" calcext:value-type="float">
            <text:p>1433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2" table:style-name="ce214" office:value-type="float" office:value="0" calcext:value-type="float">
            <text:p>0</text:p>
          </table:table-cell>
          <table:table-cell table:style-name="ce214" office:value-type="float" office:value="1" calcext:value-type="float">
            <text:p>1</text:p>
          </table:table-cell>
          <table:table-cell table:number-columns-repeated="2"/>
          <table:table-cell table:style-name="ce1" table:formula="of:=SUM(([.A19]*1)+([.B19]*2)+([.C19]*4)+([.D19]*8)+([.E19]*16)+([.F19]*32)+([.G19]*64)+([.H19]*128)+([.I19]*256)+([.J19]*512)+([.K19]*1024)+([.L19]*2048)+([.M19]*4096)+([.N19]*8192))" office:value-type="float" office:value="10236" calcext:value-type="float">
            <text:p>102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214" office:value-type="float" office:value="0" calcext:value-type="float">
            <text:p>0</text:p>
          </table:table-cell>
          <table:table-cell table:number-columns-repeated="2"/>
          <table:table-cell table:style-name="ce1" table:formula="of:=SUM(([.A20]*1)+([.B20]*2)+([.C20]*4)+([.D20]*8)+([.E20]*16)+([.F20]*32)+([.G20]*64)+([.H20]*128)+([.I20]*256)+([.J20]*512)+([.K20]*1024)+([.L20]*2048)+([.M20]*4096)+([.N20]*8192))" office:value-type="float" office:value="1016" calcext:value-type="float">
            <text:p>10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4"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214" office:value-type="float" office:value="0" calcext:value-type="float">
            <text:p>0</text:p>
          </table:table-cell>
          <table:table-cell table:number-columns-repeated="2"/>
          <table:table-cell table:style-name="ce1" table:formula="of:=SUM(([.A21]*1)+([.B21]*2)+([.C21]*4)+([.D21]*8)+([.E21]*16)+([.F21]*32)+([.G21]*64)+([.H21]*128)+([.I21]*256)+([.J21]*512)+([.K21]*1024)+([.L21]*2048)+([.M21]*4096)+([.N21]*8192))" office:value-type="float" office:value="496" calcext:value-type="float">
            <text:p>496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270" office:value-type="string" calcext:value-type="string">
            <text:p>Frames:</text:p>
          </table:table-cell>
          <table:table-cell/>
          <table:table-cell table:style-name="ce1" table:formula="of:=SUM([.O24:.O1903])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7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215" office:value-type="float" office:value="0" calcext:value-type="float">
            <text:p>0</text:p>
          </table:table-cell>
          <table:table-cell table:style-name="ce271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style-name="ce1" table:formula="of:=SUM(([.A24]*1)+([.B24]*2)+([.C24]*4)+([.D24]*8)+([.E24]*16)+([.F24]*32)+([.G24]*64)+([.H24]*128)+([.I24]*256)+([.J24]*512)+([.K24]*1024)+([.L24]*2048)+([.M24]*4096)+([.N24]*8192))" office:value-type="float" office:value="384" calcext:value-type="float">
            <text:p>38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215" office:value-type="float" office:value="0" calcext:value-type="float">
            <text:p>0</text:p>
          </table:table-cell>
          <table:table-cell table:number-columns-repeated="2"/>
          <table:table-cell table:style-name="ce1" table:formula="of:=SUM(([.A25]*1)+([.B25]*2)+([.C25]*4)+([.D25]*8)+([.E25]*16)+([.F25]*32)+([.G25]*64)+([.H25]*128)+([.I25]*256)+([.J25]*512)+([.K25]*1024)+([.L25]*2048)+([.M25]*4096)+([.N25]*8192))" office:value-type="float" office:value="448" calcext:value-type="float">
            <text:p>44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number-columns-repeated="7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215" office:value-type="float" office:value="0" calcext:value-type="float">
            <text:p>0</text:p>
          </table:table-cell>
          <table:table-cell table:number-columns-repeated="2"/>
          <table:table-cell table:style-name="ce1" table:formula="of:=SUM(([.A26]*1)+([.B26]*2)+([.C26]*4)+([.D26]*8)+([.E26]*16)+([.F26]*32)+([.G26]*64)+([.H26]*128)+([.I26]*256)+([.J26]*512)+([.K26]*1024)+([.L26]*2048)+([.M26]*4096)+([.N26]*8192))" office:value-type="float" office:value="1016" calcext:value-type="float">
            <text:p>10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number-columns-repeated="9" table:style-name="ce4" office:value-type="float" office:value="1" calcext:value-type="float">
            <text:p>1</text:p>
          </table:table-cell>
          <table:table-cell table:number-columns-repeated="2" table:style-name="ce215" office:value-type="float" office:value="0" calcext:value-type="float">
            <text:p>0</text:p>
          </table:table-cell>
          <table:table-cell table:style-name="ce215" office:value-type="float" office:value="1" calcext:value-type="float">
            <text:p>1</text:p>
          </table:table-cell>
          <table:table-cell table:number-columns-repeated="2"/>
          <table:table-cell table:style-name="ce1" table:formula="of:=SUM(([.A27]*1)+([.B27]*2)+([.C27]*4)+([.D27]*8)+([.E27]*16)+([.F27]*32)+([.G27]*64)+([.H27]*128)+([.I27]*256)+([.J27]*512)+([.K27]*1024)+([.L27]*2048)+([.M27]*4096)+([.N27]*8192))" office:value-type="float" office:value="10236" calcext:value-type="float">
            <text:p>102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7" table:style-name="ce4" office:value-type="float" office:value="1" calcext:value-type="float">
            <text:p>1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number-columns-repeated="2"/>
          <table:table-cell table:style-name="ce1" table:formula="of:=SUM(([.A28]*1)+([.B28]*2)+([.C28]*4)+([.D28]*8)+([.E28]*16)+([.F28]*32)+([.G28]*64)+([.H28]*128)+([.I28]*256)+([.J28]*512)+([.K28]*1024)+([.L28]*2048)+([.M28]*4096)+([.N28]*8192))" office:value-type="float" office:value="14327" calcext:value-type="float">
            <text:p>1432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 table:style-name="ce4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number-columns-repeated="2"/>
          <table:table-cell table:style-name="ce1" table:formula="of:=SUM(([.A29]*1)+([.B29]*2)+([.C29]*4)+([.D29]*8)+([.E29]*16)+([.F29]*32)+([.G29]*64)+([.H29]*128)+([.I29]*256)+([.J29]*512)+([.K29]*1024)+([.L29]*2048)+([.M29]*4096)+([.N29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number-columns-repeated="9" table:style-name="ce4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number-columns-repeated="2"/>
          <table:table-cell table:style-name="ce1" table:formula="of:=SUM(([.A30]*1)+([.B30]*2)+([.C30]*4)+([.D30]*8)+([.E30]*16)+([.F30]*32)+([.G30]*64)+([.H30]*128)+([.I30]*256)+([.J30]*512)+([.K30]*1024)+([.L30]*2048)+([.M30]*4096)+([.N30]*8192))" office:value-type="float" office:value="16380" calcext:value-type="float">
            <text:p>163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number-columns-repeated="7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number-columns-repeated="2"/>
          <table:table-cell table:style-name="ce1" table:formula="of:=SUM(([.A31]*1)+([.B31]*2)+([.C31]*4)+([.D31]*8)+([.E31]*16)+([.F31]*32)+([.G31]*64)+([.H31]*128)+([.I31]*256)+([.J31]*512)+([.K31]*1024)+([.L31]*2048)+([.M31]*4096)+([.N31]*8192))" office:value-type="float" office:value="13304" calcext:value-type="float">
            <text:p>133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4"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215" office:value-type="float" office:value="0" calcext:value-type="float">
            <text:p>0</text:p>
          </table:table-cell>
          <table:table-cell table:style-name="ce215" office:value-type="float" office:value="1" calcext:value-type="float">
            <text:p>1</text:p>
          </table:table-cell>
          <table:table-cell table:number-columns-repeated="2"/>
          <table:table-cell table:style-name="ce1" table:formula="of:=SUM(([.A32]*1)+([.B32]*2)+([.C32]*4)+([.D32]*8)+([.E32]*16)+([.F32]*32)+([.G32]*64)+([.H32]*128)+([.I32]*256)+([.J32]*512)+([.K32]*1024)+([.L32]*2048)+([.M32]*4096)+([.N32]*8192))" office:value-type="float" office:value="8688" calcext:value-type="float">
            <text:p>8688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1" table:number-columns-repeated="14"/>
          <table:table-cell table:number-columns-repeated="2"/>
          <table:table-cell table:style-name="ce1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270" office:value-type="string" calcext:value-type="string">
            <text:p>Frames:</text:p>
          </table:table-cell>
          <table:table-cell/>
          <table:table-cell table:style-name="ce1" table:formula="of:=SUM([.O35:.O1754])"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5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271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style-name="ce1" table:formula="of:=SUM(([.A35]*1)+([.B35]*2)+([.C35]*4)+([.D35]*8)+([.E35]*16)+([.F35]*32)+([.G35]*64)+([.H35]*128)+([.I35]*256)+([.J35]*512)+([.K35]*1024)+([.L35]*2048)+([.M35]*4096)+([.N35]*8192))"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5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2"/>
          <table:table-cell table:style-name="ce1" table:formula="of:=SUM(([.A36]*1)+([.B36]*2)+([.C36]*4)+([.D36]*8)+([.E36]*16)+([.F36]*32)+([.G36]*64)+([.H36]*128)+([.I36]*256)+([.J36]*512)+([.K36]*1024)+([.L36]*2048)+([.M36]*4096)+([.N36]*8192))" office:value-type="float" office:value="224" calcext:value-type="float">
            <text:p>22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/>
          <table:table-cell table:style-name="ce1" table:formula="of:=SUM(([.A37]*1)+([.B37]*2)+([.C37]*4)+([.D37]*8)+([.E37]*16)+([.F37]*32)+([.G37]*64)+([.H37]*128)+([.I37]*256)+([.J37]*512)+([.K37]*1024)+([.L37]*2048)+([.M37]*4096)+([.N37]*8192))" office:value-type="float" office:value="2033" calcext:value-type="float">
            <text:p>203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  <table:table-cell table:style-name="ce1" table:formula="of:=SUM(([.A38]*1)+([.B38]*2)+([.C38]*4)+([.D38]*8)+([.E38]*16)+([.F38]*32)+([.G38]*64)+([.H38]*128)+([.I38]*256)+([.J38]*512)+([.K38]*1024)+([.L38]*2048)+([.M38]*4096)+([.N38]*8192))" office:value-type="float" office:value="4091" calcext:value-type="float">
            <text:p>409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0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/>
          <table:table-cell table:style-name="ce1" table:formula="of:=SUM(([.A39]*1)+([.B39]*2)+([.C39]*4)+([.D39]*8)+([.E39]*16)+([.F39]*32)+([.G39]*64)+([.H39]*128)+([.I39]*256)+([.J39]*512)+([.K39]*1024)+([.L39]*2048)+([.M39]*4096)+([.N39]*8192))" office:value-type="float" office:value="15359" calcext:value-type="float">
            <text:p>1535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table:style-name="ce5" office:value-type="float" office:value="1" calcext:value-type="float">
            <text:p>1</text:p>
          </table:table-cell>
          <table:table-cell table:number-columns-repeated="2"/>
          <table:table-cell table:style-name="ce1" table:formula="of:=SUM(([.A40]*1)+([.B40]*2)+([.C40]*4)+([.D40]*8)+([.E40]*16)+([.F40]*32)+([.G40]*64)+([.H40]*128)+([.I40]*256)+([.J40]*512)+([.K40]*1024)+([.L40]*2048)+([.M40]*4096)+([.N40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  <table:table-cell table:style-name="ce1" table:formula="of:=SUM(([.A41]*1)+([.B41]*2)+([.C41]*4)+([.D41]*8)+([.E41]*16)+([.F41]*32)+([.G41]*64)+([.H41]*128)+([.I41]*256)+([.J41]*512)+([.K41]*1024)+([.L41]*2048)+([.M41]*4096)+([.N41]*8192))" office:value-type="float" office:value="4091" calcext:value-type="float">
            <text:p>409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/>
          <table:table-cell table:style-name="ce1" table:formula="of:=SUM(([.A42]*1)+([.B42]*2)+([.C42]*4)+([.D42]*8)+([.E42]*16)+([.F42]*32)+([.G42]*64)+([.H42]*128)+([.I42]*256)+([.J42]*512)+([.K42]*1024)+([.L42]*2048)+([.M42]*4096)+([.N42]*8192))" office:value-type="float" office:value="2033" calcext:value-type="float">
            <text:p>203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5"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2"/>
          <table:table-cell table:style-name="ce1" table:formula="of:=SUM(([.A43]*1)+([.B43]*2)+([.C43]*4)+([.D43]*8)+([.E43]*16)+([.F43]*32)+([.G43]*64)+([.H43]*128)+([.I43]*256)+([.J43]*512)+([.K43]*1024)+([.L43]*2048)+([.M43]*4096)+([.N43]*8192))" office:value-type="float" office:value="992" calcext:value-type="float">
            <text:p>992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1" table:number-columns-repeated="14"/>
          <table:table-cell table:number-columns-repeated="2"/>
          <table:table-cell table:style-name="ce1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270" office:value-type="string" calcext:value-type="string">
            <text:p>Frames:</text:p>
          </table:table-cell>
          <table:table-cell/>
          <table:table-cell table:style-name="ce1" table:formula="of:=SUM([.O160:.O1870]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96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271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style-name="ce1" table:formula="of:=SUM(([.A46]*1)+([.B46]*2)+([.C46]*4)+([.D46]*8)+([.E46]*16)+([.F46]*32)+([.G46]*64)+([.H46]*128)+([.I46]*256)+([.J46]*512)+([.K46]*1024)+([.L46]*2048)+([.M46]*4096)+([.N46]*8192))"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143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style-name="ce197" office:value-type="float" office:value="0" calcext:value-type="float">
            <text:p>0</text:p>
          </table:table-cell>
          <table:table-cell table:style-name="ce217" office:value-type="float" office:value="0" calcext:value-type="float">
            <text:p>0</text:p>
          </table:table-cell>
          <table:table-cell table:style-name="ce235"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table:number-columns-repeated="2"/>
          <table:table-cell table:style-name="ce1" table:formula="of:=SUM(([.A47]*1)+([.B47]*2)+([.C47]*4)+([.D47]*8)+([.E47]*16)+([.F47]*32)+([.G47]*64)+([.H47]*128)+([.I47]*256)+([.J47]*512)+([.K47]*1024)+([.L47]*2048)+([.M47]*4096)+([.N47]*8192))" office:value-type="float" office:value="224" calcext:value-type="float">
            <text:p>22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style-name="ce180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 table:style-name="ce218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number-columns-repeated="2"/>
          <table:table-cell table:style-name="ce1" table:formula="of:=SUM(([.A48]*1)+([.B48]*2)+([.C48]*4)+([.D48]*8)+([.E48]*16)+([.F48]*32)+([.G48]*64)+([.H48]*128)+([.I48]*256)+([.J48]*512)+([.K48]*1024)+([.L48]*2048)+([.M48]*4096)+([.N48]*8192))" office:value-type="float" office:value="2032" calcext:value-type="float">
            <text:p>203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style-name="ce163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style-name="ce199" office:value-type="float" office:value="1" calcext:value-type="float">
            <text:p>1</text:p>
          </table:table-cell>
          <table:table-cell table:style-name="ce219" office:value-type="float" office:value="1" calcext:value-type="float">
            <text:p>1</text:p>
          </table:table-cell>
          <table:table-cell table:style-name="ce237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number-columns-repeated="2"/>
          <table:table-cell table:style-name="ce1" table:formula="of:=SUM(([.A49]*1)+([.B49]*2)+([.C49]*4)+([.D49]*8)+([.E49]*16)+([.F49]*32)+([.G49]*64)+([.H49]*128)+([.I49]*256)+([.J49]*512)+([.K49]*1024)+([.L49]*2048)+([.M49]*4096)+([.N49]*8192))" office:value-type="float" office:value="4089" calcext:value-type="float">
            <text:p>408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style-name="ce182" office:value-type="float" office:value="1" calcext:value-type="float">
            <text:p>1</text:p>
          </table:table-cell>
          <table:table-cell table:style-name="ce20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 table:style-name="ce256" office:value-type="float" office:value="1" calcext:value-type="float">
            <text:p>1</text:p>
          </table:table-cell>
          <table:table-cell table:number-columns-repeated="2"/>
          <table:table-cell table:style-name="ce1" table:formula="of:=SUM(([.A50]*1)+([.B50]*2)+([.C50]*4)+([.D50]*8)+([.E50]*16)+([.F50]*32)+([.G50]*64)+([.H50]*128)+([.I50]*256)+([.J50]*512)+([.K50]*1024)+([.L50]*2048)+([.M50]*4096)+([.N50]*8192))" office:value-type="float" office:value="15355" calcext:value-type="float">
            <text:p>1535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table:style-name="ce201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/>
          <table:table-cell table:style-name="ce1" table:formula="of:=SUM(([.A51]*1)+([.B51]*2)+([.C51]*4)+([.D51]*8)+([.E51]*16)+([.F51]*32)+([.G51]*64)+([.H51]*128)+([.I51]*256)+([.J51]*512)+([.K51]*1024)+([.L51]*2048)+([.M51]*4096)+([.N51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66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style-name="ce222" office:value-type="float" office:value="1" calcext:value-type="float">
            <text:p>1</text:p>
          </table:table-cell>
          <table:table-cell table:style-name="ce240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number-columns-repeated="2"/>
          <table:table-cell table:style-name="ce1" table:formula="of:=SUM(([.A52]*1)+([.B52]*2)+([.C52]*4)+([.D52]*8)+([.E52]*16)+([.F52]*32)+([.G52]*64)+([.H52]*128)+([.I52]*256)+([.J52]*512)+([.K52]*1024)+([.L52]*2048)+([.M52]*4096)+([.N52]*8192))" office:value-type="float" office:value="4095" calcext:value-type="float">
            <text:p>409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67" office:value-type="float" office:value="1" calcext:value-type="float">
            <text:p>1</text:p>
          </table:table-cell>
          <table:table-cell table:style-name="ce18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3" office:value-type="float" office:value="0" calcext:value-type="float">
            <text:p>0</text:p>
          </table:table-cell>
          <table:table-cell table:style-name="ce241" office:value-type="float" office:value="0" calcext:value-type="float">
            <text:p>0</text:p>
          </table:table-cell>
          <table:table-cell table:style-name="ce259" office:value-type="float" office:value="0" calcext:value-type="float">
            <text:p>0</text:p>
          </table:table-cell>
          <table:table-cell table:number-columns-repeated="2"/>
          <table:table-cell table:style-name="ce1" table:formula="of:=SUM(([.A53]*1)+([.B53]*2)+([.C53]*4)+([.D53]*8)+([.E53]*16)+([.F53]*32)+([.G53]*64)+([.H53]*128)+([.I53]*256)+([.J53]*512)+([.K53]*1024)+([.L53]*2048)+([.M53]*4096)+([.N53]*8192))" office:value-type="float" office:value="2035" calcext:value-type="float">
            <text:p>203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32" office:value-type="float" office:value="1" calcext:value-type="float">
            <text:p>1</text:p>
          </table:table-cell>
          <table:table-cell table:style-name="ce150" office:value-type="float" office:value="1" calcext:value-type="float">
            <text:p>1</text:p>
          </table:table-cell>
          <table:table-cell table:style-name="ce168" office:value-type="float" office:value="1" calcext:value-type="float">
            <text:p>1</text:p>
          </table:table-cell>
          <table:table-cell table:style-name="ce186" office:value-type="float" office:value="1" calcext:value-type="float">
            <text:p>1</text:p>
          </table:table-cell>
          <table:table-cell table:style-name="ce204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42" office:value-type="float" office:value="0" calcext:value-type="float">
            <text:p>0</text:p>
          </table:table-cell>
          <table:table-cell table:style-name="ce260" office:value-type="float" office:value="0" calcext:value-type="float">
            <text:p>0</text:p>
          </table:table-cell>
          <table:table-cell table:number-columns-repeated="2"/>
          <table:table-cell table:style-name="ce1" table:formula="of:=SUM(([.A54]*1)+([.B54]*2)+([.C54]*4)+([.D54]*8)+([.E54]*16)+([.F54]*32)+([.G54]*64)+([.H54]*128)+([.I54]*256)+([.J54]*512)+([.K54]*1024)+([.L54]*2048)+([.M54]*4096)+([.N54]*8192))" office:value-type="float" office:value="993" calcext:value-type="float">
            <text:p>993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270" office:value-type="string" calcext:value-type="string">
            <text:p>Frames:</text:p>
          </table:table-cell>
          <table:table-cell/>
          <table:table-cell table:style-name="ce1" table:formula="of:=SUM([.O171:.O1881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33" office:value-type="float" office:value="1" calcext:value-type="float">
            <text:p>1</text:p>
          </table:table-cell>
          <table:table-cell table:style-name="ce151" office:value-type="float" office:value="0" calcext:value-type="float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style-name="ce187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25" office:value-type="float" office:value="0" calcext:value-type="float">
            <text:p>0</text:p>
          </table:table-cell>
          <table:table-cell table:style-name="ce243" office:value-type="float" office:value="0" calcext:value-type="float">
            <text:p>0</text:p>
          </table:table-cell>
          <table:table-cell table:style-name="ce261" office:value-type="float" office:value="0" calcext:value-type="float">
            <text:p>0</text:p>
          </table:table-cell>
          <table:table-cell table:style-name="ce271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style-name="ce1" table:formula="of:=SUM(([.A57]*1)+([.B57]*2)+([.C57]*4)+([.D57]*8)+([.E57]*16)+([.F57]*32)+([.G57]*64)+([.H57]*128)+([.I57]*256)+([.J57]*512)+([.K57]*1024)+([.L57]*2048)+([.M57]*4096)+([.N57]*8192))"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70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206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style-name="ce244" office:value-type="float" office:value="0" calcext:value-type="float">
            <text:p>0</text:p>
          </table:table-cell>
          <table:table-cell table:style-name="ce262" office:value-type="float" office:value="0" calcext:value-type="float">
            <text:p>0</text:p>
          </table:table-cell>
          <table:table-cell table:number-columns-repeated="2"/>
          <table:table-cell table:style-name="ce1" table:formula="of:=SUM(([.A58]*1)+([.B58]*2)+([.C58]*4)+([.D58]*8)+([.E58]*16)+([.F58]*32)+([.G58]*64)+([.H58]*128)+([.I58]*256)+([.J58]*512)+([.K58]*1024)+([.L58]*2048)+([.M58]*4096)+([.N58]*8192))" office:value-type="float" office:value="227" calcext:value-type="float">
            <text:p>22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71" office:value-type="float" office:value="1" calcext:value-type="float">
            <text:p>1</text:p>
          </table:table-cell>
          <table:table-cell table:style-name="ce189"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style-name="ce245" office:value-type="float" office:value="0" calcext:value-type="float">
            <text:p>0</text:p>
          </table:table-cell>
          <table:table-cell table:style-name="ce263" office:value-type="float" office:value="0" calcext:value-type="float">
            <text:p>0</text:p>
          </table:table-cell>
          <table:table-cell table:number-columns-repeated="2"/>
          <table:table-cell table:style-name="ce1" table:formula="of:=SUM(([.A59]*1)+([.B59]*2)+([.C59]*4)+([.D59]*8)+([.E59]*16)+([.F59]*32)+([.G59]*64)+([.H59]*128)+([.I59]*256)+([.J59]*512)+([.K59]*1024)+([.L59]*2048)+([.M59]*4096)+([.N59]*8192))" office:value-type="float" office:value="2039" calcext:value-type="float">
            <text:p>203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 table:style-name="ce136" office:value-type="float" office:value="1" calcext:value-type="float">
            <text:p>1</text:p>
          </table:table-cell>
          <table:table-cell table:style-name="ce154"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table:style-name="ce190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style-name="ce246" office:value-type="float" office:value="0" calcext:value-type="float">
            <text:p>0</text:p>
          </table:table-cell>
          <table:table-cell table:style-name="ce264" office:value-type="float" office:value="0" calcext:value-type="float">
            <text:p>0</text:p>
          </table:table-cell>
          <table:table-cell table:number-columns-repeated="2"/>
          <table:table-cell table:style-name="ce1" table:formula="of:=SUM(([.A60]*1)+([.B60]*2)+([.C60]*4)+([.D60]*8)+([.E60]*16)+([.F60]*32)+([.G60]*64)+([.H60]*128)+([.I60]*256)+([.J60]*512)+([.K60]*1024)+([.L60]*2048)+([.M60]*4096)+([.N60]*8192))" office:value-type="float" office:value="4095" calcext:value-type="float">
            <text:p>409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 table:style-name="ce155" office:value-type="float" office:value="1" calcext:value-type="float">
            <text:p>1</text:p>
          </table:table-cell>
          <table:table-cell table:style-name="ce173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table:style-name="ce209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 table:style-name="ce247" office:value-type="float" office:value="1" calcext:value-type="float">
            <text:p>1</text:p>
          </table:table-cell>
          <table:table-cell table:style-name="ce265" office:value-type="float" office:value="1" calcext:value-type="float">
            <text:p>1</text:p>
          </table:table-cell>
          <table:table-cell table:number-columns-repeated="2"/>
          <table:table-cell table:style-name="ce1" table:formula="of:=SUM(([.A61]*1)+([.B61]*2)+([.C61]*4)+([.D61]*8)+([.E61]*16)+([.F61]*32)+([.G61]*64)+([.H61]*128)+([.I61]*256)+([.J61]*512)+([.K61]*1024)+([.L61]*2048)+([.M61]*4096)+([.N61]*8192))" office:value-type="float" office:value="15359" calcext:value-type="float">
            <text:p>1535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 table:style-name="ce156" office:value-type="float" office:value="1" calcext:value-type="float">
            <text:p>1</text:p>
          </table:table-cell>
          <table:table-cell table:style-name="ce174" office:value-type="float" office:value="1" calcext:value-type="float">
            <text:p>1</text:p>
          </table:table-cell>
          <table:table-cell table:style-name="ce192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 table:style-name="ce248" office:value-type="float" office:value="1" calcext:value-type="float">
            <text:p>1</text:p>
          </table:table-cell>
          <table:table-cell table:style-name="ce266" office:value-type="float" office:value="1" calcext:value-type="float">
            <text:p>1</text:p>
          </table:table-cell>
          <table:table-cell table:number-columns-repeated="2"/>
          <table:table-cell table:style-name="ce1" table:formula="of:=SUM(([.A62]*1)+([.B62]*2)+([.C62]*4)+([.D62]*8)+([.E62]*16)+([.F62]*32)+([.G62]*64)+([.H62]*128)+([.I62]*256)+([.J62]*512)+([.K62]*1024)+([.L62]*2048)+([.M62]*4096)+([.N62]*8192))" office:value-type="float" office:value="16379" calcext:value-type="float">
            <text:p>1637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21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57" office:value-type="float" office:value="1" calcext:value-type="float">
            <text:p>1</text:p>
          </table:table-cell>
          <table:table-cell table:style-name="ce175" office:value-type="float" office:value="1" calcext:value-type="float">
            <text:p>1</text:p>
          </table:table-cell>
          <table:table-cell table:style-name="ce193" office:value-type="float" office:value="1" calcext:value-type="float">
            <text:p>1</text:p>
          </table:table-cell>
          <table:table-cell table:style-name="ce211" office:value-type="float" office:value="1" calcext:value-type="float">
            <text:p>1</text:p>
          </table:table-cell>
          <table:table-cell table:style-name="ce231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67" office:value-type="float" office:value="0" calcext:value-type="float">
            <text:p>0</text:p>
          </table:table-cell>
          <table:table-cell table:number-columns-repeated="2"/>
          <table:table-cell table:style-name="ce1" table:formula="of:=SUM(([.A63]*1)+([.B63]*2)+([.C63]*4)+([.D63]*8)+([.E63]*16)+([.F63]*32)+([.G63]*64)+([.H63]*128)+([.I63]*256)+([.J63]*512)+([.K63]*1024)+([.L63]*2048)+([.M63]*4096)+([.N63]*8192))" office:value-type="float" office:value="4089" calcext:value-type="float">
            <text:p>408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158" office:value-type="float" office:value="1" calcext:value-type="float">
            <text:p>1</text:p>
          </table:table-cell>
          <table:table-cell table:style-name="ce176" office:value-type="float" office:value="1" calcext:value-type="float">
            <text:p>1</text:p>
          </table:table-cell>
          <table:table-cell table:style-name="ce194" office:value-type="float" office:value="1" calcext:value-type="float">
            <text:p>1</text:p>
          </table:table-cell>
          <table:table-cell table:style-name="ce212" office:value-type="float" office:value="1" calcext:value-type="float">
            <text:p>1</text:p>
          </table:table-cell>
          <table:table-cell table:style-name="ce232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268" office:value-type="float" office:value="0" calcext:value-type="float">
            <text:p>0</text:p>
          </table:table-cell>
          <table:table-cell table:number-columns-repeated="2"/>
          <table:table-cell table:style-name="ce1" table:formula="of:=SUM(([.A64]*1)+([.B64]*2)+([.C64]*4)+([.D64]*8)+([.E64]*16)+([.F64]*32)+([.G64]*64)+([.H64]*128)+([.I64]*256)+([.J64]*512)+([.K64]*1024)+([.L64]*2048)+([.M64]*4096)+([.N64]*8192))" office:value-type="float" office:value="2032" calcext:value-type="float">
            <text:p>203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59" office:value-type="float" office:value="1" calcext:value-type="float">
            <text:p>1</text:p>
          </table:table-cell>
          <table:table-cell table:style-name="ce177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style-name="ce213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style-name="ce25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number-columns-repeated="2"/>
          <table:table-cell table:style-name="ce1" table:formula="of:=SUM(([.A65]*1)+([.B65]*2)+([.C65]*4)+([.D65]*8)+([.E65]*16)+([.F65]*32)+([.G65]*64)+([.H65]*128)+([.I65]*256)+([.J65]*512)+([.K65]*1024)+([.L65]*2048)+([.M65]*4096)+([.N65]*8192))" office:value-type="float" office:value="992" calcext:value-type="float">
            <text:p>992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270" office:value-type="string" calcext:value-type="string">
            <text:p>Frames:</text:p>
          </table:table-cell>
          <table:table-cell/>
          <table:table-cell table:style-name="ce1" table:formula="of:=SUM([.O68:.O1754])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1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1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style-name="ce1" table:formula="of:=SUM(([.A68]*1)+([.B68]*2)+([.C68]*4)+([.D68]*8)+([.E68]*16)+([.F68]*32)+([.G68]*64)+([.H68]*128)+([.I68]*256)+([.J68]*512)+([.K68]*1024)+([.L68]*2048)+([.M68]*4096)+([.N68]*8192))" office:value-type="float" office:value="8188" calcext:value-type="float">
            <text:p>8188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7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number-columns-repeated="2"/>
          <table:table-cell table:style-name="ce1" table:formula="of:=SUM(([.A69]*1)+([.B69]*2)+([.C69]*4)+([.D69]*8)+([.E69]*16)+([.F69]*32)+([.G69]*64)+([.H69]*128)+([.I69]*256)+([.J69]*512)+([.K69]*1024)+([.L69]*2048)+([.M69]*4096)+([.N69]*8192))"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number-columns-repeated="6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/>
          <table:table-cell table:style-name="ce1" table:formula="of:=SUM(([.A70]*1)+([.B70]*2)+([.C70]*4)+([.D70]*8)+([.E70]*16)+([.F70]*32)+([.G70]*64)+([.H70]*128)+([.I70]*256)+([.J70]*512)+([.K70]*1024)+([.L70]*2048)+([.M70]*4096)+([.N70]*8192))" office:value-type="float" office:value="4033" calcext:value-type="float">
            <text:p>4033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number-columns-repeated="8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1" table:formula="of:=SUM(([.A71]*1)+([.B71]*2)+([.C71]*4)+([.D71]*8)+([.E71]*16)+([.F71]*32)+([.G71]*64)+([.H71]*128)+([.I71]*256)+([.J71]*512)+([.K71]*1024)+([.L71]*2048)+([.M71]*4096)+([.N71]*8192))" office:value-type="float" office:value="8162" calcext:value-type="float">
            <text:p>8162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14" table:style-name="ce24" office:value-type="float" office:value="1" calcext:value-type="float">
            <text:p>1</text:p>
          </table:table-cell>
          <table:table-cell table:number-columns-repeated="2"/>
          <table:table-cell table:style-name="ce1" table:formula="of:=SUM(([.A72]*1)+([.B72]*2)+([.C72]*4)+([.D72]*8)+([.E72]*16)+([.F72]*32)+([.G72]*64)+([.H72]*128)+([.I72]*256)+([.J72]*512)+([.K72]*1024)+([.L72]*2048)+([.M72]*4096)+([.N72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13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1" table:formula="of:=SUM(([.A73]*1)+([.B73]*2)+([.C73]*4)+([.D73]*8)+([.E73]*16)+([.F73]*32)+([.G73]*64)+([.H73]*128)+([.I73]*256)+([.J73]*512)+([.K73]*1024)+([.L73]*2048)+([.M73]*4096)+([.N73]*8192))" office:value-type="float" office:value="8191" calcext:value-type="float">
            <text:p>8191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/>
          <table:table-cell table:style-name="ce1" table:formula="of:=SUM(([.A74]*1)+([.B74]*2)+([.C74]*4)+([.D74]*8)+([.E74]*16)+([.F74]*32)+([.G74]*64)+([.H74]*128)+([.I74]*256)+([.J74]*512)+([.K74]*1024)+([.L74]*2048)+([.M74]*4096)+([.N74]*8192))" office:value-type="float" office:value="4090" calcext:value-type="float">
            <text:p>4090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1" table:formula="of:=SUM(([.A75]*1)+([.B75]*2)+([.C75]*4)+([.D75]*8)+([.E75]*16)+([.F75]*32)+([.G75]*64)+([.H75]*128)+([.I75]*256)+([.J75]*512)+([.K75]*1024)+([.L75]*2048)+([.M75]*4096)+([.N75]*8192))" office:value-type="float" office:value="8737" calcext:value-type="float">
            <text:p>8737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1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1" table:formula="of:=SUM(([.A76]*1)+([.B76]*2)+([.C76]*4)+([.D76]*8)+([.E76]*16)+([.F76]*32)+([.G76]*64)+([.H76]*128)+([.I76]*256)+([.J76]*512)+([.K76]*1024)+([.L76]*2048)+([.M76]*4096)+([.N76]*8192))" office:value-type="float" office:value="8188" calcext:value-type="float">
            <text:p>8188</text:p>
          </table:table-cell>
          <table:table-cell office:value-type="string" calcext:value-type="string">
            <text:p>},</text:p>
          </table:table-cell>
        </table:table-row>
        <table:table-row table:style-name="ro3">
          <table:table-cell table:number-columns-repeated="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270" office:value-type="string" calcext:value-type="string">
            <text:p>Frames:</text:p>
          </table:table-cell>
          <table:table-cell/>
          <table:table-cell table:style-name="ce1" table:formula="of:=SUM([.O79:.O1777])" office:value-type="float" office:value="9" calcext:value-type="float">
            <text:p>9</text:p>
          </table:table-cell>
          <table:table-cell/>
        </table:table-row>
        <table:table-row table:style-name="ro2">
          <table:table-cell table:number-columns-repeated="14" table:style-name="ce25" office:value-type="float" office:value="0" calcext:value-type="float">
            <text:p>0</text:p>
          </table:table-cell>
          <table:table-cell table:style-name="ce271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style-name="ce1" table:formula="of:=SUM(([.A79]*1)+([.B79]*2)+([.C79]*4)+([.D79]*8)+([.E79]*16)+([.F79]*32)+([.G79]*64)+([.H79]*128)+([.I79]*256)+([.J79]*512)+([.K79]*1024)+([.L79]*2048)+([.M79]*4096)+([.N79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4" table:style-name="ce25" office:value-type="float" office:value="0" calcext:value-type="float">
            <text:p>0</text:p>
          </table:table-cell>
          <table:table-cell table:number-columns-repeated="5" table:style-name="ce25"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number-columns-repeated="2"/>
          <table:table-cell table:style-name="ce1" table:formula="of:=SUM(([.A80]*1)+([.B80]*2)+([.C80]*4)+([.D80]*8)+([.E80]*16)+([.F80]*32)+([.G80]*64)+([.H80]*128)+([.I80]*256)+([.J80]*512)+([.K80]*1024)+([.L80]*2048)+([.M80]*4096)+([.N80]*8192))" office:value-type="float" office:value="496" calcext:value-type="float">
            <text:p>496</text:p>
          </table:table-cell>
          <table:table-cell office:value-type="string" calcext:value-type="string">
            <text:p>,</text:p>
          </table:table-cell>
        </table:table-row>
        <table:table-row table:style-name="ro3">
          <table:table-cell table:number-columns-repeated="3" table:style-name="ce25" office:value-type="float" office:value="0" calcext:value-type="float">
            <text:p>0</text:p>
          </table:table-cell>
          <table:table-cell table:number-columns-repeated="7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style-name="ce1" table:formula="of:=SUM(([.A81]*1)+([.B81]*2)+([.C81]*4)+([.D81]*8)+([.E81]*16)+([.F81]*32)+([.G81]*64)+([.H81]*128)+([.I81]*256)+([.J81]*512)+([.K81]*1024)+([.L81]*2048)+([.M81]*4096)+([.N81]*8192))" office:value-type="float" office:value="9208" calcext:value-type="float">
            <text:p>9208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style-name="ce25" office:value-type="float" office:value="0" calcext:value-type="float">
            <text:p>0</text:p>
          </table:table-cell>
          <table:table-cell table:number-columns-repeated="10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/>
          <table:table-cell table:style-name="ce1" table:formula="of:=SUM(([.A82]*1)+([.B82]*2)+([.C82]*4)+([.D82]*8)+([.E82]*16)+([.F82]*32)+([.G82]*64)+([.H82]*128)+([.I82]*256)+([.J82]*512)+([.K82]*1024)+([.L82]*2048)+([.M82]*4096)+([.N82]*8192))" office:value-type="float" office:value="14334" calcext:value-type="float">
            <text:p>14334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" table:style-name="ce25" office:value-type="float" office:value="1" calcext:value-type="float">
            <text:p>1</text:p>
          </table:table-cell>
          <table:table-cell table:number-columns-repeated="2"/>
          <table:table-cell table:style-name="ce1" table:formula="of:=SUM(([.A83]*1)+([.B83]*2)+([.C83]*4)+([.D83]*8)+([.E83]*16)+([.F83]*32)+([.G83]*64)+([.H83]*128)+([.I83]*256)+([.J83]*512)+([.K83]*1024)+([.L83]*2048)+([.M83]*4096)+([.N83]*8192))" office:value-type="float" office:value="16375" calcext:value-type="float">
            <text:p>1637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14" table:style-name="ce25" office:value-type="float" office:value="1" calcext:value-type="float">
            <text:p>1</text:p>
          </table:table-cell>
          <table:table-cell table:number-columns-repeated="2"/>
          <table:table-cell table:style-name="ce1" table:formula="of:=SUM(([.A84]*1)+([.B84]*2)+([.C84]*4)+([.D84]*8)+([.E84]*16)+([.F84]*32)+([.G84]*64)+([.H84]*128)+([.I84]*256)+([.J84]*512)+([.K84]*1024)+([.L84]*2048)+([.M84]*4096)+([.N84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style-name="ce25" office:value-type="float" office:value="0" calcext:value-type="float">
            <text:p>0</text:p>
          </table:table-cell>
          <table:table-cell table:number-columns-repeated="10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/>
          <table:table-cell table:style-name="ce1" table:formula="of:=SUM(([.A85]*1)+([.B85]*2)+([.C85]*4)+([.D85]*8)+([.E85]*16)+([.F85]*32)+([.G85]*64)+([.H85]*128)+([.I85]*256)+([.J85]*512)+([.K85]*1024)+([.L85]*2048)+([.M85]*4096)+([.N85]*8192))" office:value-type="float" office:value="14334" calcext:value-type="float">
            <text:p>14334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3" table:style-name="ce25" office:value-type="float" office:value="0" calcext:value-type="float">
            <text:p>0</text:p>
          </table:table-cell>
          <table:table-cell table:number-columns-repeated="7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style-name="ce1" table:formula="of:=SUM(([.A86]*1)+([.B86]*2)+([.C86]*4)+([.D86]*8)+([.E86]*16)+([.F86]*32)+([.G86]*64)+([.H86]*128)+([.I86]*256)+([.J86]*512)+([.K86]*1024)+([.L86]*2048)+([.M86]*4096)+([.N86]*8192))" office:value-type="float" office:value="9208" calcext:value-type="float">
            <text:p>9208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4" table:style-name="ce25" office:value-type="float" office:value="0" calcext:value-type="float">
            <text:p>0</text:p>
          </table:table-cell>
          <table:table-cell table:number-columns-repeated="5" table:style-name="ce25"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number-columns-repeated="2"/>
          <table:table-cell table:style-name="ce1" table:formula="of:=SUM(([.A87]*1)+([.B87]*2)+([.C87]*4)+([.D87]*8)+([.E87]*16)+([.F87]*32)+([.G87]*64)+([.H87]*128)+([.I87]*256)+([.J87]*512)+([.K87]*1024)+([.L87]*2048)+([.M87]*4096)+([.N87]*8192))" office:value-type="float" office:value="496" calcext:value-type="float">
            <text:p>496</text:p>
          </table:table-cell>
          <table:table-cell office:value-type="string" calcext:value-type="string">
            <text:p>},</text:p>
          </table:table-cell>
        </table:table-row>
        <table:table-row table:style-name="ro4">
          <table:table-cell table:number-columns-repeated="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270" office:value-type="string" calcext:value-type="string">
            <text:p>Frames:</text:p>
          </table:table-cell>
          <table:table-cell/>
          <table:table-cell table:style-name="ce1" table:formula="of:=SUM([.O90:.O1788])"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14" table:style-name="ce26" office:value-type="float" office:value="0" calcext:value-type="float">
            <text:p>0</text:p>
          </table:table-cell>
          <table:table-cell table:style-name="ce271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style-name="ce1" table:formula="of:=SUM(([.A90]*1)+([.B90]*2)+([.C90]*4)+([.D90]*8)+([.E90]*16)+([.F90]*32)+([.G90]*64)+([.H90]*128)+([.I90]*256)+([.J90]*512)+([.K90]*1024)+([.L90]*2048)+([.M90]*4096)+([.N90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5" table:style-name="ce26" office:value-type="float" office:value="0" calcext:value-type="float">
            <text:p>0</text:p>
          </table:table-cell>
          <table:table-cell table:number-columns-repeated="5" table:style-name="ce26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number-columns-repeated="2"/>
          <table:table-cell table:style-name="ce1" table:formula="of:=SUM(([.A91]*1)+([.B91]*2)+([.C91]*4)+([.D91]*8)+([.E91]*16)+([.F91]*32)+([.G91]*64)+([.H91]*128)+([.I91]*256)+([.J91]*512)+([.K91]*1024)+([.L91]*2048)+([.M91]*4096)+([.N91]*8192))" office:value-type="float" office:value="992" calcext:value-type="float">
            <text:p>992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7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2"/>
          <table:table-cell table:style-name="ce1" table:formula="of:=SUM(([.A92]*1)+([.B92]*2)+([.C92]*4)+([.D92]*8)+([.E92]*16)+([.F92]*32)+([.G92]*64)+([.H92]*128)+([.I92]*256)+([.J92]*512)+([.K92]*1024)+([.L92]*2048)+([.M92]*4096)+([.N92]*8192))" office:value-type="float" office:value="2033" calcext:value-type="float">
            <text:p>2033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/>
          <table:table-cell table:style-name="ce1" table:formula="of:=SUM(([.A93]*1)+([.B93]*2)+([.C93]*4)+([.D93]*8)+([.E93]*16)+([.F93]*32)+([.G93]*64)+([.H93]*128)+([.I93]*256)+([.J93]*512)+([.K93]*1024)+([.L93]*2048)+([.M93]*4096)+([.N93]*8192))" office:value-type="float" office:value="8187" calcext:value-type="float">
            <text:p>8187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10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number-columns-repeated="2"/>
          <table:table-cell table:style-name="ce1" table:formula="of:=SUM(([.A94]*1)+([.B94]*2)+([.C94]*4)+([.D94]*8)+([.E94]*16)+([.F94]*32)+([.G94]*64)+([.H94]*128)+([.I94]*256)+([.J94]*512)+([.K94]*1024)+([.L94]*2048)+([.M94]*4096)+([.N94]*8192))" office:value-type="float" office:value="15359" calcext:value-type="float">
            <text:p>15359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14" table:style-name="ce26" office:value-type="float" office:value="1" calcext:value-type="float">
            <text:p>1</text:p>
          </table:table-cell>
          <table:table-cell table:number-columns-repeated="2"/>
          <table:table-cell table:style-name="ce1" table:formula="of:=SUM(([.A95]*1)+([.B95]*2)+([.C95]*4)+([.D95]*8)+([.E95]*16)+([.F95]*32)+([.G95]*64)+([.H95]*128)+([.I95]*256)+([.J95]*512)+([.K95]*1024)+([.L95]*2048)+([.M95]*4096)+([.N95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/>
          <table:table-cell table:style-name="ce1" table:formula="of:=SUM(([.A96]*1)+([.B96]*2)+([.C96]*4)+([.D96]*8)+([.E96]*16)+([.F96]*32)+([.G96]*64)+([.H96]*128)+([.I96]*256)+([.J96]*512)+([.K96]*1024)+([.L96]*2048)+([.M96]*4096)+([.N96]*8192))" office:value-type="float" office:value="8187" calcext:value-type="float">
            <text:p>8187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7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2"/>
          <table:table-cell table:style-name="ce1" table:formula="of:=SUM(([.A97]*1)+([.B97]*2)+([.C97]*4)+([.D97]*8)+([.E97]*16)+([.F97]*32)+([.G97]*64)+([.H97]*128)+([.I97]*256)+([.J97]*512)+([.K97]*1024)+([.L97]*2048)+([.M97]*4096)+([.N97]*8192))" office:value-type="float" office:value="2033" calcext:value-type="float">
            <text:p>2033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5" table:style-name="ce26" office:value-type="float" office:value="0" calcext:value-type="float">
            <text:p>0</text:p>
          </table:table-cell>
          <table:table-cell table:number-columns-repeated="5" table:style-name="ce26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number-columns-repeated="2"/>
          <table:table-cell table:style-name="ce1" table:formula="of:=SUM(([.A98]*1)+([.B98]*2)+([.C98]*4)+([.D98]*8)+([.E98]*16)+([.F98]*32)+([.G98]*64)+([.H98]*128)+([.I98]*256)+([.J98]*512)+([.K98]*1024)+([.L98]*2048)+([.M98]*4096)+([.N98]*8192))" office:value-type="float" office:value="992" calcext:value-type="float">
            <text:p>992</text:p>
          </table:table-cell>
          <table:table-cell office:value-type="string" calcext:value-type="string">
            <text:p>},</text:p>
          </table:table-cell>
        </table:table-row>
        <table:table-row table:style-name="ro4" table:number-rows-repeated="2">
          <table:table-cell table:number-columns-repeated="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270" office:value-type="string" calcext:value-type="string">
            <text:p>Frames:</text:p>
          </table:table-cell>
          <table:table-cell/>
          <table:table-cell table:style-name="ce1" table:formula="of:=SUM([.O102:.O1800])" office:value-type="float" office:value="7" calcext:value-type="float">
            <text:p>7</text:p>
          </table:table-cell>
          <table:table-cell/>
        </table:table-row>
        <table:table-row table:style-name="ro3">
          <table:table-cell table:number-columns-repeated="4" table:style-name="ce27" office:value-type="float" office:value="0" calcext:value-type="float">
            <text:p>0</text:p>
          </table:table-cell>
          <table:table-cell table:number-columns-repeated="6" table:style-name="ce27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271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style-name="ce1" table:formula="of:=SUM(([.A102]*1)+([.B102]*2)+([.C102]*4)+([.D102]*8)+([.E102]*16)+([.F102]*32)+([.G102]*64)+([.H102]*128)+([.I102]*256)+([.J102]*512)+([.K102]*1024)+([.L102]*2048)+([.M102]*4096)+([.N102]*8192))" office:value-type="float" office:value="1008" calcext:value-type="float">
            <text:p>1008</text:p>
          </table:table-cell>
          <table:table-cell office:value-type="string" calcext:value-type="string">
            <text:p>,</text:p>
          </table:table-cell>
        </table:table-row>
        <table:table-row table:style-name="ro3"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number-columns-repeated="2"/>
          <table:table-cell table:style-name="ce1" table:formula="of:=SUM(([.A103]*1)+([.B103]*2)+([.C103]*4)+([.D103]*8)+([.E103]*16)+([.F103]*32)+([.G103]*64)+([.H103]*128)+([.I103]*256)+([.J103]*512)+([.K103]*1024)+([.L103]*2048)+([.M103]*4096)+([.N103]*8192))" office:value-type="float" office:value="1064" calcext:value-type="float">
            <text:p>1064</text:p>
          </table:table-cell>
          <table:table-cell office:value-type="string" calcext:value-type="string">
            <text:p>,</text:p>
          </table:table-cell>
        </table:table-row>
        <table:table-row table:style-name="ro3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/>
          <table:table-cell table:style-name="ce1" table:formula="of:=SUM(([.A104]*1)+([.B104]*2)+([.C104]*4)+([.D104]*8)+([.E104]*16)+([.F104]*32)+([.G104]*64)+([.H104]*128)+([.I104]*256)+([.J104]*512)+([.K104]*1024)+([.L104]*2048)+([.M104]*4096)+([.N104]*8192))" office:value-type="float" office:value="3140" calcext:value-type="float">
            <text:p>3140</text:p>
          </table:table-cell>
          <table:table-cell office:value-type="string" calcext:value-type="string">
            <text:p>,</text:p>
          </table:table-cell>
        </table:table-row>
        <table:table-row table:style-name="ro3"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/>
          <table:table-cell table:style-name="ce1" table:formula="of:=SUM(([.A105]*1)+([.B105]*2)+([.C105]*4)+([.D105]*8)+([.E105]*16)+([.F105]*32)+([.G105]*64)+([.H105]*128)+([.I105]*256)+([.J105]*512)+([.K105]*1024)+([.L105]*2048)+([.M105]*4096)+([.N105]*8192))" office:value-type="float" office:value="4738" calcext:value-type="float">
            <text:p>4738</text:p>
          </table:table-cell>
          <table:table-cell office:value-type="string" calcext:value-type="string">
            <text:p>,</text:p>
          </table:table-cell>
        </table:table-row>
        <table:table-row table:style-name="ro3">
          <table:table-cell table:number-columns-repeated="9" table:style-name="ce27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/>
          <table:table-cell table:style-name="ce1" table:formula="of:=SUM(([.A106]*1)+([.B106]*2)+([.C106]*4)+([.D106]*8)+([.E106]*16)+([.F106]*32)+([.G106]*64)+([.H106]*128)+([.I106]*256)+([.J106]*512)+([.K106]*1024)+([.L106]*2048)+([.M106]*4096)+([.N106]*8192))" office:value-type="float" office:value="8703" calcext:value-type="float">
            <text:p>8703</text:p>
          </table:table-cell>
          <table:table-cell office:value-type="string" calcext:value-type="string">
            <text:p>,</text:p>
          </table:table-cell>
        </table:table-row>
        <table:table-row table:style-name="ro3"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5"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number-columns-repeated="2"/>
          <table:table-cell table:style-name="ce1" table:formula="of:=SUM(([.A107]*1)+([.B107]*2)+([.C107]*4)+([.D107]*8)+([.E107]*16)+([.F107]*32)+([.G107]*64)+([.H107]*128)+([.I107]*256)+([.J107]*512)+([.K107]*1024)+([.L107]*2048)+([.M107]*4096)+([.N107]*8192))" office:value-type="float" office:value="1986" calcext:value-type="float">
            <text:p>1986</text:p>
          </table:table-cell>
          <table:table-cell office:value-type="string" calcext:value-type="string">
            <text:p>,</text:p>
          </table:table-cell>
        </table:table-row>
        <table:table-row table:style-name="ro3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number-columns-repeated="2"/>
          <table:table-cell table:style-name="ce1" table:formula="of:=SUM(([.A108]*1)+([.B108]*2)+([.C108]*4)+([.D108]*8)+([.E108]*16)+([.F108]*32)+([.G108]*64)+([.H108]*128)+([.I108]*256)+([.J108]*512)+([.K108]*1024)+([.L108]*2048)+([.M108]*4096)+([.N108]*8192))" office:value-type="float" office:value="15668" calcext:value-type="float">
            <text:p>15668</text:p>
          </table:table-cell>
          <table:table-cell office:value-type="string" calcext:value-type="string">
            <text:p>,</text:p>
          </table:table-cell>
        </table:table-row>
        <table:table-row table:style-name="ro3"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number-columns-repeated="2"/>
          <table:table-cell table:style-name="ce1" table:formula="of:=SUM(([.A109]*1)+([.B109]*2)+([.C109]*4)+([.D109]*8)+([.E109]*16)+([.F109]*32)+([.G109]*64)+([.H109]*128)+([.I109]*256)+([.J109]*512)+([.K109]*1024)+([.L109]*2048)+([.M109]*4096)+([.N109]*8192))" office:value-type="float" office:value="1288" calcext:value-type="float">
            <text:p>1288</text:p>
          </table:table-cell>
          <table:table-cell office:value-type="string" calcext:value-type="string">
            <text:p>,</text:p>
          </table:table-cell>
        </table:table-row>
        <table:table-row table:style-name="ro3">
          <table:table-cell table:number-columns-repeated="4" table:style-name="ce27" office:value-type="float" office:value="0" calcext:value-type="float">
            <text:p>0</text:p>
          </table:table-cell>
          <table:table-cell table:number-columns-repeated="6" table:style-name="ce27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2"/>
          <table:table-cell table:style-name="ce1" table:formula="of:=SUM(([.A110]*1)+([.B110]*2)+([.C110]*4)+([.D110]*8)+([.E110]*16)+([.F110]*32)+([.G110]*64)+([.H110]*128)+([.I110]*256)+([.J110]*512)+([.K110]*1024)+([.L110]*2048)+([.M110]*4096)+([.N110]*8192))" office:value-type="float" office:value="1008" calcext:value-type="float">
            <text:p>1008</text:p>
          </table:table-cell>
          <table:table-cell office:value-type="string" calcext:value-type="string">
            <text:p>},</text:p>
          </table:table-cell>
        </table:table-row>
        <table:table-row table:style-name="ro4" table:number-rows-repeated="2">
          <table:table-cell table:number-columns-repeated="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270" office:value-type="string" calcext:value-type="string">
            <text:p>Frames:</text:p>
          </table:table-cell>
          <table:table-cell/>
          <table:table-cell table:style-name="ce1" table:formula="of:=SUM([.O114:.O1812])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number-columns-repeated="13" table:style-name="ce28" office:value-type="float" office:value="0" calcext:value-type="float">
            <text:p>0</text:p>
          </table:table-cell>
          <table:table-cell table:style-name="ce271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style-name="ce1" table:formula="of:=SUM(([.A114]*1)+([.B114]*2)+([.C114]*4)+([.D114]*8)+([.E114]*16)+([.F114]*32)+([.G114]*64)+([.H114]*128)+([.I114]*256)+([.J114]*512)+([.K114]*1024)+([.L114]*2048)+([.M114]*4096)+([.N114]*8192)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2"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5" table:style-name="ce28" office:value-type="float" office:value="1" calcext:value-type="float">
            <text:p>1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/>
          <table:table-cell table:style-name="ce1" table:formula="of:=SUM(([.A115]*1)+([.B115]*2)+([.C115]*4)+([.D115]*8)+([.E115]*16)+([.F115]*32)+([.G115]*64)+([.H115]*128)+([.I115]*256)+([.J115]*512)+([.K115]*1024)+([.L115]*2048)+([.M115]*4096)+([.N115]*8192))" office:value-type="float" office:value="995" calcext:value-type="float">
            <text:p>99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3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7"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/>
          <table:table-cell table:style-name="ce1" table:formula="of:=SUM(([.A116]*1)+([.B116]*2)+([.C116]*4)+([.D116]*8)+([.E116]*16)+([.F116]*32)+([.G116]*64)+([.H116]*128)+([.I116]*256)+([.J116]*512)+([.K116]*1024)+([.L116]*2048)+([.M116]*4096)+([.N116]*8192))" office:value-type="float" office:value="2039" calcext:value-type="float">
            <text:p>2039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13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/>
          <table:table-cell table:style-name="ce1" table:formula="of:=SUM(([.A117]*1)+([.B117]*2)+([.C117]*4)+([.D117]*8)+([.E117]*16)+([.F117]*32)+([.G117]*64)+([.H117]*128)+([.I117]*256)+([.J117]*512)+([.K117]*1024)+([.L117]*2048)+([.M117]*4096)+([.N117]*8192))" office:value-type="float" office:value="8191" calcext:value-type="float">
            <text:p>8191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10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/>
          <table:table-cell table:style-name="ce1" table:formula="of:=SUM(([.A118]*1)+([.B118]*2)+([.C118]*4)+([.D118]*8)+([.E118]*16)+([.F118]*32)+([.G118]*64)+([.H118]*128)+([.I118]*256)+([.J118]*512)+([.K118]*1024)+([.L118]*2048)+([.M118]*4096)+([.N118]*8192))" office:value-type="float" office:value="15359" calcext:value-type="float">
            <text:p>15359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1" table:style-name="ce28" office:value-type="float" office:value="1" calcext:value-type="float">
            <text:p>1</text:p>
          </table:table-cell>
          <table:table-cell table:number-columns-repeated="2"/>
          <table:table-cell table:style-name="ce1" table:formula="of:=SUM(([.A119]*1)+([.B119]*2)+([.C119]*4)+([.D119]*8)+([.E119]*16)+([.F119]*32)+([.G119]*64)+([.H119]*128)+([.I119]*256)+([.J119]*512)+([.K119]*1024)+([.L119]*2048)+([.M119]*4096)+([.N119]*8192))" office:value-type="float" office:value="16379" calcext:value-type="float">
            <text:p>16379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/>
          <table:table-cell table:style-name="ce1" table:formula="of:=SUM(([.A120]*1)+([.B120]*2)+([.C120]*4)+([.D120]*8)+([.E120]*16)+([.F120]*32)+([.G120]*64)+([.H120]*128)+([.I120]*256)+([.J120]*512)+([.K120]*1024)+([.L120]*2048)+([.M120]*4096)+([.N120]*8192))" office:value-type="float" office:value="8185" calcext:value-type="float">
            <text:p>818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4" table:style-name="ce28" office:value-type="float" office:value="0" calcext:value-type="float">
            <text:p>0</text:p>
          </table:table-cell>
          <table:table-cell table:number-columns-repeated="7"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/>
          <table:table-cell table:style-name="ce1" table:formula="of:=SUM(([.A121]*1)+([.B121]*2)+([.C121]*4)+([.D121]*8)+([.E121]*16)+([.F121]*32)+([.G121]*64)+([.H121]*128)+([.I121]*256)+([.J121]*512)+([.K121]*1024)+([.L121]*2048)+([.M121]*4096)+([.N121]*8192))" office:value-type="float" office:value="2032" calcext:value-type="float">
            <text:p>2032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5" table:style-name="ce28" office:value-type="float" office:value="0" calcext:value-type="float">
            <text:p>0</text:p>
          </table:table-cell>
          <table:table-cell table:number-columns-repeated="5" table:style-name="ce28" office:value-type="float" office:value="1" calcext:value-type="float">
            <text:p>1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/>
          <table:table-cell table:style-name="ce1" table:formula="of:=SUM(([.A122]*1)+([.B122]*2)+([.C122]*4)+([.D122]*8)+([.E122]*16)+([.F122]*32)+([.G122]*64)+([.H122]*128)+([.I122]*256)+([.J122]*512)+([.K122]*1024)+([.L122]*2048)+([.M122]*4096)+([.N122]*8192))" office:value-type="float" office:value="992" calcext:value-type="float">
            <text:p>992</text:p>
          </table:table-cell>
          <table:table-cell office:value-type="string" calcext:value-type="string">
            <text:p>},</text:p>
          </table:table-cell>
        </table:table-row>
        <table:table-row table:style-name="ro4" table:number-rows-repeated="2">
          <table:table-cell table:number-columns-repeated="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270" office:value-type="string" calcext:value-type="string">
            <text:p>Frames:</text:p>
          </table:table-cell>
          <table:table-cell/>
          <table:table-cell table:style-name="ce1" table:formula="of:=SUM([.O126:.O1824])"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14" table:style-name="ce29" office:value-type="float" office:value="0" calcext:value-type="float">
            <text:p>0</text:p>
          </table:table-cell>
          <table:table-cell table:style-name="ce271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style-name="ce1" table:formula="of:=SUM(([.A126]*1)+([.B126]*2)+([.C126]*4)+([.D126]*8)+([.E126]*16)+([.F126]*32)+([.G126]*64)+([.H126]*128)+([.I126]*256)+([.J126]*512)+([.K126]*1024)+([.L126]*2048)+([.M126]*4096)+([.N126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5" table:style-name="ce29" office:value-type="float" office:value="0" calcext:value-type="float">
            <text:p>0</text:p>
          </table:table-cell>
          <table:table-cell table:number-columns-repeated="5" table:style-name="ce29" office:value-type="float" office:value="1" calcext:value-type="float">
            <text:p>1</text:p>
          </table:table-cell>
          <table:table-cell table:number-columns-repeated="4" table:style-name="ce29" office:value-type="float" office:value="0" calcext:value-type="float">
            <text:p>0</text:p>
          </table:table-cell>
          <table:table-cell table:number-columns-repeated="2"/>
          <table:table-cell table:style-name="ce1" table:formula="of:=SUM(([.A127]*1)+([.B127]*2)+([.C127]*4)+([.D127]*8)+([.E127]*16)+([.F127]*32)+([.G127]*64)+([.H127]*128)+([.I127]*256)+([.J127]*512)+([.K127]*1024)+([.L127]*2048)+([.M127]*4096)+([.N127]*8192))" office:value-type="float" office:value="992" calcext:value-type="float">
            <text:p>992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4" table:style-name="ce29" office:value-type="float" office:value="0" calcext:value-type="float">
            <text:p>0</text:p>
          </table:table-cell>
          <table:table-cell table:number-columns-repeated="7" table:style-name="ce29" office:value-type="float" office:value="1" calcext:value-type="float">
            <text:p>1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number-columns-repeated="2"/>
          <table:table-cell table:style-name="ce1" table:formula="of:=SUM(([.A128]*1)+([.B128]*2)+([.C128]*4)+([.D128]*8)+([.E128]*16)+([.F128]*32)+([.G128]*64)+([.H128]*128)+([.I128]*256)+([.J128]*512)+([.K128]*1024)+([.L128]*2048)+([.M128]*4096)+([.N128]*8192))" office:value-type="float" office:value="2032" calcext:value-type="float">
            <text:p>2032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10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/>
          <table:table-cell table:style-name="ce1" table:formula="of:=SUM(([.A129]*1)+([.B129]*2)+([.C129]*4)+([.D129]*8)+([.E129]*16)+([.F129]*32)+([.G129]*64)+([.H129]*128)+([.I129]*256)+([.J129]*512)+([.K129]*1024)+([.L129]*2048)+([.M129]*4096)+([.N129]*8192))" office:value-type="float" office:value="8185" calcext:value-type="float">
            <text:p>818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7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/>
          <table:table-cell table:style-name="ce1" table:formula="of:=SUM(([.A130]*1)+([.B130]*2)+([.C130]*4)+([.D130]*8)+([.E130]*16)+([.F130]*32)+([.G130]*64)+([.H130]*128)+([.I130]*256)+([.J130]*512)+([.K130]*1024)+([.L130]*2048)+([.M130]*4096)+([.N130]*8192))" office:value-type="float" office:value="15355" calcext:value-type="float">
            <text:p>1535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14" table:style-name="ce29" office:value-type="float" office:value="1" calcext:value-type="float">
            <text:p>1</text:p>
          </table:table-cell>
          <table:table-cell table:number-columns-repeated="2"/>
          <table:table-cell table:style-name="ce1" table:formula="of:=SUM(([.A131]*1)+([.B131]*2)+([.C131]*4)+([.D131]*8)+([.E131]*16)+([.F131]*32)+([.G131]*64)+([.H131]*128)+([.I131]*256)+([.J131]*512)+([.K131]*1024)+([.L131]*2048)+([.M131]*4096)+([.N131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13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/>
          <table:table-cell table:style-name="ce1" table:formula="of:=SUM(([.A132]*1)+([.B132]*2)+([.C132]*4)+([.D132]*8)+([.E132]*16)+([.F132]*32)+([.G132]*64)+([.H132]*128)+([.I132]*256)+([.J132]*512)+([.K132]*1024)+([.L132]*2048)+([.M132]*4096)+([.N132]*8192))" office:value-type="float" office:value="8191" calcext:value-type="float">
            <text:p>8191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7" table:style-name="ce29" office:value-type="float" office:value="1" calcext:value-type="float">
            <text:p>1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number-columns-repeated="2"/>
          <table:table-cell table:style-name="ce1" table:formula="of:=SUM(([.A133]*1)+([.B133]*2)+([.C133]*4)+([.D133]*8)+([.E133]*16)+([.F133]*32)+([.G133]*64)+([.H133]*128)+([.I133]*256)+([.J133]*512)+([.K133]*1024)+([.L133]*2048)+([.M133]*4096)+([.N133]*8192))" office:value-type="float" office:value="2035" calcext:value-type="float">
            <text:p>203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style-name="ce29" office:value-type="float" office:value="1" calcext:value-type="float">
            <text:p>1</text:p>
          </table:table-cell>
          <table:table-cell table:number-columns-repeated="4" table:style-name="ce29" office:value-type="float" office:value="0" calcext:value-type="float">
            <text:p>0</text:p>
          </table:table-cell>
          <table:table-cell table:number-columns-repeated="5" table:style-name="ce29" office:value-type="float" office:value="1" calcext:value-type="float">
            <text:p>1</text:p>
          </table:table-cell>
          <table:table-cell table:number-columns-repeated="4" table:style-name="ce29" office:value-type="float" office:value="0" calcext:value-type="float">
            <text:p>0</text:p>
          </table:table-cell>
          <table:table-cell table:number-columns-repeated="2"/>
          <table:table-cell table:style-name="ce1" table:formula="of:=SUM(([.A134]*1)+([.B134]*2)+([.C134]*4)+([.D134]*8)+([.E134]*16)+([.F134]*32)+([.G134]*64)+([.H134]*128)+([.I134]*256)+([.J134]*512)+([.K134]*1024)+([.L134]*2048)+([.M134]*4096)+([.N134]*8192))" office:value-type="float" office:value="993" calcext:value-type="float">
            <text:p>993</text:p>
          </table:table-cell>
          <table:table-cell office:value-type="string" calcext:value-type="string">
            <text:p>},</text:p>
          </table:table-cell>
        </table:table-row>
        <table:table-row table:style-name="ro4">
          <table:table-cell table:number-columns-repeated="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270" office:value-type="string" calcext:value-type="string">
            <text:p>Frames:</text:p>
          </table:table-cell>
          <table:table-cell/>
          <table:table-cell table:style-name="ce1" table:formula="of:=SUM([.O137:.O1835])"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1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71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style-name="ce1" table:formula="of:=SUM(([.A137]*1)+([.B137]*2)+([.C137]*4)+([.D137]*8)+([.E137]*16)+([.F137]*32)+([.G137]*64)+([.H137]*128)+([.I137]*256)+([.J137]*512)+([.K137]*1024)+([.L137]*2048)+([.M137]*4096)+([.N137]*8192))" office:value-type="float" office:value="8192" calcext:value-type="float">
            <text:p>8192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4" table:style-name="ce30" office:value-type="float" office:value="0" calcext:value-type="float">
            <text:p>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"/>
          <table:table-cell table:style-name="ce1" table:formula="of:=SUM(([.A138]*1)+([.B138]*2)+([.C138]*4)+([.D138]*8)+([.E138]*16)+([.F138]*32)+([.G138]*64)+([.H138]*128)+([.I138]*256)+([.J138]*512)+([.K138]*1024)+([.L138]*2048)+([.M138]*4096)+([.N138]*8192))" office:value-type="float" office:value="12784" calcext:value-type="float">
            <text:p>12784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3" table:style-name="ce30" office:value-type="float" office:value="0" calcext:value-type="float">
            <text:p>0</text:p>
          </table:table-cell>
          <table:table-cell table:number-columns-repeated="7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2"/>
          <table:table-cell table:style-name="ce1" table:formula="of:=SUM(([.A139]*1)+([.B139]*2)+([.C139]*4)+([.D139]*8)+([.E139]*16)+([.F139]*32)+([.G139]*64)+([.H139]*128)+([.I139]*256)+([.J139]*512)+([.K139]*1024)+([.L139]*2048)+([.M139]*4096)+([.N139]*8192))" office:value-type="float" office:value="15352" calcext:value-type="float">
            <text:p>15352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style-name="ce30" office:value-type="float" office:value="0" calcext:value-type="float">
            <text:p>0</text:p>
          </table:table-cell>
          <table:table-cell table:number-columns-repeated="13" table:style-name="ce30" office:value-type="float" office:value="1" calcext:value-type="float">
            <text:p>1</text:p>
          </table:table-cell>
          <table:table-cell table:number-columns-repeated="2"/>
          <table:table-cell table:style-name="ce1" table:formula="of:=SUM(([.A140]*1)+([.B140]*2)+([.C140]*4)+([.D140]*8)+([.E140]*16)+([.F140]*32)+([.G140]*64)+([.H140]*128)+([.I140]*256)+([.J140]*512)+([.K140]*1024)+([.L140]*2048)+([.M140]*4096)+([.N140]*8192))" office:value-type="float" office:value="16382" calcext:value-type="float">
            <text:p>16382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" table:style-name="ce30" office:value-type="float" office:value="1" calcext:value-type="float">
            <text:p>1</text:p>
          </table:table-cell>
          <table:table-cell table:number-columns-repeated="2"/>
          <table:table-cell table:style-name="ce1" table:formula="of:=SUM(([.A141]*1)+([.B141]*2)+([.C141]*4)+([.D141]*8)+([.E141]*16)+([.F141]*32)+([.G141]*64)+([.H141]*128)+([.I141]*256)+([.J141]*512)+([.K141]*1024)+([.L141]*2048)+([.M141]*4096)+([.N141]*8192))" office:value-type="float" office:value="16375" calcext:value-type="float">
            <text:p>1637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11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"/>
          <table:table-cell table:style-name="ce1" table:formula="of:=SUM(([.A142]*1)+([.B142]*2)+([.C142]*4)+([.D142]*8)+([.E142]*16)+([.F142]*32)+([.G142]*64)+([.H142]*128)+([.I142]*256)+([.J142]*512)+([.K142]*1024)+([.L142]*2048)+([.M142]*4096)+([.N142]*8192))" office:value-type="float" office:value="14335" calcext:value-type="float">
            <text:p>1433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style-name="ce30" office:value-type="float" office:value="0" calcext:value-type="float">
            <text:p>0</text:p>
          </table:table-cell>
          <table:table-cell table:number-columns-repeated="10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/>
          <table:table-cell table:style-name="ce1" table:formula="of:=SUM(([.A143]*1)+([.B143]*2)+([.C143]*4)+([.D143]*8)+([.E143]*16)+([.F143]*32)+([.G143]*64)+([.H143]*128)+([.I143]*256)+([.J143]*512)+([.K143]*1024)+([.L143]*2048)+([.M143]*4096)+([.N143]*8192))" office:value-type="float" office:value="10238" calcext:value-type="float">
            <text:p>10238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3" table:style-name="ce30" office:value-type="float" office:value="0" calcext:value-type="float">
            <text:p>0</text:p>
          </table:table-cell>
          <table:table-cell table:number-columns-repeated="7" table:style-name="ce30" office:value-type="float" office:value="1" calcext:value-type="float">
            <text:p>1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number-columns-repeated="2"/>
          <table:table-cell table:style-name="ce1" table:formula="of:=SUM(([.A144]*1)+([.B144]*2)+([.C144]*4)+([.D144]*8)+([.E144]*16)+([.F144]*32)+([.G144]*64)+([.H144]*128)+([.I144]*256)+([.J144]*512)+([.K144]*1024)+([.L144]*2048)+([.M144]*4096)+([.N144]*8192))" office:value-type="float" office:value="1016" calcext:value-type="float">
            <text:p>1016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4" table:style-name="ce30" office:value-type="float" office:value="0" calcext:value-type="float">
            <text:p>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number-columns-repeated="2"/>
          <table:table-cell table:style-name="ce1" table:formula="of:=SUM(([.A145]*1)+([.B145]*2)+([.C145]*4)+([.D145]*8)+([.E145]*16)+([.F145]*32)+([.G145]*64)+([.H145]*128)+([.I145]*256)+([.J145]*512)+([.K145]*1024)+([.L145]*2048)+([.M145]*4096)+([.N145]*8192))" office:value-type="float" office:value="496" calcext:value-type="float">
            <text:p>496</text:p>
          </table:table-cell>
          <table:table-cell office:value-type="string" calcext:value-type="string">
            <text:p>},</text:p>
          </table:table-cell>
        </table:table-row>
        <table:table-row table:style-name="ro4">
          <table:table-cell table:number-columns-repeated="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270" office:value-type="string" calcext:value-type="string">
            <text:p>Frames:</text:p>
          </table:table-cell>
          <table:table-cell/>
          <table:table-cell table:style-name="ce1" table:formula="of:=SUM([.O148:.O1846])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14" table:style-name="ce31" office:value-type="float" office:value="0" calcext:value-type="float">
            <text:p>0</text:p>
          </table:table-cell>
          <table:table-cell table:style-name="ce271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style-name="ce1" table:formula="of:=SUM(([.A148]*1)+([.B148]*2)+([.C148]*4)+([.D148]*8)+([.E148]*16)+([.F148]*32)+([.G148]*64)+([.H148]*128)+([.I148]*256)+([.J148]*512)+([.K148]*1024)+([.L148]*2048)+([.M148]*4096)+([.N148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4" table:style-name="ce31" office:value-type="float" office:value="0" calcext:value-type="float">
            <text:p>0</text:p>
          </table:table-cell>
          <table:table-cell table:number-columns-repeated="5" table:style-name="ce31" office:value-type="float" office:value="1" calcext:value-type="float">
            <text:p>1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number-columns-repeated="2"/>
          <table:table-cell table:style-name="ce1" table:formula="of:=SUM(([.A149]*1)+([.B149]*2)+([.C149]*4)+([.D149]*8)+([.E149]*16)+([.F149]*32)+([.G149]*64)+([.H149]*128)+([.I149]*256)+([.J149]*512)+([.K149]*1024)+([.L149]*2048)+([.M149]*4096)+([.N149]*8192))" office:value-type="float" office:value="496" calcext:value-type="float">
            <text:p>496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3" table:style-name="ce31" office:value-type="float" office:value="0" calcext:value-type="float">
            <text:p>0</text:p>
          </table:table-cell>
          <table:table-cell table:number-columns-repeated="7"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2"/>
          <table:table-cell table:style-name="ce1" table:formula="of:=SUM(([.A150]*1)+([.B150]*2)+([.C150]*4)+([.D150]*8)+([.E150]*16)+([.F150]*32)+([.G150]*64)+([.H150]*128)+([.I150]*256)+([.J150]*512)+([.K150]*1024)+([.L150]*2048)+([.M150]*4096)+([.N150]*8192))" office:value-type="float" office:value="1016" calcext:value-type="float">
            <text:p>1016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style-name="ce31" office:value-type="float" office:value="0" calcext:value-type="float">
            <text:p>0</text:p>
          </table:table-cell>
          <table:table-cell table:number-columns-repeated="10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/>
          <table:table-cell table:style-name="ce1" table:formula="of:=SUM(([.A151]*1)+([.B151]*2)+([.C151]*4)+([.D151]*8)+([.E151]*16)+([.F151]*32)+([.G151]*64)+([.H151]*128)+([.I151]*256)+([.J151]*512)+([.K151]*1024)+([.L151]*2048)+([.M151]*4096)+([.N151]*8192))" office:value-type="float" office:value="10238" calcext:value-type="float">
            <text:p>10238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7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/>
          <table:table-cell table:style-name="ce1" table:formula="of:=SUM(([.A152]*1)+([.B152]*2)+([.C152]*4)+([.D152]*8)+([.E152]*16)+([.F152]*32)+([.G152]*64)+([.H152]*128)+([.I152]*256)+([.J152]*512)+([.K152]*1024)+([.L152]*2048)+([.M152]*4096)+([.N152]*8192))" office:value-type="float" office:value="14327" calcext:value-type="float">
            <text:p>14327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14" table:style-name="ce31" office:value-type="float" office:value="1" calcext:value-type="float">
            <text:p>1</text:p>
          </table:table-cell>
          <table:table-cell table:number-columns-repeated="2"/>
          <table:table-cell table:style-name="ce1" table:formula="of:=SUM(([.A153]*1)+([.B153]*2)+([.C153]*4)+([.D153]*8)+([.E153]*16)+([.F153]*32)+([.G153]*64)+([.H153]*128)+([.I153]*256)+([.J153]*512)+([.K153]*1024)+([.L153]*2048)+([.M153]*4096)+([.N153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style-name="ce31" office:value-type="float" office:value="0" calcext:value-type="float">
            <text:p>0</text:p>
          </table:table-cell>
          <table:table-cell table:number-columns-repeated="13" table:style-name="ce31" office:value-type="float" office:value="1" calcext:value-type="float">
            <text:p>1</text:p>
          </table:table-cell>
          <table:table-cell table:number-columns-repeated="2"/>
          <table:table-cell table:style-name="ce1" table:formula="of:=SUM(([.A154]*1)+([.B154]*2)+([.C154]*4)+([.D154]*8)+([.E154]*16)+([.F154]*32)+([.G154]*64)+([.H154]*128)+([.I154]*256)+([.J154]*512)+([.K154]*1024)+([.L154]*2048)+([.M154]*4096)+([.N154]*8192))" office:value-type="float" office:value="16382" calcext:value-type="float">
            <text:p>16382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3" table:style-name="ce31" office:value-type="float" office:value="0" calcext:value-type="float">
            <text:p>0</text:p>
          </table:table-cell>
          <table:table-cell table:number-columns-repeated="7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/>
          <table:table-cell table:style-name="ce1" table:formula="of:=SUM(([.A155]*1)+([.B155]*2)+([.C155]*4)+([.D155]*8)+([.E155]*16)+([.F155]*32)+([.G155]*64)+([.H155]*128)+([.I155]*256)+([.J155]*512)+([.K155]*1024)+([.L155]*2048)+([.M155]*4096)+([.N155]*8192))" office:value-type="float" office:value="13304" calcext:value-type="float">
            <text:p>13304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4" table:style-name="ce31" office:value-type="float" office:value="0" calcext:value-type="float">
            <text:p>0</text:p>
          </table:table-cell>
          <table:table-cell table:number-columns-repeated="5"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/>
          <table:table-cell table:style-name="ce1" table:formula="of:=SUM(([.A156]*1)+([.B156]*2)+([.C156]*4)+([.D156]*8)+([.E156]*16)+([.F156]*32)+([.G156]*64)+([.H156]*128)+([.I156]*256)+([.J156]*512)+([.K156]*1024)+([.L156]*2048)+([.M156]*4096)+([.N156]*8192))" office:value-type="float" office:value="8688" calcext:value-type="float">
            <text:p>8688</text:p>
          </table:table-cell>
          <table:table-cell office:value-type="string" calcext:value-type="string">
            <text:p>},</text:p>
          </table:table-cell>
        </table:table-row>
        <table:table-row table:style-name="ro4" table:number-rows-repeated="2">
          <table:table-cell table:number-columns-repeated="18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270" office:value-type="string" calcext:value-type="string">
            <text:p>Frames:</text:p>
          </table:table-cell>
          <table:table-cell/>
          <table:table-cell table:style-name="ce1" table:formula="of:=SUM([.O160:.O1858])" office:value-type="float" office:value="2" calcext:value-type="float">
            <text:p>2</text:p>
          </table:table-cell>
          <table:table-cell/>
        </table:table-row>
        <table:table-row table:style-name="ro3">
          <table:table-cell table:number-columns-repeated="8" table:style-name="ce32" office:value-type="float" office:value="0" calcext:value-type="float">
            <text:p>0</text:p>
          </table:table-cell>
          <table:table-cell table:number-columns-repeated="3" table:style-name="ce32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271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style-name="ce1" table:formula="of:=SUM(([.A160]*1)+([.B160]*2)+([.C160]*4)+([.D160]*8)+([.E160]*16)+([.F160]*32)+([.G160]*64)+([.H160]*128)+([.I160]*256)+([.J160]*512)+([.K160]*1024)+([.L160]*2048)+([.M160]*4096)+([.N160]*8192))" office:value-type="float" office:value="1792" calcext:value-type="float">
            <text:p>1792</text:p>
          </table:table-cell>
          <table:table-cell office:value-type="string" calcext:value-type="string">
            <text:p>,</text:p>
          </table:table-cell>
        </table:table-row>
        <table:table-row table:style-name="ro3">
          <table:table-cell table:number-columns-repeated="6" table:style-name="ce32" office:value-type="float" office:value="0" calcext:value-type="float">
            <text:p>0</text:p>
          </table:table-cell>
          <table:table-cell table:number-columns-repeated="5" table:style-name="ce32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number-columns-repeated="2"/>
          <table:table-cell table:style-name="ce1" table:formula="of:=SUM(([.A161]*1)+([.B161]*2)+([.C161]*4)+([.D161]*8)+([.E161]*16)+([.F161]*32)+([.G161]*64)+([.H161]*128)+([.I161]*256)+([.J161]*512)+([.K161]*1024)+([.L161]*2048)+([.M161]*4096)+([.N161]*8192))" office:value-type="float" office:value="1984" calcext:value-type="float">
            <text:p>1984</text:p>
          </table:table-cell>
          <table:table-cell office:value-type="string" calcext:value-type="string">
            <text:p>,</text:p>
          </table:table-cell>
        </table:table-row>
        <table:table-row table:style-name="ro3">
          <table:table-cell table:number-columns-repeated="4" table:style-name="ce32" office:value-type="float" office:value="0" calcext:value-type="float">
            <text:p>0</text:p>
          </table:table-cell>
          <table:table-cell table:number-columns-repeated="3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1" table:formula="of:=SUM(([.A162]*1)+([.B162]*2)+([.C162]*4)+([.D162]*8)+([.E162]*16)+([.F162]*32)+([.G162]*64)+([.H162]*128)+([.I162]*256)+([.J162]*512)+([.K162]*1024)+([.L162]*2048)+([.M162]*4096)+([.N162]*8192))" office:value-type="float" office:value="10096" calcext:value-type="float">
            <text:p>10096</text:p>
          </table:table-cell>
          <table:table-cell office:value-type="string" calcext:value-type="string">
            <text:p>,</text:p>
          </table:table-cell>
        </table:table-row>
        <table:table-row table:style-name="ro3">
          <table:table-cell table:number-columns-repeated="2" table:style-name="ce32" office:value-type="float" office:value="0" calcext:value-type="float">
            <text:p>0</text:p>
          </table:table-cell>
          <table:table-cell table:number-columns-repeated="7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1" table:formula="of:=SUM(([.A163]*1)+([.B163]*2)+([.C163]*4)+([.D163]*8)+([.E163]*16)+([.F163]*32)+([.G163]*64)+([.H163]*128)+([.I163]*256)+([.J163]*512)+([.K163]*1024)+([.L163]*2048)+([.M163]*4096)+([.N163]*8192))" office:value-type="float" office:value="9724" calcext:value-type="float">
            <text:p>9724</text:p>
          </table:table-cell>
          <table:table-cell office:value-type="string" calcext:value-type="string">
            <text:p>,</text:p>
          </table:table-cell>
        </table:table-row>
        <table:table-row table:style-name="ro3">
          <table:table-cell table:number-columns-repeated="14" table:style-name="ce32" office:value-type="float" office:value="1" calcext:value-type="float">
            <text:p>1</text:p>
          </table:table-cell>
          <table:table-cell table:number-columns-repeated="2"/>
          <table:table-cell table:style-name="ce1" table:formula="of:=SUM(([.A164]*1)+([.B164]*2)+([.C164]*4)+([.D164]*8)+([.E164]*16)+([.F164]*32)+([.G164]*64)+([.H164]*128)+([.I164]*256)+([.J164]*512)+([.K164]*1024)+([.L164]*2048)+([.M164]*4096)+([.N164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3">
          <table:table-cell table:number-columns-repeated="2" table:style-name="ce32" office:value-type="float" office:value="0" calcext:value-type="float">
            <text:p>0</text:p>
          </table:table-cell>
          <table:table-cell table:number-columns-repeated="3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1" table:formula="of:=SUM(([.A165]*1)+([.B165]*2)+([.C165]*4)+([.D165]*8)+([.E165]*16)+([.F165]*32)+([.G165]*64)+([.H165]*128)+([.I165]*256)+([.J165]*512)+([.K165]*1024)+([.L165]*2048)+([.M165]*4096)+([.N165]*8192))" office:value-type="float" office:value="9564" calcext:value-type="float">
            <text:p>9564</text:p>
          </table:table-cell>
          <table:table-cell office:value-type="string" calcext:value-type="string">
            <text:p>,</text:p>
          </table:table-cell>
        </table:table-row>
        <table:table-row table:style-name="ro3">
          <table:table-cell table:number-columns-repeated="4" table:style-name="ce32" office:value-type="float" office:value="0" calcext:value-type="float">
            <text:p>0</text:p>
          </table:table-cell>
          <table:table-cell table:number-columns-repeated="7"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1" table:formula="of:=SUM(([.A166]*1)+([.B166]*2)+([.C166]*4)+([.D166]*8)+([.E166]*16)+([.F166]*32)+([.G166]*64)+([.H166]*128)+([.I166]*256)+([.J166]*512)+([.K166]*1024)+([.L166]*2048)+([.M166]*4096)+([.N166]*8192))" office:value-type="float" office:value="10224" calcext:value-type="float">
            <text:p>10224</text:p>
          </table:table-cell>
          <table:table-cell office:value-type="string" calcext:value-type="string">
            <text:p>,</text:p>
          </table:table-cell>
        </table:table-row>
        <table:table-row table:style-name="ro3">
          <table:table-cell table:number-columns-repeated="6" table:style-name="ce32" office:value-type="float" office:value="0" calcext:value-type="float">
            <text:p>0</text:p>
          </table:table-cell>
          <table:table-cell table:number-columns-repeated="5" table:style-name="ce32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number-columns-repeated="2"/>
          <table:table-cell table:style-name="ce1" table:formula="of:=SUM(([.A167]*1)+([.B167]*2)+([.C167]*4)+([.D167]*8)+([.E167]*16)+([.F167]*32)+([.G167]*64)+([.H167]*128)+([.I167]*256)+([.J167]*512)+([.K167]*1024)+([.L167]*2048)+([.M167]*4096)+([.N167]*8192))" office:value-type="float" office:value="1984" calcext:value-type="float">
            <text:p>1984</text:p>
          </table:table-cell>
          <table:table-cell office:value-type="string" calcext:value-type="string">
            <text:p>,</text:p>
          </table:table-cell>
        </table:table-row>
        <table:table-row table:style-name="ro3">
          <table:table-cell table:number-columns-repeated="8" table:style-name="ce32" office:value-type="float" office:value="0" calcext:value-type="float">
            <text:p>0</text:p>
          </table:table-cell>
          <table:table-cell table:number-columns-repeated="3" table:style-name="ce32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number-columns-repeated="2"/>
          <table:table-cell table:style-name="ce1" table:formula="of:=SUM(([.A168]*1)+([.B168]*2)+([.C168]*4)+([.D168]*8)+([.E168]*16)+([.F168]*32)+([.G168]*64)+([.H168]*128)+([.I168]*256)+([.J168]*512)+([.K168]*1024)+([.L168]*2048)+([.M168]*4096)+([.N168]*8192))" office:value-type="float" office:value="1792" calcext:value-type="float">
            <text:p>1792</text:p>
          </table:table-cell>
          <table:table-cell office:value-type="string" calcext:value-type="string">
            <text:p>},</text:p>
          </table:table-cell>
        </table:table-row>
        <table:table-row table:style-name="ro4" table:number-rows-repeated="2">
          <table:table-cell table:number-columns-repeated="18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270" office:value-type="string" calcext:value-type="string">
            <text:p>Frames:</text:p>
          </table:table-cell>
          <table:table-cell/>
          <table:table-cell table:style-name="ce1" table:formula="of:=SUM([.O172:.O1870])"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7" table:style-name="ce33" office:value-type="float" office:value="0" calcext:value-type="float">
            <text:p>0</text:p>
          </table:table-cell>
          <table:table-cell table:style-name="ce271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style-name="ce1" table:formula="of:=SUM(([.A172]*1)+([.B172]*2)+([.C172]*4)+([.D172]*8)+([.E172]*16)+([.F172]*32)+([.G172]*64)+([.H172]*128)+([.I172]*256)+([.J172]*512)+([.K172]*1024)+([.L172]*2048)+([.M172]*4096)+([.N172]*8192))"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</table:table-row>
        <table:table-row table:style-name="ro3"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3" office:value-type="float" office:value="1" calcext:value-type="float">
            <text:p>1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2"/>
          <table:table-cell table:style-name="ce1" table:formula="of:=SUM(([.A173]*1)+([.B173]*2)+([.C173]*4)+([.D173]*8)+([.E173]*16)+([.F173]*32)+([.G173]*64)+([.H173]*128)+([.I173]*256)+([.J173]*512)+([.K173]*1024)+([.L173]*2048)+([.M173]*4096)+([.N173]*8192))" office:value-type="float" office:value="2280" calcext:value-type="float">
            <text:p>2280</text:p>
          </table:table-cell>
          <table:table-cell office:value-type="string" calcext:value-type="string">
            <text:p>,</text:p>
          </table:table-cell>
        </table:table-row>
        <table:table-row table:style-name="ro3">
          <table:table-cell table:number-columns-repeated="4" table:style-name="ce33" office:value-type="float" office:value="0" calcext:value-type="float">
            <text:p>0</text:p>
          </table:table-cell>
          <table:table-cell table:number-columns-repeated="8"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2"/>
          <table:table-cell table:style-name="ce1" table:formula="of:=SUM(([.A174]*1)+([.B174]*2)+([.C174]*4)+([.D174]*8)+([.E174]*16)+([.F174]*32)+([.G174]*64)+([.H174]*128)+([.I174]*256)+([.J174]*512)+([.K174]*1024)+([.L174]*2048)+([.M174]*4096)+([.N174]*8192))" office:value-type="float" office:value="4080" calcext:value-type="float">
            <text:p>4080</text:p>
          </table:table-cell>
          <table:table-cell office:value-type="string" calcext:value-type="string">
            <text:p>,</text:p>
          </table:table-cell>
        </table:table-row>
        <table:table-row table:style-name="ro3">
          <table:table-cell table:number-columns-repeated="3" table:style-name="ce33" office:value-type="float" office:value="0" calcext:value-type="float">
            <text:p>0</text:p>
          </table:table-cell>
          <table:table-cell table:number-columns-repeated="7" table:style-name="ce33" office:value-type="float" office:value="1" calcext:value-type="float">
            <text:p>1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number-columns-repeated="2"/>
          <table:table-cell table:style-name="ce1" table:formula="of:=SUM(([.A175]*1)+([.B175]*2)+([.C175]*4)+([.D175]*8)+([.E175]*16)+([.F175]*32)+([.G175]*64)+([.H175]*128)+([.I175]*256)+([.J175]*512)+([.K175]*1024)+([.L175]*2048)+([.M175]*4096)+([.N175]*8192))" office:value-type="float" office:value="1016" calcext:value-type="float">
            <text:p>1016</text:p>
          </table:table-cell>
          <table:table-cell office:value-type="string" calcext:value-type="string">
            <text:p>,</text:p>
          </table:table-cell>
        </table:table-row>
        <table:table-row table:style-name="ro3">
          <table:table-cell table:style-name="ce33" office:value-type="float" office:value="0" calcext:value-type="float">
            <text:p>0</text:p>
          </table:table-cell>
          <table:table-cell table:number-columns-repeated="9" table:style-name="ce33" office:value-type="float" office:value="1" calcext:value-type="float">
            <text:p>1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number-columns-repeated="2"/>
          <table:table-cell table:style-name="ce1" table:formula="of:=SUM(([.A176]*1)+([.B176]*2)+([.C176]*4)+([.D176]*8)+([.E176]*16)+([.F176]*32)+([.G176]*64)+([.H176]*128)+([.I176]*256)+([.J176]*512)+([.K176]*1024)+([.L176]*2048)+([.M176]*4096)+([.N176]*8192))" office:value-type="float" office:value="1022" calcext:value-type="float">
            <text:p>1022</text:p>
          </table:table-cell>
          <table:table-cell office:value-type="string" calcext:value-type="string">
            <text:p>,</text:p>
          </table:table-cell>
        </table:table-row>
        <table:table-row table:style-name="ro3">
          <table:table-cell table:number-columns-repeated="3" table:style-name="ce33" office:value-type="float" office:value="0" calcext:value-type="float">
            <text:p>0</text:p>
          </table:table-cell>
          <table:table-cell table:number-columns-repeated="8" table:style-name="ce33" office:value-type="float" office:value="1" calcext:value-type="float">
            <text:p>1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number-columns-repeated="2"/>
          <table:table-cell table:style-name="ce1" table:formula="of:=SUM(([.A177]*1)+([.B177]*2)+([.C177]*4)+([.D177]*8)+([.E177]*16)+([.F177]*32)+([.G177]*64)+([.H177]*128)+([.I177]*256)+([.J177]*512)+([.K177]*1024)+([.L177]*2048)+([.M177]*4096)+([.N177]*8192))" office:value-type="float" office:value="2040" calcext:value-type="float">
            <text:p>2040</text:p>
          </table:table-cell>
          <table:table-cell office:value-type="string" calcext:value-type="string">
            <text:p>,</text:p>
          </table:table-cell>
        </table:table-row>
        <table:table-row table:style-name="ro3">
          <table:table-cell table:number-columns-repeated="4" table:style-name="ce33" office:value-type="float" office:value="0" calcext:value-type="float">
            <text:p>0</text:p>
          </table:table-cell>
          <table:table-cell table:number-columns-repeated="5"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2"/>
          <table:table-cell table:style-name="ce1" table:formula="of:=SUM(([.A178]*1)+([.B178]*2)+([.C178]*4)+([.D178]*8)+([.E178]*16)+([.F178]*32)+([.G178]*64)+([.H178]*128)+([.I178]*256)+([.J178]*512)+([.K178]*1024)+([.L178]*2048)+([.M178]*4096)+([.N178]*8192))" office:value-type="float" office:value="2544" calcext:value-type="float">
            <text:p>2544</text:p>
          </table:table-cell>
          <table:table-cell office:value-type="string" calcext:value-type="string">
            <text:p>,</text:p>
          </table:table-cell>
        </table:table-row>
        <table:table-row table:style-name="ro3"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3" office:value-type="float" office:value="1" calcext:value-type="float">
            <text:p>1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2"/>
          <table:table-cell table:style-name="ce1" table:formula="of:=SUM(([.A179]*1)+([.B179]*2)+([.C179]*4)+([.D179]*8)+([.E179]*16)+([.F179]*32)+([.G179]*64)+([.H179]*128)+([.I179]*256)+([.J179]*512)+([.K179]*1024)+([.L179]*2048)+([.M179]*4096)+([.N179]*8192))" office:value-type="float" office:value="2280" calcext:value-type="float">
            <text:p>2280</text:p>
          </table:table-cell>
          <table:table-cell office:value-type="string" calcext:value-type="string">
            <text:p>,</text:p>
          </table:table-cell>
        </table:table-row>
        <table:table-row table:style-name="ro3"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7" table:style-name="ce33" office:value-type="float" office:value="0" calcext:value-type="float">
            <text:p>0</text:p>
          </table:table-cell>
          <table:table-cell table:number-columns-repeated="2"/>
          <table:table-cell table:style-name="ce1" table:formula="of:=SUM(([.A180]*1)+([.B180]*2)+([.C180]*4)+([.D180]*8)+([.E180]*16)+([.F180]*32)+([.G180]*64)+([.H180]*128)+([.I180]*256)+([.J180]*512)+([.K180]*1024)+([.L180]*2048)+([.M180]*4096)+([.N180]*8192))" office:value-type="float" office:value="68" calcext:value-type="float">
            <text:p>68</text:p>
          </table:table-cell>
          <table:table-cell office:value-type="string" calcext:value-type="string">
            <text:p>},</text:p>
          </table:table-cell>
        </table:table-row>
        <table:table-row table:style-name="ro4" table:number-rows-repeated="1048365">
          <table:table-cell table:number-columns-repeated="18"/>
        </table:table-row>
        <table:table-row table:style-name="ro4">
          <table:table-cell table:number-columns-repeated="18"/>
        </table:table-row>
        <calcext:conditional-formats>
          <calcext:conditional-format calcext:target-range-address="Template.A2:Template.N10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A68:Template.N76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A79:Template.N87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A90:Template.N98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A102:Template.N110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A114:Template.N122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A126:Template.N134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A137:Template.N145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A148:Template.N156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A13:Template.K21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A24:Template.K32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L13:Template.N21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L24:Template.N32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A35:Template.N43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A46:Template.A46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B46:Template.B46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C46:Template.C46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D46:Template.D46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E46:Template.E46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F46:Template.F46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G46:Template.G46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H46:Template.H46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I46:Template.I46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J46:Template.J46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K46:Template.K46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L46:Template.L46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M46:Template.M46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N46:Template.N46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A47:Template.A47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B47:Template.B47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C47:Template.C47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D47:Template.D47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E47:Template.E47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F47:Template.F47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G47:Template.G47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H47:Template.H47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I47:Template.I47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J47:Template.J47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K47:Template.K47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L47:Template.L47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M47:Template.M47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N47:Template.N47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A48:Template.A48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B48:Template.B48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C48:Template.C48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D48:Template.D48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E48:Template.E48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F48:Template.F48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G48:Template.G48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H48:Template.H48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I48:Template.I48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J48:Template.J48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K48:Template.K48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L48:Template.L48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M48:Template.M48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N48:Template.N48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A49:Template.A49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B49:Template.B49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C49:Template.C49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D49:Template.D49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E49:Template.E49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F49:Template.F49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G49:Template.G49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H49:Template.H49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I49:Template.I49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J49:Template.J49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K49:Template.K49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L49:Template.L49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M49:Template.M49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N49:Template.N49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A50:Template.A50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B50:Template.B50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C50:Template.C50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D50:Template.D50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E50:Template.E50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F50:Template.F50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G50:Template.G50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H50:Template.H50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I50:Template.I50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J50:Template.J50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K50:Template.K50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L50:Template.L50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M50:Template.M50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N50:Template.N50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A51:Template.A51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B51:Template.B51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C51:Template.C51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D51:Template.D51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E51:Template.E51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F51:Template.F51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G51:Template.G51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H51:Template.H51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I51:Template.I51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J51:Template.J51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K51:Template.K51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L51:Template.L51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M51:Template.M51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N51:Template.N51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A52:Template.A52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B52:Template.B52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C52:Template.C52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D52:Template.D52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E52:Template.E52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F52:Template.F52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G52:Template.G52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H52:Template.H52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I52:Template.I52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J52:Template.J52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K52:Template.K52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L52:Template.L52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M52:Template.M52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N52:Template.N52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A53:Template.A53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B53:Template.B53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C53:Template.C53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D53:Template.D53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E53:Template.E53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F53:Template.F53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G53:Template.G53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H53:Template.H53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I53:Template.I53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J53:Template.J53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K53:Template.K53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L53:Template.L53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M53:Template.M53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N53:Template.N53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A54:Template.A54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B54:Template.B54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C54:Template.C54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D54:Template.D54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E54:Template.E54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F54:Template.F54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G54:Template.G54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H54:Template.H54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I54:Template.I54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J54:Template.J54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K54:Template.K54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L54:Template.L54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M54:Template.M54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N54:Template.N54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A57:Template.A57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B57:Template.B57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C57:Template.C57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D57:Template.D57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E57:Template.E57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F57:Template.F57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G57:Template.G57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H57:Template.H57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I57:Template.I57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J57:Template.J57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K57:Template.K57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L57:Template.L57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M57:Template.M57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N57:Template.N57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A58:Template.A58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B58:Template.B58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C58:Template.C58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D58:Template.D58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E58:Template.E58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F58:Template.F58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G58:Template.G58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H58:Template.H58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I58:Template.I58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J58:Template.J58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K58:Template.K58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L58:Template.L58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M58:Template.M58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N58:Template.N58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A59:Template.A59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B59:Template.B59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C59:Template.C59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D59:Template.D59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E59:Template.E59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F59:Template.F59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G59:Template.G59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H59:Template.H59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I59:Template.I59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J59:Template.J59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K59:Template.K59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L59:Template.L59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M59:Template.M59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N59:Template.N59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A60:Template.A60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B60:Template.B60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C60:Template.C60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D60:Template.D60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E60:Template.E60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F60:Template.F60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G60:Template.G60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H60:Template.H60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I60:Template.I60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J60:Template.J60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K60:Template.K60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L60:Template.L60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M60:Template.M60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N60:Template.N60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A61:Template.A61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B61:Template.B61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C61:Template.C61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D61:Template.D61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E61:Template.E61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F61:Template.F61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G61:Template.G61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H61:Template.H61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I61:Template.I61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J61:Template.J61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K61:Template.K61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L61:Template.L61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M61:Template.M61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N61:Template.N61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A62:Template.A62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B62:Template.B62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C62:Template.C62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D62:Template.D62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E62:Template.E62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F62:Template.F62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G62:Template.G62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H62:Template.H62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I62:Template.I62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J62:Template.J62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K62:Template.K62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L62:Template.L62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M62:Template.M62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N62:Template.N62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A63:Template.A63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B63:Template.B63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C63:Template.C63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D63:Template.D63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E63:Template.E63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F63:Template.F63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G63:Template.G63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H63:Template.H63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I63:Template.I63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J63:Template.J63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K63:Template.K63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L63:Template.L63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M63:Template.M63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N63:Template.N63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A64:Template.A64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B64:Template.B64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C64:Template.C64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D64:Template.D64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E64:Template.E64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F64:Template.F64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G64:Template.G64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H64:Template.H64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I64:Template.I64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J64:Template.J64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K64:Template.K64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L64:Template.L64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M64:Template.M64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N64:Template.N64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A65:Template.A65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B65:Template.B65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C65:Template.C65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D65:Template.D65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E65:Template.E65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F65:Template.F65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G65:Template.G65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H65:Template.H65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I65:Template.I65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J65:Template.J65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K65:Template.K65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L65:Template.L65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M65:Template.M65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N65:Template.N65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A160:Template.N168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  <calcext:conditional-format calcext:target-range-address="Template.A172:Template.N180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</calcext:conditional-formats>
      </table:table>
      <table:table table:name="Test Animation" table:style-name="ta1">
        <table:table-column table:style-name="co1" table:number-columns-repeated="14" table:default-cell-style-name="ce1"/>
        <table:table-column table:style-name="co2" table:default-cell-style-name="ce273"/>
        <table:table-column table:style-name="co1" table:default-cell-style-name="Default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70" office:value-type="string" calcext:value-type="string">
            <text:p>Frames:</text:p>
          </table:table-cell>
          <table:table-cell/>
          <table:table-cell table:formula="of:=SUM([.O2:.O1700]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2]*1)+([.B2]*2)+([.C2]*4)+([.D2]*8)+([.E2]*16)+([.F2]*32)+([.G2]*64)+([.H2]*128)+([.I2]*256)+([.J2]*512)+([.K2]*1024)+([.L2]*2048)+([.M2]*4096)+([.N2]*8192)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3]*1)+([.B3]*2)+([.C3]*4)+([.D3]*8)+([.E3]*16)+([.F3]*32)+([.G3]*64)+([.H3]*128)+([.I3]*256)+([.J3]*512)+([.K3]*1024)+([.L3]*2048)+([.M3]*4096)+([.N3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]*1)+([.B4]*2)+([.C4]*4)+([.D4]*8)+([.E4]*16)+([.F4]*32)+([.G4]*64)+([.H4]*128)+([.I4]*256)+([.J4]*512)+([.K4]*1024)+([.L4]*2048)+([.M4]*4096)+([.N4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5]*1)+([.B5]*2)+([.C5]*4)+([.D5]*8)+([.E5]*16)+([.F5]*32)+([.G5]*64)+([.H5]*128)+([.I5]*256)+([.J5]*512)+([.K5]*1024)+([.L5]*2048)+([.M5]*4096)+([.N5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6]*1)+([.B6]*2)+([.C6]*4)+([.D6]*8)+([.E6]*16)+([.F6]*32)+([.G6]*64)+([.H6]*128)+([.I6]*256)+([.J6]*512)+([.K6]*1024)+([.L6]*2048)+([.M6]*4096)+([.N6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7]*1)+([.B7]*2)+([.C7]*4)+([.D7]*8)+([.E7]*16)+([.F7]*32)+([.G7]*64)+([.H7]*128)+([.I7]*256)+([.J7]*512)+([.K7]*1024)+([.L7]*2048)+([.M7]*4096)+([.N7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8]*1)+([.B8]*2)+([.C8]*4)+([.D8]*8)+([.E8]*16)+([.F8]*32)+([.G8]*64)+([.H8]*128)+([.I8]*256)+([.J8]*512)+([.K8]*1024)+([.L8]*2048)+([.M8]*4096)+([.N8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9]*1)+([.B9]*2)+([.C9]*4)+([.D9]*8)+([.E9]*16)+([.F9]*32)+([.G9]*64)+([.H9]*128)+([.I9]*256)+([.J9]*512)+([.K9]*1024)+([.L9]*2048)+([.M9]*4096)+([.N9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10]*1)+([.B10]*2)+([.C10]*4)+([.D10]*8)+([.E10]*16)+([.F10]*32)+([.G10]*64)+([.H10]*128)+([.I10]*256)+([.J10]*512)+([.K10]*1024)+([.L10]*2048)+([.M10]*4096)+([.N10]*8192))"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12]*1)+([.B12]*2)+([.C12]*4)+([.D12]*8)+([.E12]*16)+([.F12]*32)+([.G12]*64)+([.H12]*128)+([.I12]*256)+([.J12]*512)+([.K12]*1024)+([.L12]*2048)+([.M12]*4096)+([.N12]*8192)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  <table:table-cell table:formula="of:=SUM(([.A13]*1)+([.B13]*2)+([.C13]*4)+([.D13]*8)+([.E13]*16)+([.F13]*32)+([.G13]*64)+([.H13]*128)+([.I13]*256)+([.J13]*512)+([.K13]*1024)+([.L13]*2048)+([.M13]*4096)+([.N13]*8192)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14]*1)+([.B14]*2)+([.C14]*4)+([.D14]*8)+([.E14]*16)+([.F14]*32)+([.G14]*64)+([.H14]*128)+([.I14]*256)+([.J14]*512)+([.K14]*1024)+([.L14]*2048)+([.M14]*4096)+([.N14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15]*1)+([.B15]*2)+([.C15]*4)+([.D15]*8)+([.E15]*16)+([.F15]*32)+([.G15]*64)+([.H15]*128)+([.I15]*256)+([.J15]*512)+([.K15]*1024)+([.L15]*2048)+([.M15]*4096)+([.N15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16]*1)+([.B16]*2)+([.C16]*4)+([.D16]*8)+([.E16]*16)+([.F16]*32)+([.G16]*64)+([.H16]*128)+([.I16]*256)+([.J16]*512)+([.K16]*1024)+([.L16]*2048)+([.M16]*4096)+([.N16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17]*1)+([.B17]*2)+([.C17]*4)+([.D17]*8)+([.E17]*16)+([.F17]*32)+([.G17]*64)+([.H17]*128)+([.I17]*256)+([.J17]*512)+([.K17]*1024)+([.L17]*2048)+([.M17]*4096)+([.N17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18]*1)+([.B18]*2)+([.C18]*4)+([.D18]*8)+([.E18]*16)+([.F18]*32)+([.G18]*64)+([.H18]*128)+([.I18]*256)+([.J18]*512)+([.K18]*1024)+([.L18]*2048)+([.M18]*4096)+([.N18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19]*1)+([.B19]*2)+([.C19]*4)+([.D19]*8)+([.E19]*16)+([.F19]*32)+([.G19]*64)+([.H19]*128)+([.I19]*256)+([.J19]*512)+([.K19]*1024)+([.L19]*2048)+([.M19]*4096)+([.N19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20]*1)+([.B20]*2)+([.C20]*4)+([.D20]*8)+([.E20]*16)+([.F20]*32)+([.G20]*64)+([.H20]*128)+([.I20]*256)+([.J20]*512)+([.K20]*1024)+([.L20]*2048)+([.M20]*4096)+([.N20]*8192))"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22]*1)+([.B22]*2)+([.C22]*4)+([.D22]*8)+([.E22]*16)+([.F22]*32)+([.G22]*64)+([.H22]*128)+([.I22]*256)+([.J22]*512)+([.K22]*1024)+([.L22]*2048)+([.M22]*4096)+([.N22]*8192)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formula="of:=SUM(([.A23]*1)+([.B23]*2)+([.C23]*4)+([.D23]*8)+([.E23]*16)+([.F23]*32)+([.G23]*64)+([.H23]*128)+([.I23]*256)+([.J23]*512)+([.K23]*1024)+([.L23]*2048)+([.M23]*4096)+([.N23]*8192)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  <table:table-cell table:formula="of:=SUM(([.A24]*1)+([.B24]*2)+([.C24]*4)+([.D24]*8)+([.E24]*16)+([.F24]*32)+([.G24]*64)+([.H24]*128)+([.I24]*256)+([.J24]*512)+([.K24]*1024)+([.L24]*2048)+([.M24]*4096)+([.N24]*8192)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25]*1)+([.B25]*2)+([.C25]*4)+([.D25]*8)+([.E25]*16)+([.F25]*32)+([.G25]*64)+([.H25]*128)+([.I25]*256)+([.J25]*512)+([.K25]*1024)+([.L25]*2048)+([.M25]*4096)+([.N25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26]*1)+([.B26]*2)+([.C26]*4)+([.D26]*8)+([.E26]*16)+([.F26]*32)+([.G26]*64)+([.H26]*128)+([.I26]*256)+([.J26]*512)+([.K26]*1024)+([.L26]*2048)+([.M26]*4096)+([.N26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27]*1)+([.B27]*2)+([.C27]*4)+([.D27]*8)+([.E27]*16)+([.F27]*32)+([.G27]*64)+([.H27]*128)+([.I27]*256)+([.J27]*512)+([.K27]*1024)+([.L27]*2048)+([.M27]*4096)+([.N27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28]*1)+([.B28]*2)+([.C28]*4)+([.D28]*8)+([.E28]*16)+([.F28]*32)+([.G28]*64)+([.H28]*128)+([.I28]*256)+([.J28]*512)+([.K28]*1024)+([.L28]*2048)+([.M28]*4096)+([.N28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29]*1)+([.B29]*2)+([.C29]*4)+([.D29]*8)+([.E29]*16)+([.F29]*32)+([.G29]*64)+([.H29]*128)+([.I29]*256)+([.J29]*512)+([.K29]*1024)+([.L29]*2048)+([.M29]*4096)+([.N29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30]*1)+([.B30]*2)+([.C30]*4)+([.D30]*8)+([.E30]*16)+([.F30]*32)+([.G30]*64)+([.H30]*128)+([.I30]*256)+([.J30]*512)+([.K30]*1024)+([.L30]*2048)+([.M30]*4096)+([.N30]*8192))"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32]*1)+([.B32]*2)+([.C32]*4)+([.D32]*8)+([.E32]*16)+([.F32]*32)+([.G32]*64)+([.H32]*128)+([.I32]*256)+([.J32]*512)+([.K32]*1024)+([.L32]*2048)+([.M32]*4096)+([.N32]*8192))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table:formula="of:=SUM(([.A33]*1)+([.B33]*2)+([.C33]*4)+([.D33]*8)+([.E33]*16)+([.F33]*32)+([.G33]*64)+([.H33]*128)+([.I33]*256)+([.J33]*512)+([.K33]*1024)+([.L33]*2048)+([.M33]*4096)+([.N33]*8192)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formula="of:=SUM(([.A34]*1)+([.B34]*2)+([.C34]*4)+([.D34]*8)+([.E34]*16)+([.F34]*32)+([.G34]*64)+([.H34]*128)+([.I34]*256)+([.J34]*512)+([.K34]*1024)+([.L34]*2048)+([.M34]*4096)+([.N34]*8192)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  <table:table-cell table:formula="of:=SUM(([.A35]*1)+([.B35]*2)+([.C35]*4)+([.D35]*8)+([.E35]*16)+([.F35]*32)+([.G35]*64)+([.H35]*128)+([.I35]*256)+([.J35]*512)+([.K35]*1024)+([.L35]*2048)+([.M35]*4096)+([.N35]*8192)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36]*1)+([.B36]*2)+([.C36]*4)+([.D36]*8)+([.E36]*16)+([.F36]*32)+([.G36]*64)+([.H36]*128)+([.I36]*256)+([.J36]*512)+([.K36]*1024)+([.L36]*2048)+([.M36]*4096)+([.N36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37]*1)+([.B37]*2)+([.C37]*4)+([.D37]*8)+([.E37]*16)+([.F37]*32)+([.G37]*64)+([.H37]*128)+([.I37]*256)+([.J37]*512)+([.K37]*1024)+([.L37]*2048)+([.M37]*4096)+([.N37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38]*1)+([.B38]*2)+([.C38]*4)+([.D38]*8)+([.E38]*16)+([.F38]*32)+([.G38]*64)+([.H38]*128)+([.I38]*256)+([.J38]*512)+([.K38]*1024)+([.L38]*2048)+([.M38]*4096)+([.N38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39]*1)+([.B39]*2)+([.C39]*4)+([.D39]*8)+([.E39]*16)+([.F39]*32)+([.G39]*64)+([.H39]*128)+([.I39]*256)+([.J39]*512)+([.K39]*1024)+([.L39]*2048)+([.M39]*4096)+([.N39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0]*1)+([.B40]*2)+([.C40]*4)+([.D40]*8)+([.E40]*16)+([.F40]*32)+([.G40]*64)+([.H40]*128)+([.I40]*256)+([.J40]*512)+([.K40]*1024)+([.L40]*2048)+([.M40]*4096)+([.N40]*8192))"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42]*1)+([.B42]*2)+([.C42]*4)+([.D42]*8)+([.E42]*16)+([.F42]*32)+([.G42]*64)+([.H42]*128)+([.I42]*256)+([.J42]*512)+([.K42]*1024)+([.L42]*2048)+([.M42]*4096)+([.N42]*8192))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table:formula="of:=SUM(([.A43]*1)+([.B43]*2)+([.C43]*4)+([.D43]*8)+([.E43]*16)+([.F43]*32)+([.G43]*64)+([.H43]*128)+([.I43]*256)+([.J43]*512)+([.K43]*1024)+([.L43]*2048)+([.M43]*4096)+([.N43]*8192))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table:formula="of:=SUM(([.A44]*1)+([.B44]*2)+([.C44]*4)+([.D44]*8)+([.E44]*16)+([.F44]*32)+([.G44]*64)+([.H44]*128)+([.I44]*256)+([.J44]*512)+([.K44]*1024)+([.L44]*2048)+([.M44]*4096)+([.N44]*8192)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formula="of:=SUM(([.A45]*1)+([.B45]*2)+([.C45]*4)+([.D45]*8)+([.E45]*16)+([.F45]*32)+([.G45]*64)+([.H45]*128)+([.I45]*256)+([.J45]*512)+([.K45]*1024)+([.L45]*2048)+([.M45]*4096)+([.N45]*8192)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  <table:table-cell table:formula="of:=SUM(([.A46]*1)+([.B46]*2)+([.C46]*4)+([.D46]*8)+([.E46]*16)+([.F46]*32)+([.G46]*64)+([.H46]*128)+([.I46]*256)+([.J46]*512)+([.K46]*1024)+([.L46]*2048)+([.M46]*4096)+([.N46]*8192)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7]*1)+([.B47]*2)+([.C47]*4)+([.D47]*8)+([.E47]*16)+([.F47]*32)+([.G47]*64)+([.H47]*128)+([.I47]*256)+([.J47]*512)+([.K47]*1024)+([.L47]*2048)+([.M47]*4096)+([.N47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8]*1)+([.B48]*2)+([.C48]*4)+([.D48]*8)+([.E48]*16)+([.F48]*32)+([.G48]*64)+([.H48]*128)+([.I48]*256)+([.J48]*512)+([.K48]*1024)+([.L48]*2048)+([.M48]*4096)+([.N48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9]*1)+([.B49]*2)+([.C49]*4)+([.D49]*8)+([.E49]*16)+([.F49]*32)+([.G49]*64)+([.H49]*128)+([.I49]*256)+([.J49]*512)+([.K49]*1024)+([.L49]*2048)+([.M49]*4096)+([.N49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50]*1)+([.B50]*2)+([.C50]*4)+([.D50]*8)+([.E50]*16)+([.F50]*32)+([.G50]*64)+([.H50]*128)+([.I50]*256)+([.J50]*512)+([.K50]*1024)+([.L50]*2048)+([.M50]*4096)+([.N50]*8192))"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52]*1)+([.B52]*2)+([.C52]*4)+([.D52]*8)+([.E52]*16)+([.F52]*32)+([.G52]*64)+([.H52]*128)+([.I52]*256)+([.J52]*512)+([.K52]*1024)+([.L52]*2048)+([.M52]*4096)+([.N52]*8192))"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table:formula="of:=SUM(([.A53]*1)+([.B53]*2)+([.C53]*4)+([.D53]*8)+([.E53]*16)+([.F53]*32)+([.G53]*64)+([.H53]*128)+([.I53]*256)+([.J53]*512)+([.K53]*1024)+([.L53]*2048)+([.M53]*4096)+([.N53]*8192))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table:formula="of:=SUM(([.A54]*1)+([.B54]*2)+([.C54]*4)+([.D54]*8)+([.E54]*16)+([.F54]*32)+([.G54]*64)+([.H54]*128)+([.I54]*256)+([.J54]*512)+([.K54]*1024)+([.L54]*2048)+([.M54]*4096)+([.N54]*8192))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table:formula="of:=SUM(([.A55]*1)+([.B55]*2)+([.C55]*4)+([.D55]*8)+([.E55]*16)+([.F55]*32)+([.G55]*64)+([.H55]*128)+([.I55]*256)+([.J55]*512)+([.K55]*1024)+([.L55]*2048)+([.M55]*4096)+([.N55]*8192)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formula="of:=SUM(([.A56]*1)+([.B56]*2)+([.C56]*4)+([.D56]*8)+([.E56]*16)+([.F56]*32)+([.G56]*64)+([.H56]*128)+([.I56]*256)+([.J56]*512)+([.K56]*1024)+([.L56]*2048)+([.M56]*4096)+([.N56]*8192)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  <table:table-cell table:formula="of:=SUM(([.A57]*1)+([.B57]*2)+([.C57]*4)+([.D57]*8)+([.E57]*16)+([.F57]*32)+([.G57]*64)+([.H57]*128)+([.I57]*256)+([.J57]*512)+([.K57]*1024)+([.L57]*2048)+([.M57]*4096)+([.N57]*8192)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58]*1)+([.B58]*2)+([.C58]*4)+([.D58]*8)+([.E58]*16)+([.F58]*32)+([.G58]*64)+([.H58]*128)+([.I58]*256)+([.J58]*512)+([.K58]*1024)+([.L58]*2048)+([.M58]*4096)+([.N58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59]*1)+([.B59]*2)+([.C59]*4)+([.D59]*8)+([.E59]*16)+([.F59]*32)+([.G59]*64)+([.H59]*128)+([.I59]*256)+([.J59]*512)+([.K59]*1024)+([.L59]*2048)+([.M59]*4096)+([.N59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60]*1)+([.B60]*2)+([.C60]*4)+([.D60]*8)+([.E60]*16)+([.F60]*32)+([.G60]*64)+([.H60]*128)+([.I60]*256)+([.J60]*512)+([.K60]*1024)+([.L60]*2048)+([.M60]*4096)+([.N60]*8192))"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62]*1)+([.B62]*2)+([.C62]*4)+([.D62]*8)+([.E62]*16)+([.F62]*32)+([.G62]*64)+([.H62]*128)+([.I62]*256)+([.J62]*512)+([.K62]*1024)+([.L62]*2048)+([.M62]*4096)+([.N62]*8192))"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SUM(([.A63]*1)+([.B63]*2)+([.C63]*4)+([.D63]*8)+([.E63]*16)+([.F63]*32)+([.G63]*64)+([.H63]*128)+([.I63]*256)+([.J63]*512)+([.K63]*1024)+([.L63]*2048)+([.M63]*4096)+([.N63]*8192))"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table:formula="of:=SUM(([.A64]*1)+([.B64]*2)+([.C64]*4)+([.D64]*8)+([.E64]*16)+([.F64]*32)+([.G64]*64)+([.H64]*128)+([.I64]*256)+([.J64]*512)+([.K64]*1024)+([.L64]*2048)+([.M64]*4096)+([.N64]*8192))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table:formula="of:=SUM(([.A65]*1)+([.B65]*2)+([.C65]*4)+([.D65]*8)+([.E65]*16)+([.F65]*32)+([.G65]*64)+([.H65]*128)+([.I65]*256)+([.J65]*512)+([.K65]*1024)+([.L65]*2048)+([.M65]*4096)+([.N65]*8192))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table:formula="of:=SUM(([.A66]*1)+([.B66]*2)+([.C66]*4)+([.D66]*8)+([.E66]*16)+([.F66]*32)+([.G66]*64)+([.H66]*128)+([.I66]*256)+([.J66]*512)+([.K66]*1024)+([.L66]*2048)+([.M66]*4096)+([.N66]*8192)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formula="of:=SUM(([.A67]*1)+([.B67]*2)+([.C67]*4)+([.D67]*8)+([.E67]*16)+([.F67]*32)+([.G67]*64)+([.H67]*128)+([.I67]*256)+([.J67]*512)+([.K67]*1024)+([.L67]*2048)+([.M67]*4096)+([.N67]*8192)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  <table:table-cell table:formula="of:=SUM(([.A68]*1)+([.B68]*2)+([.C68]*4)+([.D68]*8)+([.E68]*16)+([.F68]*32)+([.G68]*64)+([.H68]*128)+([.I68]*256)+([.J68]*512)+([.K68]*1024)+([.L68]*2048)+([.M68]*4096)+([.N68]*8192)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69]*1)+([.B69]*2)+([.C69]*4)+([.D69]*8)+([.E69]*16)+([.F69]*32)+([.G69]*64)+([.H69]*128)+([.I69]*256)+([.J69]*512)+([.K69]*1024)+([.L69]*2048)+([.M69]*4096)+([.N69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70]*1)+([.B70]*2)+([.C70]*4)+([.D70]*8)+([.E70]*16)+([.F70]*32)+([.G70]*64)+([.H70]*128)+([.I70]*256)+([.J70]*512)+([.K70]*1024)+([.L70]*2048)+([.M70]*4096)+([.N70]*8192))"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72]*1)+([.B72]*2)+([.C72]*4)+([.D72]*8)+([.E72]*16)+([.F72]*32)+([.G72]*64)+([.H72]*128)+([.I72]*256)+([.J72]*512)+([.K72]*1024)+([.L72]*2048)+([.M72]*4096)+([.N72]*8192))"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SUM(([.A73]*1)+([.B73]*2)+([.C73]*4)+([.D73]*8)+([.E73]*16)+([.F73]*32)+([.G73]*64)+([.H73]*128)+([.I73]*256)+([.J73]*512)+([.K73]*1024)+([.L73]*2048)+([.M73]*4096)+([.N73]*8192))"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SUM(([.A74]*1)+([.B74]*2)+([.C74]*4)+([.D74]*8)+([.E74]*16)+([.F74]*32)+([.G74]*64)+([.H74]*128)+([.I74]*256)+([.J74]*512)+([.K74]*1024)+([.L74]*2048)+([.M74]*4096)+([.N74]*8192))"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table:formula="of:=SUM(([.A75]*1)+([.B75]*2)+([.C75]*4)+([.D75]*8)+([.E75]*16)+([.F75]*32)+([.G75]*64)+([.H75]*128)+([.I75]*256)+([.J75]*512)+([.K75]*1024)+([.L75]*2048)+([.M75]*4096)+([.N75]*8192))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table:formula="of:=SUM(([.A76]*1)+([.B76]*2)+([.C76]*4)+([.D76]*8)+([.E76]*16)+([.F76]*32)+([.G76]*64)+([.H76]*128)+([.I76]*256)+([.J76]*512)+([.K76]*1024)+([.L76]*2048)+([.M76]*4096)+([.N76]*8192))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table:formula="of:=SUM(([.A77]*1)+([.B77]*2)+([.C77]*4)+([.D77]*8)+([.E77]*16)+([.F77]*32)+([.G77]*64)+([.H77]*128)+([.I77]*256)+([.J77]*512)+([.K77]*1024)+([.L77]*2048)+([.M77]*4096)+([.N77]*8192)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formula="of:=SUM(([.A78]*1)+([.B78]*2)+([.C78]*4)+([.D78]*8)+([.E78]*16)+([.F78]*32)+([.G78]*64)+([.H78]*128)+([.I78]*256)+([.J78]*512)+([.K78]*1024)+([.L78]*2048)+([.M78]*4096)+([.N78]*8192)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  <table:table-cell table:formula="of:=SUM(([.A79]*1)+([.B79]*2)+([.C79]*4)+([.D79]*8)+([.E79]*16)+([.F79]*32)+([.G79]*64)+([.H79]*128)+([.I79]*256)+([.J79]*512)+([.K79]*1024)+([.L79]*2048)+([.M79]*4096)+([.N79]*8192)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80]*1)+([.B80]*2)+([.C80]*4)+([.D80]*8)+([.E80]*16)+([.F80]*32)+([.G80]*64)+([.H80]*128)+([.I80]*256)+([.J80]*512)+([.K80]*1024)+([.L80]*2048)+([.M80]*4096)+([.N80]*8192))"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82]*1)+([.B82]*2)+([.C82]*4)+([.D82]*8)+([.E82]*16)+([.F82]*32)+([.G82]*64)+([.H82]*128)+([.I82]*256)+([.J82]*512)+([.K82]*1024)+([.L82]*2048)+([.M82]*4096)+([.N82]*8192))" office:value-type="float" office:value="511" calcext:value-type="float">
            <text:p>5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formula="of:=SUM(([.A83]*1)+([.B83]*2)+([.C83]*4)+([.D83]*8)+([.E83]*16)+([.F83]*32)+([.G83]*64)+([.H83]*128)+([.I83]*256)+([.J83]*512)+([.K83]*1024)+([.L83]*2048)+([.M83]*4096)+([.N83]*8192))"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SUM(([.A84]*1)+([.B84]*2)+([.C84]*4)+([.D84]*8)+([.E84]*16)+([.F84]*32)+([.G84]*64)+([.H84]*128)+([.I84]*256)+([.J84]*512)+([.K84]*1024)+([.L84]*2048)+([.M84]*4096)+([.N84]*8192))"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SUM(([.A85]*1)+([.B85]*2)+([.C85]*4)+([.D85]*8)+([.E85]*16)+([.F85]*32)+([.G85]*64)+([.H85]*128)+([.I85]*256)+([.J85]*512)+([.K85]*1024)+([.L85]*2048)+([.M85]*4096)+([.N85]*8192))"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table:formula="of:=SUM(([.A86]*1)+([.B86]*2)+([.C86]*4)+([.D86]*8)+([.E86]*16)+([.F86]*32)+([.G86]*64)+([.H86]*128)+([.I86]*256)+([.J86]*512)+([.K86]*1024)+([.L86]*2048)+([.M86]*4096)+([.N86]*8192))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table:formula="of:=SUM(([.A87]*1)+([.B87]*2)+([.C87]*4)+([.D87]*8)+([.E87]*16)+([.F87]*32)+([.G87]*64)+([.H87]*128)+([.I87]*256)+([.J87]*512)+([.K87]*1024)+([.L87]*2048)+([.M87]*4096)+([.N87]*8192))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table:formula="of:=SUM(([.A88]*1)+([.B88]*2)+([.C88]*4)+([.D88]*8)+([.E88]*16)+([.F88]*32)+([.G88]*64)+([.H88]*128)+([.I88]*256)+([.J88]*512)+([.K88]*1024)+([.L88]*2048)+([.M88]*4096)+([.N88]*8192)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formula="of:=SUM(([.A89]*1)+([.B89]*2)+([.C89]*4)+([.D89]*8)+([.E89]*16)+([.F89]*32)+([.G89]*64)+([.H89]*128)+([.I89]*256)+([.J89]*512)+([.K89]*1024)+([.L89]*2048)+([.M89]*4096)+([.N89]*8192)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  <table:table-cell table:formula="of:=SUM(([.A90]*1)+([.B90]*2)+([.C90]*4)+([.D90]*8)+([.E90]*16)+([.F90]*32)+([.G90]*64)+([.H90]*128)+([.I90]*256)+([.J90]*512)+([.K90]*1024)+([.L90]*2048)+([.M90]*4096)+([.N90]*8192))"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92]*1)+([.B92]*2)+([.C92]*4)+([.D92]*8)+([.E92]*16)+([.F92]*32)+([.G92]*64)+([.H92]*128)+([.I92]*256)+([.J92]*512)+([.K92]*1024)+([.L92]*2048)+([.M92]*4096)+([.N92]*8192))" office:value-type="float" office:value="1023" calcext:value-type="float">
            <text:p>10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SUM(([.A93]*1)+([.B93]*2)+([.C93]*4)+([.D93]*8)+([.E93]*16)+([.F93]*32)+([.G93]*64)+([.H93]*128)+([.I93]*256)+([.J93]*512)+([.K93]*1024)+([.L93]*2048)+([.M93]*4096)+([.N93]*8192))" office:value-type="float" office:value="511" calcext:value-type="float">
            <text:p>5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formula="of:=SUM(([.A94]*1)+([.B94]*2)+([.C94]*4)+([.D94]*8)+([.E94]*16)+([.F94]*32)+([.G94]*64)+([.H94]*128)+([.I94]*256)+([.J94]*512)+([.K94]*1024)+([.L94]*2048)+([.M94]*4096)+([.N94]*8192))"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SUM(([.A95]*1)+([.B95]*2)+([.C95]*4)+([.D95]*8)+([.E95]*16)+([.F95]*32)+([.G95]*64)+([.H95]*128)+([.I95]*256)+([.J95]*512)+([.K95]*1024)+([.L95]*2048)+([.M95]*4096)+([.N95]*8192))"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SUM(([.A96]*1)+([.B96]*2)+([.C96]*4)+([.D96]*8)+([.E96]*16)+([.F96]*32)+([.G96]*64)+([.H96]*128)+([.I96]*256)+([.J96]*512)+([.K96]*1024)+([.L96]*2048)+([.M96]*4096)+([.N96]*8192))"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table:formula="of:=SUM(([.A97]*1)+([.B97]*2)+([.C97]*4)+([.D97]*8)+([.E97]*16)+([.F97]*32)+([.G97]*64)+([.H97]*128)+([.I97]*256)+([.J97]*512)+([.K97]*1024)+([.L97]*2048)+([.M97]*4096)+([.N97]*8192))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table:formula="of:=SUM(([.A98]*1)+([.B98]*2)+([.C98]*4)+([.D98]*8)+([.E98]*16)+([.F98]*32)+([.G98]*64)+([.H98]*128)+([.I98]*256)+([.J98]*512)+([.K98]*1024)+([.L98]*2048)+([.M98]*4096)+([.N98]*8192))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table:formula="of:=SUM(([.A99]*1)+([.B99]*2)+([.C99]*4)+([.D99]*8)+([.E99]*16)+([.F99]*32)+([.G99]*64)+([.H99]*128)+([.I99]*256)+([.J99]*512)+([.K99]*1024)+([.L99]*2048)+([.M99]*4096)+([.N99]*8192)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formula="of:=SUM(([.A100]*1)+([.B100]*2)+([.C100]*4)+([.D100]*8)+([.E100]*16)+([.F100]*32)+([.G100]*64)+([.H100]*128)+([.I100]*256)+([.J100]*512)+([.K100]*1024)+([.L100]*2048)+([.M100]*4096)+([.N100]*8192))" office:value-type="float" office:value="3" calcext:value-type="float">
            <text:p>3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102]*1)+([.B102]*2)+([.C102]*4)+([.D102]*8)+([.E102]*16)+([.F102]*32)+([.G102]*64)+([.H102]*128)+([.I102]*256)+([.J102]*512)+([.K102]*1024)+([.L102]*2048)+([.M102]*4096)+([.N102]*8192))" office:value-type="float" office:value="2047" calcext:value-type="float">
            <text:p>204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SUM(([.A103]*1)+([.B103]*2)+([.C103]*4)+([.D103]*8)+([.E103]*16)+([.F103]*32)+([.G103]*64)+([.H103]*128)+([.I103]*256)+([.J103]*512)+([.K103]*1024)+([.L103]*2048)+([.M103]*4096)+([.N103]*8192))" office:value-type="float" office:value="1023" calcext:value-type="float">
            <text:p>10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SUM(([.A104]*1)+([.B104]*2)+([.C104]*4)+([.D104]*8)+([.E104]*16)+([.F104]*32)+([.G104]*64)+([.H104]*128)+([.I104]*256)+([.J104]*512)+([.K104]*1024)+([.L104]*2048)+([.M104]*4096)+([.N104]*8192))" office:value-type="float" office:value="511" calcext:value-type="float">
            <text:p>5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formula="of:=SUM(([.A105]*1)+([.B105]*2)+([.C105]*4)+([.D105]*8)+([.E105]*16)+([.F105]*32)+([.G105]*64)+([.H105]*128)+([.I105]*256)+([.J105]*512)+([.K105]*1024)+([.L105]*2048)+([.M105]*4096)+([.N105]*8192))"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SUM(([.A106]*1)+([.B106]*2)+([.C106]*4)+([.D106]*8)+([.E106]*16)+([.F106]*32)+([.G106]*64)+([.H106]*128)+([.I106]*256)+([.J106]*512)+([.K106]*1024)+([.L106]*2048)+([.M106]*4096)+([.N106]*8192))"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SUM(([.A107]*1)+([.B107]*2)+([.C107]*4)+([.D107]*8)+([.E107]*16)+([.F107]*32)+([.G107]*64)+([.H107]*128)+([.I107]*256)+([.J107]*512)+([.K107]*1024)+([.L107]*2048)+([.M107]*4096)+([.N107]*8192))"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table:formula="of:=SUM(([.A108]*1)+([.B108]*2)+([.C108]*4)+([.D108]*8)+([.E108]*16)+([.F108]*32)+([.G108]*64)+([.H108]*128)+([.I108]*256)+([.J108]*512)+([.K108]*1024)+([.L108]*2048)+([.M108]*4096)+([.N108]*8192))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table:formula="of:=SUM(([.A109]*1)+([.B109]*2)+([.C109]*4)+([.D109]*8)+([.E109]*16)+([.F109]*32)+([.G109]*64)+([.H109]*128)+([.I109]*256)+([.J109]*512)+([.K109]*1024)+([.L109]*2048)+([.M109]*4096)+([.N109]*8192))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table:formula="of:=SUM(([.A110]*1)+([.B110]*2)+([.C110]*4)+([.D110]*8)+([.E110]*16)+([.F110]*32)+([.G110]*64)+([.H110]*128)+([.I110]*256)+([.J110]*512)+([.K110]*1024)+([.L110]*2048)+([.M110]*4096)+([.N110]*8192))" office:value-type="float" office:value="7" calcext:value-type="float">
            <text:p>7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112]*1)+([.B112]*2)+([.C112]*4)+([.D112]*8)+([.E112]*16)+([.F112]*32)+([.G112]*64)+([.H112]*128)+([.I112]*256)+([.J112]*512)+([.K112]*1024)+([.L112]*2048)+([.M112]*4096)+([.N112]*8192))" office:value-type="float" office:value="4095" calcext:value-type="float">
            <text:p>409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([.A113]*1)+([.B113]*2)+([.C113]*4)+([.D113]*8)+([.E113]*16)+([.F113]*32)+([.G113]*64)+([.H113]*128)+([.I113]*256)+([.J113]*512)+([.K113]*1024)+([.L113]*2048)+([.M113]*4096)+([.N113]*8192))" office:value-type="float" office:value="2047" calcext:value-type="float">
            <text:p>204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SUM(([.A114]*1)+([.B114]*2)+([.C114]*4)+([.D114]*8)+([.E114]*16)+([.F114]*32)+([.G114]*64)+([.H114]*128)+([.I114]*256)+([.J114]*512)+([.K114]*1024)+([.L114]*2048)+([.M114]*4096)+([.N114]*8192))" office:value-type="float" office:value="1023" calcext:value-type="float">
            <text:p>10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SUM(([.A115]*1)+([.B115]*2)+([.C115]*4)+([.D115]*8)+([.E115]*16)+([.F115]*32)+([.G115]*64)+([.H115]*128)+([.I115]*256)+([.J115]*512)+([.K115]*1024)+([.L115]*2048)+([.M115]*4096)+([.N115]*8192))" office:value-type="float" office:value="511" calcext:value-type="float">
            <text:p>5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formula="of:=SUM(([.A116]*1)+([.B116]*2)+([.C116]*4)+([.D116]*8)+([.E116]*16)+([.F116]*32)+([.G116]*64)+([.H116]*128)+([.I116]*256)+([.J116]*512)+([.K116]*1024)+([.L116]*2048)+([.M116]*4096)+([.N116]*8192))"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SUM(([.A117]*1)+([.B117]*2)+([.C117]*4)+([.D117]*8)+([.E117]*16)+([.F117]*32)+([.G117]*64)+([.H117]*128)+([.I117]*256)+([.J117]*512)+([.K117]*1024)+([.L117]*2048)+([.M117]*4096)+([.N117]*8192))"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SUM(([.A118]*1)+([.B118]*2)+([.C118]*4)+([.D118]*8)+([.E118]*16)+([.F118]*32)+([.G118]*64)+([.H118]*128)+([.I118]*256)+([.J118]*512)+([.K118]*1024)+([.L118]*2048)+([.M118]*4096)+([.N118]*8192))"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table:formula="of:=SUM(([.A119]*1)+([.B119]*2)+([.C119]*4)+([.D119]*8)+([.E119]*16)+([.F119]*32)+([.G119]*64)+([.H119]*128)+([.I119]*256)+([.J119]*512)+([.K119]*1024)+([.L119]*2048)+([.M119]*4096)+([.N119]*8192))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table:formula="of:=SUM(([.A120]*1)+([.B120]*2)+([.C120]*4)+([.D120]*8)+([.E120]*16)+([.F120]*32)+([.G120]*64)+([.H120]*128)+([.I120]*256)+([.J120]*512)+([.K120]*1024)+([.L120]*2048)+([.M120]*4096)+([.N120]*8192))" office:value-type="float" office:value="15" calcext:value-type="float">
            <text:p>15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122]*1)+([.B122]*2)+([.C122]*4)+([.D122]*8)+([.E122]*16)+([.F122]*32)+([.G122]*64)+([.H122]*128)+([.I122]*256)+([.J122]*512)+([.K122]*1024)+([.L122]*2048)+([.M122]*4096)+([.N122]*8192))" office:value-type="float" office:value="8191" calcext:value-type="float">
            <text:p>819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([.A123]*1)+([.B123]*2)+([.C123]*4)+([.D123]*8)+([.E123]*16)+([.F123]*32)+([.G123]*64)+([.H123]*128)+([.I123]*256)+([.J123]*512)+([.K123]*1024)+([.L123]*2048)+([.M123]*4096)+([.N123]*8192))" office:value-type="float" office:value="4095" calcext:value-type="float">
            <text:p>409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([.A124]*1)+([.B124]*2)+([.C124]*4)+([.D124]*8)+([.E124]*16)+([.F124]*32)+([.G124]*64)+([.H124]*128)+([.I124]*256)+([.J124]*512)+([.K124]*1024)+([.L124]*2048)+([.M124]*4096)+([.N124]*8192))" office:value-type="float" office:value="2047" calcext:value-type="float">
            <text:p>204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SUM(([.A125]*1)+([.B125]*2)+([.C125]*4)+([.D125]*8)+([.E125]*16)+([.F125]*32)+([.G125]*64)+([.H125]*128)+([.I125]*256)+([.J125]*512)+([.K125]*1024)+([.L125]*2048)+([.M125]*4096)+([.N125]*8192))" office:value-type="float" office:value="1023" calcext:value-type="float">
            <text:p>10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SUM(([.A126]*1)+([.B126]*2)+([.C126]*4)+([.D126]*8)+([.E126]*16)+([.F126]*32)+([.G126]*64)+([.H126]*128)+([.I126]*256)+([.J126]*512)+([.K126]*1024)+([.L126]*2048)+([.M126]*4096)+([.N126]*8192))" office:value-type="float" office:value="511" calcext:value-type="float">
            <text:p>5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formula="of:=SUM(([.A127]*1)+([.B127]*2)+([.C127]*4)+([.D127]*8)+([.E127]*16)+([.F127]*32)+([.G127]*64)+([.H127]*128)+([.I127]*256)+([.J127]*512)+([.K127]*1024)+([.L127]*2048)+([.M127]*4096)+([.N127]*8192))"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SUM(([.A128]*1)+([.B128]*2)+([.C128]*4)+([.D128]*8)+([.E128]*16)+([.F128]*32)+([.G128]*64)+([.H128]*128)+([.I128]*256)+([.J128]*512)+([.K128]*1024)+([.L128]*2048)+([.M128]*4096)+([.N128]*8192))"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SUM(([.A129]*1)+([.B129]*2)+([.C129]*4)+([.D129]*8)+([.E129]*16)+([.F129]*32)+([.G129]*64)+([.H129]*128)+([.I129]*256)+([.J129]*512)+([.K129]*1024)+([.L129]*2048)+([.M129]*4096)+([.N129]*8192))"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table:formula="of:=SUM(([.A130]*1)+([.B130]*2)+([.C130]*4)+([.D130]*8)+([.E130]*16)+([.F130]*32)+([.G130]*64)+([.H130]*128)+([.I130]*256)+([.J130]*512)+([.K130]*1024)+([.L130]*2048)+([.M130]*4096)+([.N130]*8192))" office:value-type="float" office:value="31" calcext:value-type="float">
            <text:p>31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132]*1)+([.B132]*2)+([.C132]*4)+([.D132]*8)+([.E132]*16)+([.F132]*32)+([.G132]*64)+([.H132]*128)+([.I132]*256)+([.J132]*512)+([.K132]*1024)+([.L132]*2048)+([.M132]*4096)+([.N132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([.A133]*1)+([.B133]*2)+([.C133]*4)+([.D133]*8)+([.E133]*16)+([.F133]*32)+([.G133]*64)+([.H133]*128)+([.I133]*256)+([.J133]*512)+([.K133]*1024)+([.L133]*2048)+([.M133]*4096)+([.N133]*8192))" office:value-type="float" office:value="8191" calcext:value-type="float">
            <text:p>819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([.A134]*1)+([.B134]*2)+([.C134]*4)+([.D134]*8)+([.E134]*16)+([.F134]*32)+([.G134]*64)+([.H134]*128)+([.I134]*256)+([.J134]*512)+([.K134]*1024)+([.L134]*2048)+([.M134]*4096)+([.N134]*8192))" office:value-type="float" office:value="4095" calcext:value-type="float">
            <text:p>409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([.A135]*1)+([.B135]*2)+([.C135]*4)+([.D135]*8)+([.E135]*16)+([.F135]*32)+([.G135]*64)+([.H135]*128)+([.I135]*256)+([.J135]*512)+([.K135]*1024)+([.L135]*2048)+([.M135]*4096)+([.N135]*8192))" office:value-type="float" office:value="2047" calcext:value-type="float">
            <text:p>204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SUM(([.A136]*1)+([.B136]*2)+([.C136]*4)+([.D136]*8)+([.E136]*16)+([.F136]*32)+([.G136]*64)+([.H136]*128)+([.I136]*256)+([.J136]*512)+([.K136]*1024)+([.L136]*2048)+([.M136]*4096)+([.N136]*8192))" office:value-type="float" office:value="1023" calcext:value-type="float">
            <text:p>10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SUM(([.A137]*1)+([.B137]*2)+([.C137]*4)+([.D137]*8)+([.E137]*16)+([.F137]*32)+([.G137]*64)+([.H137]*128)+([.I137]*256)+([.J137]*512)+([.K137]*1024)+([.L137]*2048)+([.M137]*4096)+([.N137]*8192))" office:value-type="float" office:value="511" calcext:value-type="float">
            <text:p>5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formula="of:=SUM(([.A138]*1)+([.B138]*2)+([.C138]*4)+([.D138]*8)+([.E138]*16)+([.F138]*32)+([.G138]*64)+([.H138]*128)+([.I138]*256)+([.J138]*512)+([.K138]*1024)+([.L138]*2048)+([.M138]*4096)+([.N138]*8192))"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SUM(([.A139]*1)+([.B139]*2)+([.C139]*4)+([.D139]*8)+([.E139]*16)+([.F139]*32)+([.G139]*64)+([.H139]*128)+([.I139]*256)+([.J139]*512)+([.K139]*1024)+([.L139]*2048)+([.M139]*4096)+([.N139]*8192))"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SUM(([.A140]*1)+([.B140]*2)+([.C140]*4)+([.D140]*8)+([.E140]*16)+([.F140]*32)+([.G140]*64)+([.H140]*128)+([.I140]*256)+([.J140]*512)+([.K140]*1024)+([.L140]*2048)+([.M140]*4096)+([.N140]*8192))" office:value-type="float" office:value="63" calcext:value-type="float">
            <text:p>63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142]*1)+([.B142]*2)+([.C142]*4)+([.D142]*8)+([.E142]*16)+([.F142]*32)+([.G142]*64)+([.H142]*128)+([.I142]*256)+([.J142]*512)+([.K142]*1024)+([.L142]*2048)+([.M142]*4096)+([.N142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143]*1)+([.B143]*2)+([.C143]*4)+([.D143]*8)+([.E143]*16)+([.F143]*32)+([.G143]*64)+([.H143]*128)+([.I143]*256)+([.J143]*512)+([.K143]*1024)+([.L143]*2048)+([.M143]*4096)+([.N143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([.A144]*1)+([.B144]*2)+([.C144]*4)+([.D144]*8)+([.E144]*16)+([.F144]*32)+([.G144]*64)+([.H144]*128)+([.I144]*256)+([.J144]*512)+([.K144]*1024)+([.L144]*2048)+([.M144]*4096)+([.N144]*8192))" office:value-type="float" office:value="8191" calcext:value-type="float">
            <text:p>819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([.A145]*1)+([.B145]*2)+([.C145]*4)+([.D145]*8)+([.E145]*16)+([.F145]*32)+([.G145]*64)+([.H145]*128)+([.I145]*256)+([.J145]*512)+([.K145]*1024)+([.L145]*2048)+([.M145]*4096)+([.N145]*8192))" office:value-type="float" office:value="4095" calcext:value-type="float">
            <text:p>409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([.A146]*1)+([.B146]*2)+([.C146]*4)+([.D146]*8)+([.E146]*16)+([.F146]*32)+([.G146]*64)+([.H146]*128)+([.I146]*256)+([.J146]*512)+([.K146]*1024)+([.L146]*2048)+([.M146]*4096)+([.N146]*8192))" office:value-type="float" office:value="2047" calcext:value-type="float">
            <text:p>204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SUM(([.A147]*1)+([.B147]*2)+([.C147]*4)+([.D147]*8)+([.E147]*16)+([.F147]*32)+([.G147]*64)+([.H147]*128)+([.I147]*256)+([.J147]*512)+([.K147]*1024)+([.L147]*2048)+([.M147]*4096)+([.N147]*8192))" office:value-type="float" office:value="1023" calcext:value-type="float">
            <text:p>10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SUM(([.A148]*1)+([.B148]*2)+([.C148]*4)+([.D148]*8)+([.E148]*16)+([.F148]*32)+([.G148]*64)+([.H148]*128)+([.I148]*256)+([.J148]*512)+([.K148]*1024)+([.L148]*2048)+([.M148]*4096)+([.N148]*8192))" office:value-type="float" office:value="511" calcext:value-type="float">
            <text:p>5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formula="of:=SUM(([.A149]*1)+([.B149]*2)+([.C149]*4)+([.D149]*8)+([.E149]*16)+([.F149]*32)+([.G149]*64)+([.H149]*128)+([.I149]*256)+([.J149]*512)+([.K149]*1024)+([.L149]*2048)+([.M149]*4096)+([.N149]*8192))"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SUM(([.A150]*1)+([.B150]*2)+([.C150]*4)+([.D150]*8)+([.E150]*16)+([.F150]*32)+([.G150]*64)+([.H150]*128)+([.I150]*256)+([.J150]*512)+([.K150]*1024)+([.L150]*2048)+([.M150]*4096)+([.N150]*8192))" office:value-type="float" office:value="127" calcext:value-type="float">
            <text:p>127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152]*1)+([.B152]*2)+([.C152]*4)+([.D152]*8)+([.E152]*16)+([.F152]*32)+([.G152]*64)+([.H152]*128)+([.I152]*256)+([.J152]*512)+([.K152]*1024)+([.L152]*2048)+([.M152]*4096)+([.N152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153]*1)+([.B153]*2)+([.C153]*4)+([.D153]*8)+([.E153]*16)+([.F153]*32)+([.G153]*64)+([.H153]*128)+([.I153]*256)+([.J153]*512)+([.K153]*1024)+([.L153]*2048)+([.M153]*4096)+([.N153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154]*1)+([.B154]*2)+([.C154]*4)+([.D154]*8)+([.E154]*16)+([.F154]*32)+([.G154]*64)+([.H154]*128)+([.I154]*256)+([.J154]*512)+([.K154]*1024)+([.L154]*2048)+([.M154]*4096)+([.N154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([.A155]*1)+([.B155]*2)+([.C155]*4)+([.D155]*8)+([.E155]*16)+([.F155]*32)+([.G155]*64)+([.H155]*128)+([.I155]*256)+([.J155]*512)+([.K155]*1024)+([.L155]*2048)+([.M155]*4096)+([.N155]*8192))" office:value-type="float" office:value="8191" calcext:value-type="float">
            <text:p>819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([.A156]*1)+([.B156]*2)+([.C156]*4)+([.D156]*8)+([.E156]*16)+([.F156]*32)+([.G156]*64)+([.H156]*128)+([.I156]*256)+([.J156]*512)+([.K156]*1024)+([.L156]*2048)+([.M156]*4096)+([.N156]*8192))" office:value-type="float" office:value="4095" calcext:value-type="float">
            <text:p>409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([.A157]*1)+([.B157]*2)+([.C157]*4)+([.D157]*8)+([.E157]*16)+([.F157]*32)+([.G157]*64)+([.H157]*128)+([.I157]*256)+([.J157]*512)+([.K157]*1024)+([.L157]*2048)+([.M157]*4096)+([.N157]*8192))" office:value-type="float" office:value="2047" calcext:value-type="float">
            <text:p>204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SUM(([.A158]*1)+([.B158]*2)+([.C158]*4)+([.D158]*8)+([.E158]*16)+([.F158]*32)+([.G158]*64)+([.H158]*128)+([.I158]*256)+([.J158]*512)+([.K158]*1024)+([.L158]*2048)+([.M158]*4096)+([.N158]*8192))" office:value-type="float" office:value="1023" calcext:value-type="float">
            <text:p>10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SUM(([.A159]*1)+([.B159]*2)+([.C159]*4)+([.D159]*8)+([.E159]*16)+([.F159]*32)+([.G159]*64)+([.H159]*128)+([.I159]*256)+([.J159]*512)+([.K159]*1024)+([.L159]*2048)+([.M159]*4096)+([.N159]*8192))" office:value-type="float" office:value="511" calcext:value-type="float">
            <text:p>5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formula="of:=SUM(([.A160]*1)+([.B160]*2)+([.C160]*4)+([.D160]*8)+([.E160]*16)+([.F160]*32)+([.G160]*64)+([.H160]*128)+([.I160]*256)+([.J160]*512)+([.K160]*1024)+([.L160]*2048)+([.M160]*4096)+([.N160]*8192))" office:value-type="float" office:value="255" calcext:value-type="float">
            <text:p>255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162]*1)+([.B162]*2)+([.C162]*4)+([.D162]*8)+([.E162]*16)+([.F162]*32)+([.G162]*64)+([.H162]*128)+([.I162]*256)+([.J162]*512)+([.K162]*1024)+([.L162]*2048)+([.M162]*4096)+([.N162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163]*1)+([.B163]*2)+([.C163]*4)+([.D163]*8)+([.E163]*16)+([.F163]*32)+([.G163]*64)+([.H163]*128)+([.I163]*256)+([.J163]*512)+([.K163]*1024)+([.L163]*2048)+([.M163]*4096)+([.N163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164]*1)+([.B164]*2)+([.C164]*4)+([.D164]*8)+([.E164]*16)+([.F164]*32)+([.G164]*64)+([.H164]*128)+([.I164]*256)+([.J164]*512)+([.K164]*1024)+([.L164]*2048)+([.M164]*4096)+([.N164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165]*1)+([.B165]*2)+([.C165]*4)+([.D165]*8)+([.E165]*16)+([.F165]*32)+([.G165]*64)+([.H165]*128)+([.I165]*256)+([.J165]*512)+([.K165]*1024)+([.L165]*2048)+([.M165]*4096)+([.N165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([.A166]*1)+([.B166]*2)+([.C166]*4)+([.D166]*8)+([.E166]*16)+([.F166]*32)+([.G166]*64)+([.H166]*128)+([.I166]*256)+([.J166]*512)+([.K166]*1024)+([.L166]*2048)+([.M166]*4096)+([.N166]*8192))" office:value-type="float" office:value="8191" calcext:value-type="float">
            <text:p>819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([.A167]*1)+([.B167]*2)+([.C167]*4)+([.D167]*8)+([.E167]*16)+([.F167]*32)+([.G167]*64)+([.H167]*128)+([.I167]*256)+([.J167]*512)+([.K167]*1024)+([.L167]*2048)+([.M167]*4096)+([.N167]*8192))" office:value-type="float" office:value="4095" calcext:value-type="float">
            <text:p>409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([.A168]*1)+([.B168]*2)+([.C168]*4)+([.D168]*8)+([.E168]*16)+([.F168]*32)+([.G168]*64)+([.H168]*128)+([.I168]*256)+([.J168]*512)+([.K168]*1024)+([.L168]*2048)+([.M168]*4096)+([.N168]*8192))" office:value-type="float" office:value="2047" calcext:value-type="float">
            <text:p>204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SUM(([.A169]*1)+([.B169]*2)+([.C169]*4)+([.D169]*8)+([.E169]*16)+([.F169]*32)+([.G169]*64)+([.H169]*128)+([.I169]*256)+([.J169]*512)+([.K169]*1024)+([.L169]*2048)+([.M169]*4096)+([.N169]*8192))" office:value-type="float" office:value="1023" calcext:value-type="float">
            <text:p>10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SUM(([.A170]*1)+([.B170]*2)+([.C170]*4)+([.D170]*8)+([.E170]*16)+([.F170]*32)+([.G170]*64)+([.H170]*128)+([.I170]*256)+([.J170]*512)+([.K170]*1024)+([.L170]*2048)+([.M170]*4096)+([.N170]*8192))" office:value-type="float" office:value="511" calcext:value-type="float">
            <text:p>511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172]*1)+([.B172]*2)+([.C172]*4)+([.D172]*8)+([.E172]*16)+([.F172]*32)+([.G172]*64)+([.H172]*128)+([.I172]*256)+([.J172]*512)+([.K172]*1024)+([.L172]*2048)+([.M172]*4096)+([.N172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173]*1)+([.B173]*2)+([.C173]*4)+([.D173]*8)+([.E173]*16)+([.F173]*32)+([.G173]*64)+([.H173]*128)+([.I173]*256)+([.J173]*512)+([.K173]*1024)+([.L173]*2048)+([.M173]*4096)+([.N173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174]*1)+([.B174]*2)+([.C174]*4)+([.D174]*8)+([.E174]*16)+([.F174]*32)+([.G174]*64)+([.H174]*128)+([.I174]*256)+([.J174]*512)+([.K174]*1024)+([.L174]*2048)+([.M174]*4096)+([.N174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175]*1)+([.B175]*2)+([.C175]*4)+([.D175]*8)+([.E175]*16)+([.F175]*32)+([.G175]*64)+([.H175]*128)+([.I175]*256)+([.J175]*512)+([.K175]*1024)+([.L175]*2048)+([.M175]*4096)+([.N175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176]*1)+([.B176]*2)+([.C176]*4)+([.D176]*8)+([.E176]*16)+([.F176]*32)+([.G176]*64)+([.H176]*128)+([.I176]*256)+([.J176]*512)+([.K176]*1024)+([.L176]*2048)+([.M176]*4096)+([.N176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([.A177]*1)+([.B177]*2)+([.C177]*4)+([.D177]*8)+([.E177]*16)+([.F177]*32)+([.G177]*64)+([.H177]*128)+([.I177]*256)+([.J177]*512)+([.K177]*1024)+([.L177]*2048)+([.M177]*4096)+([.N177]*8192))" office:value-type="float" office:value="8191" calcext:value-type="float">
            <text:p>819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([.A178]*1)+([.B178]*2)+([.C178]*4)+([.D178]*8)+([.E178]*16)+([.F178]*32)+([.G178]*64)+([.H178]*128)+([.I178]*256)+([.J178]*512)+([.K178]*1024)+([.L178]*2048)+([.M178]*4096)+([.N178]*8192))" office:value-type="float" office:value="4095" calcext:value-type="float">
            <text:p>409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([.A179]*1)+([.B179]*2)+([.C179]*4)+([.D179]*8)+([.E179]*16)+([.F179]*32)+([.G179]*64)+([.H179]*128)+([.I179]*256)+([.J179]*512)+([.K179]*1024)+([.L179]*2048)+([.M179]*4096)+([.N179]*8192))" office:value-type="float" office:value="2047" calcext:value-type="float">
            <text:p>204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SUM(([.A180]*1)+([.B180]*2)+([.C180]*4)+([.D180]*8)+([.E180]*16)+([.F180]*32)+([.G180]*64)+([.H180]*128)+([.I180]*256)+([.J180]*512)+([.K180]*1024)+([.L180]*2048)+([.M180]*4096)+([.N180]*8192))" office:value-type="float" office:value="1023" calcext:value-type="float">
            <text:p>1023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182]*1)+([.B182]*2)+([.C182]*4)+([.D182]*8)+([.E182]*16)+([.F182]*32)+([.G182]*64)+([.H182]*128)+([.I182]*256)+([.J182]*512)+([.K182]*1024)+([.L182]*2048)+([.M182]*4096)+([.N182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183]*1)+([.B183]*2)+([.C183]*4)+([.D183]*8)+([.E183]*16)+([.F183]*32)+([.G183]*64)+([.H183]*128)+([.I183]*256)+([.J183]*512)+([.K183]*1024)+([.L183]*2048)+([.M183]*4096)+([.N183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184]*1)+([.B184]*2)+([.C184]*4)+([.D184]*8)+([.E184]*16)+([.F184]*32)+([.G184]*64)+([.H184]*128)+([.I184]*256)+([.J184]*512)+([.K184]*1024)+([.L184]*2048)+([.M184]*4096)+([.N184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185]*1)+([.B185]*2)+([.C185]*4)+([.D185]*8)+([.E185]*16)+([.F185]*32)+([.G185]*64)+([.H185]*128)+([.I185]*256)+([.J185]*512)+([.K185]*1024)+([.L185]*2048)+([.M185]*4096)+([.N185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186]*1)+([.B186]*2)+([.C186]*4)+([.D186]*8)+([.E186]*16)+([.F186]*32)+([.G186]*64)+([.H186]*128)+([.I186]*256)+([.J186]*512)+([.K186]*1024)+([.L186]*2048)+([.M186]*4096)+([.N186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187]*1)+([.B187]*2)+([.C187]*4)+([.D187]*8)+([.E187]*16)+([.F187]*32)+([.G187]*64)+([.H187]*128)+([.I187]*256)+([.J187]*512)+([.K187]*1024)+([.L187]*2048)+([.M187]*4096)+([.N187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([.A188]*1)+([.B188]*2)+([.C188]*4)+([.D188]*8)+([.E188]*16)+([.F188]*32)+([.G188]*64)+([.H188]*128)+([.I188]*256)+([.J188]*512)+([.K188]*1024)+([.L188]*2048)+([.M188]*4096)+([.N188]*8192))" office:value-type="float" office:value="8191" calcext:value-type="float">
            <text:p>819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([.A189]*1)+([.B189]*2)+([.C189]*4)+([.D189]*8)+([.E189]*16)+([.F189]*32)+([.G189]*64)+([.H189]*128)+([.I189]*256)+([.J189]*512)+([.K189]*1024)+([.L189]*2048)+([.M189]*4096)+([.N189]*8192))" office:value-type="float" office:value="4095" calcext:value-type="float">
            <text:p>409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([.A190]*1)+([.B190]*2)+([.C190]*4)+([.D190]*8)+([.E190]*16)+([.F190]*32)+([.G190]*64)+([.H190]*128)+([.I190]*256)+([.J190]*512)+([.K190]*1024)+([.L190]*2048)+([.M190]*4096)+([.N190]*8192))" office:value-type="float" office:value="2047" calcext:value-type="float">
            <text:p>2047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192]*1)+([.B192]*2)+([.C192]*4)+([.D192]*8)+([.E192]*16)+([.F192]*32)+([.G192]*64)+([.H192]*128)+([.I192]*256)+([.J192]*512)+([.K192]*1024)+([.L192]*2048)+([.M192]*4096)+([.N192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193]*1)+([.B193]*2)+([.C193]*4)+([.D193]*8)+([.E193]*16)+([.F193]*32)+([.G193]*64)+([.H193]*128)+([.I193]*256)+([.J193]*512)+([.K193]*1024)+([.L193]*2048)+([.M193]*4096)+([.N193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194]*1)+([.B194]*2)+([.C194]*4)+([.D194]*8)+([.E194]*16)+([.F194]*32)+([.G194]*64)+([.H194]*128)+([.I194]*256)+([.J194]*512)+([.K194]*1024)+([.L194]*2048)+([.M194]*4096)+([.N194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195]*1)+([.B195]*2)+([.C195]*4)+([.D195]*8)+([.E195]*16)+([.F195]*32)+([.G195]*64)+([.H195]*128)+([.I195]*256)+([.J195]*512)+([.K195]*1024)+([.L195]*2048)+([.M195]*4096)+([.N195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196]*1)+([.B196]*2)+([.C196]*4)+([.D196]*8)+([.E196]*16)+([.F196]*32)+([.G196]*64)+([.H196]*128)+([.I196]*256)+([.J196]*512)+([.K196]*1024)+([.L196]*2048)+([.M196]*4096)+([.N196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197]*1)+([.B197]*2)+([.C197]*4)+([.D197]*8)+([.E197]*16)+([.F197]*32)+([.G197]*64)+([.H197]*128)+([.I197]*256)+([.J197]*512)+([.K197]*1024)+([.L197]*2048)+([.M197]*4096)+([.N197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198]*1)+([.B198]*2)+([.C198]*4)+([.D198]*8)+([.E198]*16)+([.F198]*32)+([.G198]*64)+([.H198]*128)+([.I198]*256)+([.J198]*512)+([.K198]*1024)+([.L198]*2048)+([.M198]*4096)+([.N198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([.A199]*1)+([.B199]*2)+([.C199]*4)+([.D199]*8)+([.E199]*16)+([.F199]*32)+([.G199]*64)+([.H199]*128)+([.I199]*256)+([.J199]*512)+([.K199]*1024)+([.L199]*2048)+([.M199]*4096)+([.N199]*8192))" office:value-type="float" office:value="8191" calcext:value-type="float">
            <text:p>819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([.A200]*1)+([.B200]*2)+([.C200]*4)+([.D200]*8)+([.E200]*16)+([.F200]*32)+([.G200]*64)+([.H200]*128)+([.I200]*256)+([.J200]*512)+([.K200]*1024)+([.L200]*2048)+([.M200]*4096)+([.N200]*8192))" office:value-type="float" office:value="4095" calcext:value-type="float">
            <text:p>4095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202]*1)+([.B202]*2)+([.C202]*4)+([.D202]*8)+([.E202]*16)+([.F202]*32)+([.G202]*64)+([.H202]*128)+([.I202]*256)+([.J202]*512)+([.K202]*1024)+([.L202]*2048)+([.M202]*4096)+([.N202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03]*1)+([.B203]*2)+([.C203]*4)+([.D203]*8)+([.E203]*16)+([.F203]*32)+([.G203]*64)+([.H203]*128)+([.I203]*256)+([.J203]*512)+([.K203]*1024)+([.L203]*2048)+([.M203]*4096)+([.N203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04]*1)+([.B204]*2)+([.C204]*4)+([.D204]*8)+([.E204]*16)+([.F204]*32)+([.G204]*64)+([.H204]*128)+([.I204]*256)+([.J204]*512)+([.K204]*1024)+([.L204]*2048)+([.M204]*4096)+([.N204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05]*1)+([.B205]*2)+([.C205]*4)+([.D205]*8)+([.E205]*16)+([.F205]*32)+([.G205]*64)+([.H205]*128)+([.I205]*256)+([.J205]*512)+([.K205]*1024)+([.L205]*2048)+([.M205]*4096)+([.N205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06]*1)+([.B206]*2)+([.C206]*4)+([.D206]*8)+([.E206]*16)+([.F206]*32)+([.G206]*64)+([.H206]*128)+([.I206]*256)+([.J206]*512)+([.K206]*1024)+([.L206]*2048)+([.M206]*4096)+([.N206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07]*1)+([.B207]*2)+([.C207]*4)+([.D207]*8)+([.E207]*16)+([.F207]*32)+([.G207]*64)+([.H207]*128)+([.I207]*256)+([.J207]*512)+([.K207]*1024)+([.L207]*2048)+([.M207]*4096)+([.N207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08]*1)+([.B208]*2)+([.C208]*4)+([.D208]*8)+([.E208]*16)+([.F208]*32)+([.G208]*64)+([.H208]*128)+([.I208]*256)+([.J208]*512)+([.K208]*1024)+([.L208]*2048)+([.M208]*4096)+([.N208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09]*1)+([.B209]*2)+([.C209]*4)+([.D209]*8)+([.E209]*16)+([.F209]*32)+([.G209]*64)+([.H209]*128)+([.I209]*256)+([.J209]*512)+([.K209]*1024)+([.L209]*2048)+([.M209]*4096)+([.N209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([.A210]*1)+([.B210]*2)+([.C210]*4)+([.D210]*8)+([.E210]*16)+([.F210]*32)+([.G210]*64)+([.H210]*128)+([.I210]*256)+([.J210]*512)+([.K210]*1024)+([.L210]*2048)+([.M210]*4096)+([.N210]*8192))" office:value-type="float" office:value="8191" calcext:value-type="float">
            <text:p>8191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212]*1)+([.B212]*2)+([.C212]*4)+([.D212]*8)+([.E212]*16)+([.F212]*32)+([.G212]*64)+([.H212]*128)+([.I212]*256)+([.J212]*512)+([.K212]*1024)+([.L212]*2048)+([.M212]*4096)+([.N212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13]*1)+([.B213]*2)+([.C213]*4)+([.D213]*8)+([.E213]*16)+([.F213]*32)+([.G213]*64)+([.H213]*128)+([.I213]*256)+([.J213]*512)+([.K213]*1024)+([.L213]*2048)+([.M213]*4096)+([.N213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14]*1)+([.B214]*2)+([.C214]*4)+([.D214]*8)+([.E214]*16)+([.F214]*32)+([.G214]*64)+([.H214]*128)+([.I214]*256)+([.J214]*512)+([.K214]*1024)+([.L214]*2048)+([.M214]*4096)+([.N214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15]*1)+([.B215]*2)+([.C215]*4)+([.D215]*8)+([.E215]*16)+([.F215]*32)+([.G215]*64)+([.H215]*128)+([.I215]*256)+([.J215]*512)+([.K215]*1024)+([.L215]*2048)+([.M215]*4096)+([.N215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16]*1)+([.B216]*2)+([.C216]*4)+([.D216]*8)+([.E216]*16)+([.F216]*32)+([.G216]*64)+([.H216]*128)+([.I216]*256)+([.J216]*512)+([.K216]*1024)+([.L216]*2048)+([.M216]*4096)+([.N216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17]*1)+([.B217]*2)+([.C217]*4)+([.D217]*8)+([.E217]*16)+([.F217]*32)+([.G217]*64)+([.H217]*128)+([.I217]*256)+([.J217]*512)+([.K217]*1024)+([.L217]*2048)+([.M217]*4096)+([.N217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18]*1)+([.B218]*2)+([.C218]*4)+([.D218]*8)+([.E218]*16)+([.F218]*32)+([.G218]*64)+([.H218]*128)+([.I218]*256)+([.J218]*512)+([.K218]*1024)+([.L218]*2048)+([.M218]*4096)+([.N218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19]*1)+([.B219]*2)+([.C219]*4)+([.D219]*8)+([.E219]*16)+([.F219]*32)+([.G219]*64)+([.H219]*128)+([.I219]*256)+([.J219]*512)+([.K219]*1024)+([.L219]*2048)+([.M219]*4096)+([.N219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20]*1)+([.B220]*2)+([.C220]*4)+([.D220]*8)+([.E220]*16)+([.F220]*32)+([.G220]*64)+([.H220]*128)+([.I220]*256)+([.J220]*512)+([.K220]*1024)+([.L220]*2048)+([.M220]*4096)+([.N220]*8192))" office:value-type="float" office:value="16383" calcext:value-type="float">
            <text:p>16383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222]*1)+([.B222]*2)+([.C222]*4)+([.D222]*8)+([.E222]*16)+([.F222]*32)+([.G222]*64)+([.H222]*128)+([.I222]*256)+([.J222]*512)+([.K222]*1024)+([.L222]*2048)+([.M222]*4096)+([.N222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23]*1)+([.B223]*2)+([.C223]*4)+([.D223]*8)+([.E223]*16)+([.F223]*32)+([.G223]*64)+([.H223]*128)+([.I223]*256)+([.J223]*512)+([.K223]*1024)+([.L223]*2048)+([.M223]*4096)+([.N223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24]*1)+([.B224]*2)+([.C224]*4)+([.D224]*8)+([.E224]*16)+([.F224]*32)+([.G224]*64)+([.H224]*128)+([.I224]*256)+([.J224]*512)+([.K224]*1024)+([.L224]*2048)+([.M224]*4096)+([.N224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25]*1)+([.B225]*2)+([.C225]*4)+([.D225]*8)+([.E225]*16)+([.F225]*32)+([.G225]*64)+([.H225]*128)+([.I225]*256)+([.J225]*512)+([.K225]*1024)+([.L225]*2048)+([.M225]*4096)+([.N225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26]*1)+([.B226]*2)+([.C226]*4)+([.D226]*8)+([.E226]*16)+([.F226]*32)+([.G226]*64)+([.H226]*128)+([.I226]*256)+([.J226]*512)+([.K226]*1024)+([.L226]*2048)+([.M226]*4096)+([.N226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27]*1)+([.B227]*2)+([.C227]*4)+([.D227]*8)+([.E227]*16)+([.F227]*32)+([.G227]*64)+([.H227]*128)+([.I227]*256)+([.J227]*512)+([.K227]*1024)+([.L227]*2048)+([.M227]*4096)+([.N227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28]*1)+([.B228]*2)+([.C228]*4)+([.D228]*8)+([.E228]*16)+([.F228]*32)+([.G228]*64)+([.H228]*128)+([.I228]*256)+([.J228]*512)+([.K228]*1024)+([.L228]*2048)+([.M228]*4096)+([.N228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29]*1)+([.B229]*2)+([.C229]*4)+([.D229]*8)+([.E229]*16)+([.F229]*32)+([.G229]*64)+([.H229]*128)+([.I229]*256)+([.J229]*512)+([.K229]*1024)+([.L229]*2048)+([.M229]*4096)+([.N229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30]*1)+([.B230]*2)+([.C230]*4)+([.D230]*8)+([.E230]*16)+([.F230]*32)+([.G230]*64)+([.H230]*128)+([.I230]*256)+([.J230]*512)+([.K230]*1024)+([.L230]*2048)+([.M230]*4096)+([.N230]*8192))" office:value-type="float" office:value="16383" calcext:value-type="float">
            <text:p>16383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232]*1)+([.B232]*2)+([.C232]*4)+([.D232]*8)+([.E232]*16)+([.F232]*32)+([.G232]*64)+([.H232]*128)+([.I232]*256)+([.J232]*512)+([.K232]*1024)+([.L232]*2048)+([.M232]*4096)+([.N232]*8192))" office:value-type="float" office:value="16382" calcext:value-type="float">
            <text:p>1638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33]*1)+([.B233]*2)+([.C233]*4)+([.D233]*8)+([.E233]*16)+([.F233]*32)+([.G233]*64)+([.H233]*128)+([.I233]*256)+([.J233]*512)+([.K233]*1024)+([.L233]*2048)+([.M233]*4096)+([.N233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34]*1)+([.B234]*2)+([.C234]*4)+([.D234]*8)+([.E234]*16)+([.F234]*32)+([.G234]*64)+([.H234]*128)+([.I234]*256)+([.J234]*512)+([.K234]*1024)+([.L234]*2048)+([.M234]*4096)+([.N234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35]*1)+([.B235]*2)+([.C235]*4)+([.D235]*8)+([.E235]*16)+([.F235]*32)+([.G235]*64)+([.H235]*128)+([.I235]*256)+([.J235]*512)+([.K235]*1024)+([.L235]*2048)+([.M235]*4096)+([.N235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36]*1)+([.B236]*2)+([.C236]*4)+([.D236]*8)+([.E236]*16)+([.F236]*32)+([.G236]*64)+([.H236]*128)+([.I236]*256)+([.J236]*512)+([.K236]*1024)+([.L236]*2048)+([.M236]*4096)+([.N236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37]*1)+([.B237]*2)+([.C237]*4)+([.D237]*8)+([.E237]*16)+([.F237]*32)+([.G237]*64)+([.H237]*128)+([.I237]*256)+([.J237]*512)+([.K237]*1024)+([.L237]*2048)+([.M237]*4096)+([.N237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38]*1)+([.B238]*2)+([.C238]*4)+([.D238]*8)+([.E238]*16)+([.F238]*32)+([.G238]*64)+([.H238]*128)+([.I238]*256)+([.J238]*512)+([.K238]*1024)+([.L238]*2048)+([.M238]*4096)+([.N238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39]*1)+([.B239]*2)+([.C239]*4)+([.D239]*8)+([.E239]*16)+([.F239]*32)+([.G239]*64)+([.H239]*128)+([.I239]*256)+([.J239]*512)+([.K239]*1024)+([.L239]*2048)+([.M239]*4096)+([.N239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40]*1)+([.B240]*2)+([.C240]*4)+([.D240]*8)+([.E240]*16)+([.F240]*32)+([.G240]*64)+([.H240]*128)+([.I240]*256)+([.J240]*512)+([.K240]*1024)+([.L240]*2048)+([.M240]*4096)+([.N240]*8192))" office:value-type="float" office:value="16383" calcext:value-type="float">
            <text:p>16383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242]*1)+([.B242]*2)+([.C242]*4)+([.D242]*8)+([.E242]*16)+([.F242]*32)+([.G242]*64)+([.H242]*128)+([.I242]*256)+([.J242]*512)+([.K242]*1024)+([.L242]*2048)+([.M242]*4096)+([.N242]*8192))" office:value-type="float" office:value="16380" calcext:value-type="float">
            <text:p>163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/>
          <table:table-cell table:formula="of:=SUM(([.A243]*1)+([.B243]*2)+([.C243]*4)+([.D243]*8)+([.E243]*16)+([.F243]*32)+([.G243]*64)+([.H243]*128)+([.I243]*256)+([.J243]*512)+([.K243]*1024)+([.L243]*2048)+([.M243]*4096)+([.N243]*8192))" office:value-type="float" office:value="16382" calcext:value-type="float">
            <text:p>1638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44]*1)+([.B244]*2)+([.C244]*4)+([.D244]*8)+([.E244]*16)+([.F244]*32)+([.G244]*64)+([.H244]*128)+([.I244]*256)+([.J244]*512)+([.K244]*1024)+([.L244]*2048)+([.M244]*4096)+([.N244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45]*1)+([.B245]*2)+([.C245]*4)+([.D245]*8)+([.E245]*16)+([.F245]*32)+([.G245]*64)+([.H245]*128)+([.I245]*256)+([.J245]*512)+([.K245]*1024)+([.L245]*2048)+([.M245]*4096)+([.N245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46]*1)+([.B246]*2)+([.C246]*4)+([.D246]*8)+([.E246]*16)+([.F246]*32)+([.G246]*64)+([.H246]*128)+([.I246]*256)+([.J246]*512)+([.K246]*1024)+([.L246]*2048)+([.M246]*4096)+([.N246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47]*1)+([.B247]*2)+([.C247]*4)+([.D247]*8)+([.E247]*16)+([.F247]*32)+([.G247]*64)+([.H247]*128)+([.I247]*256)+([.J247]*512)+([.K247]*1024)+([.L247]*2048)+([.M247]*4096)+([.N247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48]*1)+([.B248]*2)+([.C248]*4)+([.D248]*8)+([.E248]*16)+([.F248]*32)+([.G248]*64)+([.H248]*128)+([.I248]*256)+([.J248]*512)+([.K248]*1024)+([.L248]*2048)+([.M248]*4096)+([.N248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49]*1)+([.B249]*2)+([.C249]*4)+([.D249]*8)+([.E249]*16)+([.F249]*32)+([.G249]*64)+([.H249]*128)+([.I249]*256)+([.J249]*512)+([.K249]*1024)+([.L249]*2048)+([.M249]*4096)+([.N249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50]*1)+([.B250]*2)+([.C250]*4)+([.D250]*8)+([.E250]*16)+([.F250]*32)+([.G250]*64)+([.H250]*128)+([.I250]*256)+([.J250]*512)+([.K250]*1024)+([.L250]*2048)+([.M250]*4096)+([.N250]*8192))" office:value-type="float" office:value="16383" calcext:value-type="float">
            <text:p>16383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252]*1)+([.B252]*2)+([.C252]*4)+([.D252]*8)+([.E252]*16)+([.F252]*32)+([.G252]*64)+([.H252]*128)+([.I252]*256)+([.J252]*512)+([.K252]*1024)+([.L252]*2048)+([.M252]*4096)+([.N252]*8192))" office:value-type="float" office:value="16376" calcext:value-type="float">
            <text:p>1637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/>
          <table:table-cell table:formula="of:=SUM(([.A253]*1)+([.B253]*2)+([.C253]*4)+([.D253]*8)+([.E253]*16)+([.F253]*32)+([.G253]*64)+([.H253]*128)+([.I253]*256)+([.J253]*512)+([.K253]*1024)+([.L253]*2048)+([.M253]*4096)+([.N253]*8192))" office:value-type="float" office:value="16380" calcext:value-type="float">
            <text:p>163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/>
          <table:table-cell table:formula="of:=SUM(([.A254]*1)+([.B254]*2)+([.C254]*4)+([.D254]*8)+([.E254]*16)+([.F254]*32)+([.G254]*64)+([.H254]*128)+([.I254]*256)+([.J254]*512)+([.K254]*1024)+([.L254]*2048)+([.M254]*4096)+([.N254]*8192))" office:value-type="float" office:value="16382" calcext:value-type="float">
            <text:p>1638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55]*1)+([.B255]*2)+([.C255]*4)+([.D255]*8)+([.E255]*16)+([.F255]*32)+([.G255]*64)+([.H255]*128)+([.I255]*256)+([.J255]*512)+([.K255]*1024)+([.L255]*2048)+([.M255]*4096)+([.N255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56]*1)+([.B256]*2)+([.C256]*4)+([.D256]*8)+([.E256]*16)+([.F256]*32)+([.G256]*64)+([.H256]*128)+([.I256]*256)+([.J256]*512)+([.K256]*1024)+([.L256]*2048)+([.M256]*4096)+([.N256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57]*1)+([.B257]*2)+([.C257]*4)+([.D257]*8)+([.E257]*16)+([.F257]*32)+([.G257]*64)+([.H257]*128)+([.I257]*256)+([.J257]*512)+([.K257]*1024)+([.L257]*2048)+([.M257]*4096)+([.N257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58]*1)+([.B258]*2)+([.C258]*4)+([.D258]*8)+([.E258]*16)+([.F258]*32)+([.G258]*64)+([.H258]*128)+([.I258]*256)+([.J258]*512)+([.K258]*1024)+([.L258]*2048)+([.M258]*4096)+([.N258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59]*1)+([.B259]*2)+([.C259]*4)+([.D259]*8)+([.E259]*16)+([.F259]*32)+([.G259]*64)+([.H259]*128)+([.I259]*256)+([.J259]*512)+([.K259]*1024)+([.L259]*2048)+([.M259]*4096)+([.N259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60]*1)+([.B260]*2)+([.C260]*4)+([.D260]*8)+([.E260]*16)+([.F260]*32)+([.G260]*64)+([.H260]*128)+([.I260]*256)+([.J260]*512)+([.K260]*1024)+([.L260]*2048)+([.M260]*4096)+([.N260]*8192))" office:value-type="float" office:value="16383" calcext:value-type="float">
            <text:p>16383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262]*1)+([.B262]*2)+([.C262]*4)+([.D262]*8)+([.E262]*16)+([.F262]*32)+([.G262]*64)+([.H262]*128)+([.I262]*256)+([.J262]*512)+([.K262]*1024)+([.L262]*2048)+([.M262]*4096)+([.N262]*8192))" office:value-type="float" office:value="16368" calcext:value-type="float">
            <text:p>1636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/>
          <table:table-cell table:formula="of:=SUM(([.A263]*1)+([.B263]*2)+([.C263]*4)+([.D263]*8)+([.E263]*16)+([.F263]*32)+([.G263]*64)+([.H263]*128)+([.I263]*256)+([.J263]*512)+([.K263]*1024)+([.L263]*2048)+([.M263]*4096)+([.N263]*8192))" office:value-type="float" office:value="16376" calcext:value-type="float">
            <text:p>1637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/>
          <table:table-cell table:formula="of:=SUM(([.A264]*1)+([.B264]*2)+([.C264]*4)+([.D264]*8)+([.E264]*16)+([.F264]*32)+([.G264]*64)+([.H264]*128)+([.I264]*256)+([.J264]*512)+([.K264]*1024)+([.L264]*2048)+([.M264]*4096)+([.N264]*8192))" office:value-type="float" office:value="16380" calcext:value-type="float">
            <text:p>163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/>
          <table:table-cell table:formula="of:=SUM(([.A265]*1)+([.B265]*2)+([.C265]*4)+([.D265]*8)+([.E265]*16)+([.F265]*32)+([.G265]*64)+([.H265]*128)+([.I265]*256)+([.J265]*512)+([.K265]*1024)+([.L265]*2048)+([.M265]*4096)+([.N265]*8192))" office:value-type="float" office:value="16382" calcext:value-type="float">
            <text:p>1638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66]*1)+([.B266]*2)+([.C266]*4)+([.D266]*8)+([.E266]*16)+([.F266]*32)+([.G266]*64)+([.H266]*128)+([.I266]*256)+([.J266]*512)+([.K266]*1024)+([.L266]*2048)+([.M266]*4096)+([.N266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67]*1)+([.B267]*2)+([.C267]*4)+([.D267]*8)+([.E267]*16)+([.F267]*32)+([.G267]*64)+([.H267]*128)+([.I267]*256)+([.J267]*512)+([.K267]*1024)+([.L267]*2048)+([.M267]*4096)+([.N267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68]*1)+([.B268]*2)+([.C268]*4)+([.D268]*8)+([.E268]*16)+([.F268]*32)+([.G268]*64)+([.H268]*128)+([.I268]*256)+([.J268]*512)+([.K268]*1024)+([.L268]*2048)+([.M268]*4096)+([.N268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69]*1)+([.B269]*2)+([.C269]*4)+([.D269]*8)+([.E269]*16)+([.F269]*32)+([.G269]*64)+([.H269]*128)+([.I269]*256)+([.J269]*512)+([.K269]*1024)+([.L269]*2048)+([.M269]*4096)+([.N269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70]*1)+([.B270]*2)+([.C270]*4)+([.D270]*8)+([.E270]*16)+([.F270]*32)+([.G270]*64)+([.H270]*128)+([.I270]*256)+([.J270]*512)+([.K270]*1024)+([.L270]*2048)+([.M270]*4096)+([.N270]*8192))" office:value-type="float" office:value="16383" calcext:value-type="float">
            <text:p>16383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272]*1)+([.B272]*2)+([.C272]*4)+([.D272]*8)+([.E272]*16)+([.F272]*32)+([.G272]*64)+([.H272]*128)+([.I272]*256)+([.J272]*512)+([.K272]*1024)+([.L272]*2048)+([.M272]*4096)+([.N272]*8192))" office:value-type="float" office:value="16352" calcext:value-type="float">
            <text:p>1635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/>
          <table:table-cell table:formula="of:=SUM(([.A273]*1)+([.B273]*2)+([.C273]*4)+([.D273]*8)+([.E273]*16)+([.F273]*32)+([.G273]*64)+([.H273]*128)+([.I273]*256)+([.J273]*512)+([.K273]*1024)+([.L273]*2048)+([.M273]*4096)+([.N273]*8192))" office:value-type="float" office:value="16368" calcext:value-type="float">
            <text:p>1636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/>
          <table:table-cell table:formula="of:=SUM(([.A274]*1)+([.B274]*2)+([.C274]*4)+([.D274]*8)+([.E274]*16)+([.F274]*32)+([.G274]*64)+([.H274]*128)+([.I274]*256)+([.J274]*512)+([.K274]*1024)+([.L274]*2048)+([.M274]*4096)+([.N274]*8192))" office:value-type="float" office:value="16376" calcext:value-type="float">
            <text:p>1637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/>
          <table:table-cell table:formula="of:=SUM(([.A275]*1)+([.B275]*2)+([.C275]*4)+([.D275]*8)+([.E275]*16)+([.F275]*32)+([.G275]*64)+([.H275]*128)+([.I275]*256)+([.J275]*512)+([.K275]*1024)+([.L275]*2048)+([.M275]*4096)+([.N275]*8192))" office:value-type="float" office:value="16380" calcext:value-type="float">
            <text:p>163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/>
          <table:table-cell table:formula="of:=SUM(([.A276]*1)+([.B276]*2)+([.C276]*4)+([.D276]*8)+([.E276]*16)+([.F276]*32)+([.G276]*64)+([.H276]*128)+([.I276]*256)+([.J276]*512)+([.K276]*1024)+([.L276]*2048)+([.M276]*4096)+([.N276]*8192))" office:value-type="float" office:value="16382" calcext:value-type="float">
            <text:p>1638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77]*1)+([.B277]*2)+([.C277]*4)+([.D277]*8)+([.E277]*16)+([.F277]*32)+([.G277]*64)+([.H277]*128)+([.I277]*256)+([.J277]*512)+([.K277]*1024)+([.L277]*2048)+([.M277]*4096)+([.N277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78]*1)+([.B278]*2)+([.C278]*4)+([.D278]*8)+([.E278]*16)+([.F278]*32)+([.G278]*64)+([.H278]*128)+([.I278]*256)+([.J278]*512)+([.K278]*1024)+([.L278]*2048)+([.M278]*4096)+([.N278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79]*1)+([.B279]*2)+([.C279]*4)+([.D279]*8)+([.E279]*16)+([.F279]*32)+([.G279]*64)+([.H279]*128)+([.I279]*256)+([.J279]*512)+([.K279]*1024)+([.L279]*2048)+([.M279]*4096)+([.N279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80]*1)+([.B280]*2)+([.C280]*4)+([.D280]*8)+([.E280]*16)+([.F280]*32)+([.G280]*64)+([.H280]*128)+([.I280]*256)+([.J280]*512)+([.K280]*1024)+([.L280]*2048)+([.M280]*4096)+([.N280]*8192))" office:value-type="float" office:value="16383" calcext:value-type="float">
            <text:p>16383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282]*1)+([.B282]*2)+([.C282]*4)+([.D282]*8)+([.E282]*16)+([.F282]*32)+([.G282]*64)+([.H282]*128)+([.I282]*256)+([.J282]*512)+([.K282]*1024)+([.L282]*2048)+([.M282]*4096)+([.N282]*8192))" office:value-type="float" office:value="16320" calcext:value-type="float">
            <text:p>163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table:formula="of:=SUM(([.A283]*1)+([.B283]*2)+([.C283]*4)+([.D283]*8)+([.E283]*16)+([.F283]*32)+([.G283]*64)+([.H283]*128)+([.I283]*256)+([.J283]*512)+([.K283]*1024)+([.L283]*2048)+([.M283]*4096)+([.N283]*8192))" office:value-type="float" office:value="16352" calcext:value-type="float">
            <text:p>1635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/>
          <table:table-cell table:formula="of:=SUM(([.A284]*1)+([.B284]*2)+([.C284]*4)+([.D284]*8)+([.E284]*16)+([.F284]*32)+([.G284]*64)+([.H284]*128)+([.I284]*256)+([.J284]*512)+([.K284]*1024)+([.L284]*2048)+([.M284]*4096)+([.N284]*8192))" office:value-type="float" office:value="16368" calcext:value-type="float">
            <text:p>1636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/>
          <table:table-cell table:formula="of:=SUM(([.A285]*1)+([.B285]*2)+([.C285]*4)+([.D285]*8)+([.E285]*16)+([.F285]*32)+([.G285]*64)+([.H285]*128)+([.I285]*256)+([.J285]*512)+([.K285]*1024)+([.L285]*2048)+([.M285]*4096)+([.N285]*8192))" office:value-type="float" office:value="16376" calcext:value-type="float">
            <text:p>1637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/>
          <table:table-cell table:formula="of:=SUM(([.A286]*1)+([.B286]*2)+([.C286]*4)+([.D286]*8)+([.E286]*16)+([.F286]*32)+([.G286]*64)+([.H286]*128)+([.I286]*256)+([.J286]*512)+([.K286]*1024)+([.L286]*2048)+([.M286]*4096)+([.N286]*8192))" office:value-type="float" office:value="16380" calcext:value-type="float">
            <text:p>163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/>
          <table:table-cell table:formula="of:=SUM(([.A287]*1)+([.B287]*2)+([.C287]*4)+([.D287]*8)+([.E287]*16)+([.F287]*32)+([.G287]*64)+([.H287]*128)+([.I287]*256)+([.J287]*512)+([.K287]*1024)+([.L287]*2048)+([.M287]*4096)+([.N287]*8192))" office:value-type="float" office:value="16382" calcext:value-type="float">
            <text:p>1638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88]*1)+([.B288]*2)+([.C288]*4)+([.D288]*8)+([.E288]*16)+([.F288]*32)+([.G288]*64)+([.H288]*128)+([.I288]*256)+([.J288]*512)+([.K288]*1024)+([.L288]*2048)+([.M288]*4096)+([.N288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89]*1)+([.B289]*2)+([.C289]*4)+([.D289]*8)+([.E289]*16)+([.F289]*32)+([.G289]*64)+([.H289]*128)+([.I289]*256)+([.J289]*512)+([.K289]*1024)+([.L289]*2048)+([.M289]*4096)+([.N289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90]*1)+([.B290]*2)+([.C290]*4)+([.D290]*8)+([.E290]*16)+([.F290]*32)+([.G290]*64)+([.H290]*128)+([.I290]*256)+([.J290]*512)+([.K290]*1024)+([.L290]*2048)+([.M290]*4096)+([.N290]*8192))" office:value-type="float" office:value="16383" calcext:value-type="float">
            <text:p>16383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292]*1)+([.B292]*2)+([.C292]*4)+([.D292]*8)+([.E292]*16)+([.F292]*32)+([.G292]*64)+([.H292]*128)+([.I292]*256)+([.J292]*512)+([.K292]*1024)+([.L292]*2048)+([.M292]*4096)+([.N292]*8192))" office:value-type="float" office:value="16256" calcext:value-type="float">
            <text:p>1625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/>
          <table:table-cell table:formula="of:=SUM(([.A293]*1)+([.B293]*2)+([.C293]*4)+([.D293]*8)+([.E293]*16)+([.F293]*32)+([.G293]*64)+([.H293]*128)+([.I293]*256)+([.J293]*512)+([.K293]*1024)+([.L293]*2048)+([.M293]*4096)+([.N293]*8192))" office:value-type="float" office:value="16320" calcext:value-type="float">
            <text:p>163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table:formula="of:=SUM(([.A294]*1)+([.B294]*2)+([.C294]*4)+([.D294]*8)+([.E294]*16)+([.F294]*32)+([.G294]*64)+([.H294]*128)+([.I294]*256)+([.J294]*512)+([.K294]*1024)+([.L294]*2048)+([.M294]*4096)+([.N294]*8192))" office:value-type="float" office:value="16352" calcext:value-type="float">
            <text:p>1635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/>
          <table:table-cell table:formula="of:=SUM(([.A295]*1)+([.B295]*2)+([.C295]*4)+([.D295]*8)+([.E295]*16)+([.F295]*32)+([.G295]*64)+([.H295]*128)+([.I295]*256)+([.J295]*512)+([.K295]*1024)+([.L295]*2048)+([.M295]*4096)+([.N295]*8192))" office:value-type="float" office:value="16368" calcext:value-type="float">
            <text:p>1636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/>
          <table:table-cell table:formula="of:=SUM(([.A296]*1)+([.B296]*2)+([.C296]*4)+([.D296]*8)+([.E296]*16)+([.F296]*32)+([.G296]*64)+([.H296]*128)+([.I296]*256)+([.J296]*512)+([.K296]*1024)+([.L296]*2048)+([.M296]*4096)+([.N296]*8192))" office:value-type="float" office:value="16376" calcext:value-type="float">
            <text:p>1637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/>
          <table:table-cell table:formula="of:=SUM(([.A297]*1)+([.B297]*2)+([.C297]*4)+([.D297]*8)+([.E297]*16)+([.F297]*32)+([.G297]*64)+([.H297]*128)+([.I297]*256)+([.J297]*512)+([.K297]*1024)+([.L297]*2048)+([.M297]*4096)+([.N297]*8192))" office:value-type="float" office:value="16380" calcext:value-type="float">
            <text:p>163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/>
          <table:table-cell table:formula="of:=SUM(([.A298]*1)+([.B298]*2)+([.C298]*4)+([.D298]*8)+([.E298]*16)+([.F298]*32)+([.G298]*64)+([.H298]*128)+([.I298]*256)+([.J298]*512)+([.K298]*1024)+([.L298]*2048)+([.M298]*4096)+([.N298]*8192))" office:value-type="float" office:value="16382" calcext:value-type="float">
            <text:p>1638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299]*1)+([.B299]*2)+([.C299]*4)+([.D299]*8)+([.E299]*16)+([.F299]*32)+([.G299]*64)+([.H299]*128)+([.I299]*256)+([.J299]*512)+([.K299]*1024)+([.L299]*2048)+([.M299]*4096)+([.N299]*8192))" office:value-type="float" office:value="16383" calcext:value-type="float">
            <text:p>16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300]*1)+([.B300]*2)+([.C300]*4)+([.D300]*8)+([.E300]*16)+([.F300]*32)+([.G300]*64)+([.H300]*128)+([.I300]*256)+([.J300]*512)+([.K300]*1024)+([.L300]*2048)+([.M300]*4096)+([.N300]*8192))" office:value-type="float" office:value="16383" calcext:value-type="float">
            <text:p>16383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302]*1)+([.B302]*2)+([.C302]*4)+([.D302]*8)+([.E302]*16)+([.F302]*32)+([.G302]*64)+([.H302]*128)+([.I302]*256)+([.J302]*512)+([.K302]*1024)+([.L302]*2048)+([.M302]*4096)+([.N302]*8192))" office:value-type="float" office:value="16128" calcext:value-type="float">
            <text:p>1612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  <table:table-cell table:formula="of:=SUM(([.A303]*1)+([.B303]*2)+([.C303]*4)+([.D303]*8)+([.E303]*16)+([.F303]*32)+([.G303]*64)+([.H303]*128)+([.I303]*256)+([.J303]*512)+([.K303]*1024)+([.L303]*2048)+([.M303]*4096)+([.N303]*8192))" office:value-type="float" office:value="16256" calcext:value-type="float">
            <text:p>1625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/>
          <table:table-cell table:formula="of:=SUM(([.A304]*1)+([.B304]*2)+([.C304]*4)+([.D304]*8)+([.E304]*16)+([.F304]*32)+([.G304]*64)+([.H304]*128)+([.I304]*256)+([.J304]*512)+([.K304]*1024)+([.L304]*2048)+([.M304]*4096)+([.N304]*8192))" office:value-type="float" office:value="16320" calcext:value-type="float">
            <text:p>163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table:formula="of:=SUM(([.A305]*1)+([.B305]*2)+([.C305]*4)+([.D305]*8)+([.E305]*16)+([.F305]*32)+([.G305]*64)+([.H305]*128)+([.I305]*256)+([.J305]*512)+([.K305]*1024)+([.L305]*2048)+([.M305]*4096)+([.N305]*8192))" office:value-type="float" office:value="16352" calcext:value-type="float">
            <text:p>1635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/>
          <table:table-cell table:formula="of:=SUM(([.A306]*1)+([.B306]*2)+([.C306]*4)+([.D306]*8)+([.E306]*16)+([.F306]*32)+([.G306]*64)+([.H306]*128)+([.I306]*256)+([.J306]*512)+([.K306]*1024)+([.L306]*2048)+([.M306]*4096)+([.N306]*8192))" office:value-type="float" office:value="16368" calcext:value-type="float">
            <text:p>1636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/>
          <table:table-cell table:formula="of:=SUM(([.A307]*1)+([.B307]*2)+([.C307]*4)+([.D307]*8)+([.E307]*16)+([.F307]*32)+([.G307]*64)+([.H307]*128)+([.I307]*256)+([.J307]*512)+([.K307]*1024)+([.L307]*2048)+([.M307]*4096)+([.N307]*8192))" office:value-type="float" office:value="16376" calcext:value-type="float">
            <text:p>1637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/>
          <table:table-cell table:formula="of:=SUM(([.A308]*1)+([.B308]*2)+([.C308]*4)+([.D308]*8)+([.E308]*16)+([.F308]*32)+([.G308]*64)+([.H308]*128)+([.I308]*256)+([.J308]*512)+([.K308]*1024)+([.L308]*2048)+([.M308]*4096)+([.N308]*8192))" office:value-type="float" office:value="16380" calcext:value-type="float">
            <text:p>163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/>
          <table:table-cell table:formula="of:=SUM(([.A309]*1)+([.B309]*2)+([.C309]*4)+([.D309]*8)+([.E309]*16)+([.F309]*32)+([.G309]*64)+([.H309]*128)+([.I309]*256)+([.J309]*512)+([.K309]*1024)+([.L309]*2048)+([.M309]*4096)+([.N309]*8192))" office:value-type="float" office:value="16382" calcext:value-type="float">
            <text:p>1638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/>
          <table:table-cell table:formula="of:=SUM(([.A310]*1)+([.B310]*2)+([.C310]*4)+([.D310]*8)+([.E310]*16)+([.F310]*32)+([.G310]*64)+([.H310]*128)+([.I310]*256)+([.J310]*512)+([.K310]*1024)+([.L310]*2048)+([.M310]*4096)+([.N310]*8192))" office:value-type="float" office:value="16383" calcext:value-type="float">
            <text:p>16383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312]*1)+([.B312]*2)+([.C312]*4)+([.D312]*8)+([.E312]*16)+([.F312]*32)+([.G312]*64)+([.H312]*128)+([.I312]*256)+([.J312]*512)+([.K312]*1024)+([.L312]*2048)+([.M312]*4096)+([.N312]*8192))" office:value-type="float" office:value="15872" calcext:value-type="float">
            <text:p>1587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SUM(([.A313]*1)+([.B313]*2)+([.C313]*4)+([.D313]*8)+([.E313]*16)+([.F313]*32)+([.G313]*64)+([.H313]*128)+([.I313]*256)+([.J313]*512)+([.K313]*1024)+([.L313]*2048)+([.M313]*4096)+([.N313]*8192))" office:value-type="float" office:value="16128" calcext:value-type="float">
            <text:p>1612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  <table:table-cell table:formula="of:=SUM(([.A314]*1)+([.B314]*2)+([.C314]*4)+([.D314]*8)+([.E314]*16)+([.F314]*32)+([.G314]*64)+([.H314]*128)+([.I314]*256)+([.J314]*512)+([.K314]*1024)+([.L314]*2048)+([.M314]*4096)+([.N314]*8192))" office:value-type="float" office:value="16256" calcext:value-type="float">
            <text:p>1625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/>
          <table:table-cell table:formula="of:=SUM(([.A315]*1)+([.B315]*2)+([.C315]*4)+([.D315]*8)+([.E315]*16)+([.F315]*32)+([.G315]*64)+([.H315]*128)+([.I315]*256)+([.J315]*512)+([.K315]*1024)+([.L315]*2048)+([.M315]*4096)+([.N315]*8192))" office:value-type="float" office:value="16320" calcext:value-type="float">
            <text:p>163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table:formula="of:=SUM(([.A316]*1)+([.B316]*2)+([.C316]*4)+([.D316]*8)+([.E316]*16)+([.F316]*32)+([.G316]*64)+([.H316]*128)+([.I316]*256)+([.J316]*512)+([.K316]*1024)+([.L316]*2048)+([.M316]*4096)+([.N316]*8192))" office:value-type="float" office:value="16352" calcext:value-type="float">
            <text:p>1635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/>
          <table:table-cell table:formula="of:=SUM(([.A317]*1)+([.B317]*2)+([.C317]*4)+([.D317]*8)+([.E317]*16)+([.F317]*32)+([.G317]*64)+([.H317]*128)+([.I317]*256)+([.J317]*512)+([.K317]*1024)+([.L317]*2048)+([.M317]*4096)+([.N317]*8192))" office:value-type="float" office:value="16368" calcext:value-type="float">
            <text:p>1636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/>
          <table:table-cell table:formula="of:=SUM(([.A318]*1)+([.B318]*2)+([.C318]*4)+([.D318]*8)+([.E318]*16)+([.F318]*32)+([.G318]*64)+([.H318]*128)+([.I318]*256)+([.J318]*512)+([.K318]*1024)+([.L318]*2048)+([.M318]*4096)+([.N318]*8192))" office:value-type="float" office:value="16376" calcext:value-type="float">
            <text:p>1637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/>
          <table:table-cell table:formula="of:=SUM(([.A319]*1)+([.B319]*2)+([.C319]*4)+([.D319]*8)+([.E319]*16)+([.F319]*32)+([.G319]*64)+([.H319]*128)+([.I319]*256)+([.J319]*512)+([.K319]*1024)+([.L319]*2048)+([.M319]*4096)+([.N319]*8192))" office:value-type="float" office:value="16380" calcext:value-type="float">
            <text:p>163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/>
          <table:table-cell table:formula="of:=SUM(([.A320]*1)+([.B320]*2)+([.C320]*4)+([.D320]*8)+([.E320]*16)+([.F320]*32)+([.G320]*64)+([.H320]*128)+([.I320]*256)+([.J320]*512)+([.K320]*1024)+([.L320]*2048)+([.M320]*4096)+([.N320]*8192))" office:value-type="float" office:value="16382" calcext:value-type="float">
            <text:p>16382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322]*1)+([.B322]*2)+([.C322]*4)+([.D322]*8)+([.E322]*16)+([.F322]*32)+([.G322]*64)+([.H322]*128)+([.I322]*256)+([.J322]*512)+([.K322]*1024)+([.L322]*2048)+([.M322]*4096)+([.N322]*8192))" office:value-type="float" office:value="15360" calcext:value-type="float">
            <text:p>1536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SUM(([.A323]*1)+([.B323]*2)+([.C323]*4)+([.D323]*8)+([.E323]*16)+([.F323]*32)+([.G323]*64)+([.H323]*128)+([.I323]*256)+([.J323]*512)+([.K323]*1024)+([.L323]*2048)+([.M323]*4096)+([.N323]*8192))" office:value-type="float" office:value="15872" calcext:value-type="float">
            <text:p>1587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SUM(([.A324]*1)+([.B324]*2)+([.C324]*4)+([.D324]*8)+([.E324]*16)+([.F324]*32)+([.G324]*64)+([.H324]*128)+([.I324]*256)+([.J324]*512)+([.K324]*1024)+([.L324]*2048)+([.M324]*4096)+([.N324]*8192))" office:value-type="float" office:value="16128" calcext:value-type="float">
            <text:p>1612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  <table:table-cell table:formula="of:=SUM(([.A325]*1)+([.B325]*2)+([.C325]*4)+([.D325]*8)+([.E325]*16)+([.F325]*32)+([.G325]*64)+([.H325]*128)+([.I325]*256)+([.J325]*512)+([.K325]*1024)+([.L325]*2048)+([.M325]*4096)+([.N325]*8192))" office:value-type="float" office:value="16256" calcext:value-type="float">
            <text:p>1625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/>
          <table:table-cell table:formula="of:=SUM(([.A326]*1)+([.B326]*2)+([.C326]*4)+([.D326]*8)+([.E326]*16)+([.F326]*32)+([.G326]*64)+([.H326]*128)+([.I326]*256)+([.J326]*512)+([.K326]*1024)+([.L326]*2048)+([.M326]*4096)+([.N326]*8192))" office:value-type="float" office:value="16320" calcext:value-type="float">
            <text:p>163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table:formula="of:=SUM(([.A327]*1)+([.B327]*2)+([.C327]*4)+([.D327]*8)+([.E327]*16)+([.F327]*32)+([.G327]*64)+([.H327]*128)+([.I327]*256)+([.J327]*512)+([.K327]*1024)+([.L327]*2048)+([.M327]*4096)+([.N327]*8192))" office:value-type="float" office:value="16352" calcext:value-type="float">
            <text:p>1635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/>
          <table:table-cell table:formula="of:=SUM(([.A328]*1)+([.B328]*2)+([.C328]*4)+([.D328]*8)+([.E328]*16)+([.F328]*32)+([.G328]*64)+([.H328]*128)+([.I328]*256)+([.J328]*512)+([.K328]*1024)+([.L328]*2048)+([.M328]*4096)+([.N328]*8192))" office:value-type="float" office:value="16368" calcext:value-type="float">
            <text:p>1636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/>
          <table:table-cell table:formula="of:=SUM(([.A329]*1)+([.B329]*2)+([.C329]*4)+([.D329]*8)+([.E329]*16)+([.F329]*32)+([.G329]*64)+([.H329]*128)+([.I329]*256)+([.J329]*512)+([.K329]*1024)+([.L329]*2048)+([.M329]*4096)+([.N329]*8192))" office:value-type="float" office:value="16376" calcext:value-type="float">
            <text:p>1637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/>
          <table:table-cell table:formula="of:=SUM(([.A330]*1)+([.B330]*2)+([.C330]*4)+([.D330]*8)+([.E330]*16)+([.F330]*32)+([.G330]*64)+([.H330]*128)+([.I330]*256)+([.J330]*512)+([.K330]*1024)+([.L330]*2048)+([.M330]*4096)+([.N330]*8192))" office:value-type="float" office:value="16380" calcext:value-type="float">
            <text:p>1638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332]*1)+([.B332]*2)+([.C332]*4)+([.D332]*8)+([.E332]*16)+([.F332]*32)+([.G332]*64)+([.H332]*128)+([.I332]*256)+([.J332]*512)+([.K332]*1024)+([.L332]*2048)+([.M332]*4096)+([.N332]*8192))" office:value-type="float" office:value="14336" calcext:value-type="float">
            <text:p>143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SUM(([.A333]*1)+([.B333]*2)+([.C333]*4)+([.D333]*8)+([.E333]*16)+([.F333]*32)+([.G333]*64)+([.H333]*128)+([.I333]*256)+([.J333]*512)+([.K333]*1024)+([.L333]*2048)+([.M333]*4096)+([.N333]*8192))" office:value-type="float" office:value="15360" calcext:value-type="float">
            <text:p>1536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SUM(([.A334]*1)+([.B334]*2)+([.C334]*4)+([.D334]*8)+([.E334]*16)+([.F334]*32)+([.G334]*64)+([.H334]*128)+([.I334]*256)+([.J334]*512)+([.K334]*1024)+([.L334]*2048)+([.M334]*4096)+([.N334]*8192))" office:value-type="float" office:value="15872" calcext:value-type="float">
            <text:p>1587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SUM(([.A335]*1)+([.B335]*2)+([.C335]*4)+([.D335]*8)+([.E335]*16)+([.F335]*32)+([.G335]*64)+([.H335]*128)+([.I335]*256)+([.J335]*512)+([.K335]*1024)+([.L335]*2048)+([.M335]*4096)+([.N335]*8192))" office:value-type="float" office:value="16128" calcext:value-type="float">
            <text:p>1612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  <table:table-cell table:formula="of:=SUM(([.A336]*1)+([.B336]*2)+([.C336]*4)+([.D336]*8)+([.E336]*16)+([.F336]*32)+([.G336]*64)+([.H336]*128)+([.I336]*256)+([.J336]*512)+([.K336]*1024)+([.L336]*2048)+([.M336]*4096)+([.N336]*8192))" office:value-type="float" office:value="16256" calcext:value-type="float">
            <text:p>1625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/>
          <table:table-cell table:formula="of:=SUM(([.A337]*1)+([.B337]*2)+([.C337]*4)+([.D337]*8)+([.E337]*16)+([.F337]*32)+([.G337]*64)+([.H337]*128)+([.I337]*256)+([.J337]*512)+([.K337]*1024)+([.L337]*2048)+([.M337]*4096)+([.N337]*8192))" office:value-type="float" office:value="16320" calcext:value-type="float">
            <text:p>163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table:formula="of:=SUM(([.A338]*1)+([.B338]*2)+([.C338]*4)+([.D338]*8)+([.E338]*16)+([.F338]*32)+([.G338]*64)+([.H338]*128)+([.I338]*256)+([.J338]*512)+([.K338]*1024)+([.L338]*2048)+([.M338]*4096)+([.N338]*8192))" office:value-type="float" office:value="16352" calcext:value-type="float">
            <text:p>1635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/>
          <table:table-cell table:formula="of:=SUM(([.A339]*1)+([.B339]*2)+([.C339]*4)+([.D339]*8)+([.E339]*16)+([.F339]*32)+([.G339]*64)+([.H339]*128)+([.I339]*256)+([.J339]*512)+([.K339]*1024)+([.L339]*2048)+([.M339]*4096)+([.N339]*8192))" office:value-type="float" office:value="16368" calcext:value-type="float">
            <text:p>1636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/>
          <table:table-cell table:formula="of:=SUM(([.A340]*1)+([.B340]*2)+([.C340]*4)+([.D340]*8)+([.E340]*16)+([.F340]*32)+([.G340]*64)+([.H340]*128)+([.I340]*256)+([.J340]*512)+([.K340]*1024)+([.L340]*2048)+([.M340]*4096)+([.N340]*8192))" office:value-type="float" office:value="16376" calcext:value-type="float">
            <text:p>16376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342]*1)+([.B342]*2)+([.C342]*4)+([.D342]*8)+([.E342]*16)+([.F342]*32)+([.G342]*64)+([.H342]*128)+([.I342]*256)+([.J342]*512)+([.K342]*1024)+([.L342]*2048)+([.M342]*4096)+([.N342]*8192))" office:value-type="float" office:value="12288" calcext:value-type="float">
            <text:p>1228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SUM(([.A343]*1)+([.B343]*2)+([.C343]*4)+([.D343]*8)+([.E343]*16)+([.F343]*32)+([.G343]*64)+([.H343]*128)+([.I343]*256)+([.J343]*512)+([.K343]*1024)+([.L343]*2048)+([.M343]*4096)+([.N343]*8192))" office:value-type="float" office:value="14336" calcext:value-type="float">
            <text:p>143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SUM(([.A344]*1)+([.B344]*2)+([.C344]*4)+([.D344]*8)+([.E344]*16)+([.F344]*32)+([.G344]*64)+([.H344]*128)+([.I344]*256)+([.J344]*512)+([.K344]*1024)+([.L344]*2048)+([.M344]*4096)+([.N344]*8192))" office:value-type="float" office:value="15360" calcext:value-type="float">
            <text:p>1536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SUM(([.A345]*1)+([.B345]*2)+([.C345]*4)+([.D345]*8)+([.E345]*16)+([.F345]*32)+([.G345]*64)+([.H345]*128)+([.I345]*256)+([.J345]*512)+([.K345]*1024)+([.L345]*2048)+([.M345]*4096)+([.N345]*8192))" office:value-type="float" office:value="15872" calcext:value-type="float">
            <text:p>1587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SUM(([.A346]*1)+([.B346]*2)+([.C346]*4)+([.D346]*8)+([.E346]*16)+([.F346]*32)+([.G346]*64)+([.H346]*128)+([.I346]*256)+([.J346]*512)+([.K346]*1024)+([.L346]*2048)+([.M346]*4096)+([.N346]*8192))" office:value-type="float" office:value="16128" calcext:value-type="float">
            <text:p>1612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  <table:table-cell table:formula="of:=SUM(([.A347]*1)+([.B347]*2)+([.C347]*4)+([.D347]*8)+([.E347]*16)+([.F347]*32)+([.G347]*64)+([.H347]*128)+([.I347]*256)+([.J347]*512)+([.K347]*1024)+([.L347]*2048)+([.M347]*4096)+([.N347]*8192))" office:value-type="float" office:value="16256" calcext:value-type="float">
            <text:p>1625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/>
          <table:table-cell table:formula="of:=SUM(([.A348]*1)+([.B348]*2)+([.C348]*4)+([.D348]*8)+([.E348]*16)+([.F348]*32)+([.G348]*64)+([.H348]*128)+([.I348]*256)+([.J348]*512)+([.K348]*1024)+([.L348]*2048)+([.M348]*4096)+([.N348]*8192))" office:value-type="float" office:value="16320" calcext:value-type="float">
            <text:p>163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table:formula="of:=SUM(([.A349]*1)+([.B349]*2)+([.C349]*4)+([.D349]*8)+([.E349]*16)+([.F349]*32)+([.G349]*64)+([.H349]*128)+([.I349]*256)+([.J349]*512)+([.K349]*1024)+([.L349]*2048)+([.M349]*4096)+([.N349]*8192))" office:value-type="float" office:value="16352" calcext:value-type="float">
            <text:p>1635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/>
          <table:table-cell table:formula="of:=SUM(([.A350]*1)+([.B350]*2)+([.C350]*4)+([.D350]*8)+([.E350]*16)+([.F350]*32)+([.G350]*64)+([.H350]*128)+([.I350]*256)+([.J350]*512)+([.K350]*1024)+([.L350]*2048)+([.M350]*4096)+([.N350]*8192))" office:value-type="float" office:value="16368" calcext:value-type="float">
            <text:p>16368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352]*1)+([.B352]*2)+([.C352]*4)+([.D352]*8)+([.E352]*16)+([.F352]*32)+([.G352]*64)+([.H352]*128)+([.I352]*256)+([.J352]*512)+([.K352]*1024)+([.L352]*2048)+([.M352]*4096)+([.N352]*8192))" office:value-type="float" office:value="8192" calcext:value-type="float">
            <text:p>819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([.A353]*1)+([.B353]*2)+([.C353]*4)+([.D353]*8)+([.E353]*16)+([.F353]*32)+([.G353]*64)+([.H353]*128)+([.I353]*256)+([.J353]*512)+([.K353]*1024)+([.L353]*2048)+([.M353]*4096)+([.N353]*8192))" office:value-type="float" office:value="12288" calcext:value-type="float">
            <text:p>1228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SUM(([.A354]*1)+([.B354]*2)+([.C354]*4)+([.D354]*8)+([.E354]*16)+([.F354]*32)+([.G354]*64)+([.H354]*128)+([.I354]*256)+([.J354]*512)+([.K354]*1024)+([.L354]*2048)+([.M354]*4096)+([.N354]*8192))" office:value-type="float" office:value="14336" calcext:value-type="float">
            <text:p>143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SUM(([.A355]*1)+([.B355]*2)+([.C355]*4)+([.D355]*8)+([.E355]*16)+([.F355]*32)+([.G355]*64)+([.H355]*128)+([.I355]*256)+([.J355]*512)+([.K355]*1024)+([.L355]*2048)+([.M355]*4096)+([.N355]*8192))" office:value-type="float" office:value="15360" calcext:value-type="float">
            <text:p>1536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SUM(([.A356]*1)+([.B356]*2)+([.C356]*4)+([.D356]*8)+([.E356]*16)+([.F356]*32)+([.G356]*64)+([.H356]*128)+([.I356]*256)+([.J356]*512)+([.K356]*1024)+([.L356]*2048)+([.M356]*4096)+([.N356]*8192))" office:value-type="float" office:value="15872" calcext:value-type="float">
            <text:p>1587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SUM(([.A357]*1)+([.B357]*2)+([.C357]*4)+([.D357]*8)+([.E357]*16)+([.F357]*32)+([.G357]*64)+([.H357]*128)+([.I357]*256)+([.J357]*512)+([.K357]*1024)+([.L357]*2048)+([.M357]*4096)+([.N357]*8192))" office:value-type="float" office:value="16128" calcext:value-type="float">
            <text:p>1612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  <table:table-cell table:formula="of:=SUM(([.A358]*1)+([.B358]*2)+([.C358]*4)+([.D358]*8)+([.E358]*16)+([.F358]*32)+([.G358]*64)+([.H358]*128)+([.I358]*256)+([.J358]*512)+([.K358]*1024)+([.L358]*2048)+([.M358]*4096)+([.N358]*8192))" office:value-type="float" office:value="16256" calcext:value-type="float">
            <text:p>1625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/>
          <table:table-cell table:formula="of:=SUM(([.A359]*1)+([.B359]*2)+([.C359]*4)+([.D359]*8)+([.E359]*16)+([.F359]*32)+([.G359]*64)+([.H359]*128)+([.I359]*256)+([.J359]*512)+([.K359]*1024)+([.L359]*2048)+([.M359]*4096)+([.N359]*8192))" office:value-type="float" office:value="16320" calcext:value-type="float">
            <text:p>163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table:formula="of:=SUM(([.A360]*1)+([.B360]*2)+([.C360]*4)+([.D360]*8)+([.E360]*16)+([.F360]*32)+([.G360]*64)+([.H360]*128)+([.I360]*256)+([.J360]*512)+([.K360]*1024)+([.L360]*2048)+([.M360]*4096)+([.N360]*8192))" office:value-type="float" office:value="16352" calcext:value-type="float">
            <text:p>16352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362]*1)+([.B362]*2)+([.C362]*4)+([.D362]*8)+([.E362]*16)+([.F362]*32)+([.G362]*64)+([.H362]*128)+([.I362]*256)+([.J362]*512)+([.K362]*1024)+([.L362]*2048)+([.M362]*4096)+([.N362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([.A363]*1)+([.B363]*2)+([.C363]*4)+([.D363]*8)+([.E363]*16)+([.F363]*32)+([.G363]*64)+([.H363]*128)+([.I363]*256)+([.J363]*512)+([.K363]*1024)+([.L363]*2048)+([.M363]*4096)+([.N363]*8192))" office:value-type="float" office:value="8192" calcext:value-type="float">
            <text:p>819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([.A364]*1)+([.B364]*2)+([.C364]*4)+([.D364]*8)+([.E364]*16)+([.F364]*32)+([.G364]*64)+([.H364]*128)+([.I364]*256)+([.J364]*512)+([.K364]*1024)+([.L364]*2048)+([.M364]*4096)+([.N364]*8192))" office:value-type="float" office:value="12288" calcext:value-type="float">
            <text:p>1228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SUM(([.A365]*1)+([.B365]*2)+([.C365]*4)+([.D365]*8)+([.E365]*16)+([.F365]*32)+([.G365]*64)+([.H365]*128)+([.I365]*256)+([.J365]*512)+([.K365]*1024)+([.L365]*2048)+([.M365]*4096)+([.N365]*8192))" office:value-type="float" office:value="14336" calcext:value-type="float">
            <text:p>143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SUM(([.A366]*1)+([.B366]*2)+([.C366]*4)+([.D366]*8)+([.E366]*16)+([.F366]*32)+([.G366]*64)+([.H366]*128)+([.I366]*256)+([.J366]*512)+([.K366]*1024)+([.L366]*2048)+([.M366]*4096)+([.N366]*8192))" office:value-type="float" office:value="15360" calcext:value-type="float">
            <text:p>1536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SUM(([.A367]*1)+([.B367]*2)+([.C367]*4)+([.D367]*8)+([.E367]*16)+([.F367]*32)+([.G367]*64)+([.H367]*128)+([.I367]*256)+([.J367]*512)+([.K367]*1024)+([.L367]*2048)+([.M367]*4096)+([.N367]*8192))" office:value-type="float" office:value="15872" calcext:value-type="float">
            <text:p>1587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SUM(([.A368]*1)+([.B368]*2)+([.C368]*4)+([.D368]*8)+([.E368]*16)+([.F368]*32)+([.G368]*64)+([.H368]*128)+([.I368]*256)+([.J368]*512)+([.K368]*1024)+([.L368]*2048)+([.M368]*4096)+([.N368]*8192))" office:value-type="float" office:value="16128" calcext:value-type="float">
            <text:p>1612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  <table:table-cell table:formula="of:=SUM(([.A369]*1)+([.B369]*2)+([.C369]*4)+([.D369]*8)+([.E369]*16)+([.F369]*32)+([.G369]*64)+([.H369]*128)+([.I369]*256)+([.J369]*512)+([.K369]*1024)+([.L369]*2048)+([.M369]*4096)+([.N369]*8192))" office:value-type="float" office:value="16256" calcext:value-type="float">
            <text:p>1625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/>
          <table:table-cell table:formula="of:=SUM(([.A370]*1)+([.B370]*2)+([.C370]*4)+([.D370]*8)+([.E370]*16)+([.F370]*32)+([.G370]*64)+([.H370]*128)+([.I370]*256)+([.J370]*512)+([.K370]*1024)+([.L370]*2048)+([.M370]*4096)+([.N370]*8192))" office:value-type="float" office:value="16320" calcext:value-type="float">
            <text:p>1632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372]*1)+([.B372]*2)+([.C372]*4)+([.D372]*8)+([.E372]*16)+([.F372]*32)+([.G372]*64)+([.H372]*128)+([.I372]*256)+([.J372]*512)+([.K372]*1024)+([.L372]*2048)+([.M372]*4096)+([.N372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373]*1)+([.B373]*2)+([.C373]*4)+([.D373]*8)+([.E373]*16)+([.F373]*32)+([.G373]*64)+([.H373]*128)+([.I373]*256)+([.J373]*512)+([.K373]*1024)+([.L373]*2048)+([.M373]*4096)+([.N373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([.A374]*1)+([.B374]*2)+([.C374]*4)+([.D374]*8)+([.E374]*16)+([.F374]*32)+([.G374]*64)+([.H374]*128)+([.I374]*256)+([.J374]*512)+([.K374]*1024)+([.L374]*2048)+([.M374]*4096)+([.N374]*8192))" office:value-type="float" office:value="8192" calcext:value-type="float">
            <text:p>819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([.A375]*1)+([.B375]*2)+([.C375]*4)+([.D375]*8)+([.E375]*16)+([.F375]*32)+([.G375]*64)+([.H375]*128)+([.I375]*256)+([.J375]*512)+([.K375]*1024)+([.L375]*2048)+([.M375]*4096)+([.N375]*8192))" office:value-type="float" office:value="12288" calcext:value-type="float">
            <text:p>1228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SUM(([.A376]*1)+([.B376]*2)+([.C376]*4)+([.D376]*8)+([.E376]*16)+([.F376]*32)+([.G376]*64)+([.H376]*128)+([.I376]*256)+([.J376]*512)+([.K376]*1024)+([.L376]*2048)+([.M376]*4096)+([.N376]*8192))" office:value-type="float" office:value="14336" calcext:value-type="float">
            <text:p>143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SUM(([.A377]*1)+([.B377]*2)+([.C377]*4)+([.D377]*8)+([.E377]*16)+([.F377]*32)+([.G377]*64)+([.H377]*128)+([.I377]*256)+([.J377]*512)+([.K377]*1024)+([.L377]*2048)+([.M377]*4096)+([.N377]*8192))" office:value-type="float" office:value="15360" calcext:value-type="float">
            <text:p>1536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SUM(([.A378]*1)+([.B378]*2)+([.C378]*4)+([.D378]*8)+([.E378]*16)+([.F378]*32)+([.G378]*64)+([.H378]*128)+([.I378]*256)+([.J378]*512)+([.K378]*1024)+([.L378]*2048)+([.M378]*4096)+([.N378]*8192))" office:value-type="float" office:value="15872" calcext:value-type="float">
            <text:p>1587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SUM(([.A379]*1)+([.B379]*2)+([.C379]*4)+([.D379]*8)+([.E379]*16)+([.F379]*32)+([.G379]*64)+([.H379]*128)+([.I379]*256)+([.J379]*512)+([.K379]*1024)+([.L379]*2048)+([.M379]*4096)+([.N379]*8192))" office:value-type="float" office:value="16128" calcext:value-type="float">
            <text:p>1612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  <table:table-cell table:formula="of:=SUM(([.A380]*1)+([.B380]*2)+([.C380]*4)+([.D380]*8)+([.E380]*16)+([.F380]*32)+([.G380]*64)+([.H380]*128)+([.I380]*256)+([.J380]*512)+([.K380]*1024)+([.L380]*2048)+([.M380]*4096)+([.N380]*8192))" office:value-type="float" office:value="16256" calcext:value-type="float">
            <text:p>16256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382]*1)+([.B382]*2)+([.C382]*4)+([.D382]*8)+([.E382]*16)+([.F382]*32)+([.G382]*64)+([.H382]*128)+([.I382]*256)+([.J382]*512)+([.K382]*1024)+([.L382]*2048)+([.M382]*4096)+([.N382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383]*1)+([.B383]*2)+([.C383]*4)+([.D383]*8)+([.E383]*16)+([.F383]*32)+([.G383]*64)+([.H383]*128)+([.I383]*256)+([.J383]*512)+([.K383]*1024)+([.L383]*2048)+([.M383]*4096)+([.N383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384]*1)+([.B384]*2)+([.C384]*4)+([.D384]*8)+([.E384]*16)+([.F384]*32)+([.G384]*64)+([.H384]*128)+([.I384]*256)+([.J384]*512)+([.K384]*1024)+([.L384]*2048)+([.M384]*4096)+([.N384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([.A385]*1)+([.B385]*2)+([.C385]*4)+([.D385]*8)+([.E385]*16)+([.F385]*32)+([.G385]*64)+([.H385]*128)+([.I385]*256)+([.J385]*512)+([.K385]*1024)+([.L385]*2048)+([.M385]*4096)+([.N385]*8192))" office:value-type="float" office:value="8192" calcext:value-type="float">
            <text:p>819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([.A386]*1)+([.B386]*2)+([.C386]*4)+([.D386]*8)+([.E386]*16)+([.F386]*32)+([.G386]*64)+([.H386]*128)+([.I386]*256)+([.J386]*512)+([.K386]*1024)+([.L386]*2048)+([.M386]*4096)+([.N386]*8192))" office:value-type="float" office:value="12288" calcext:value-type="float">
            <text:p>1228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SUM(([.A387]*1)+([.B387]*2)+([.C387]*4)+([.D387]*8)+([.E387]*16)+([.F387]*32)+([.G387]*64)+([.H387]*128)+([.I387]*256)+([.J387]*512)+([.K387]*1024)+([.L387]*2048)+([.M387]*4096)+([.N387]*8192))" office:value-type="float" office:value="14336" calcext:value-type="float">
            <text:p>143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SUM(([.A388]*1)+([.B388]*2)+([.C388]*4)+([.D388]*8)+([.E388]*16)+([.F388]*32)+([.G388]*64)+([.H388]*128)+([.I388]*256)+([.J388]*512)+([.K388]*1024)+([.L388]*2048)+([.M388]*4096)+([.N388]*8192))" office:value-type="float" office:value="15360" calcext:value-type="float">
            <text:p>1536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SUM(([.A389]*1)+([.B389]*2)+([.C389]*4)+([.D389]*8)+([.E389]*16)+([.F389]*32)+([.G389]*64)+([.H389]*128)+([.I389]*256)+([.J389]*512)+([.K389]*1024)+([.L389]*2048)+([.M389]*4096)+([.N389]*8192))" office:value-type="float" office:value="15872" calcext:value-type="float">
            <text:p>1587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SUM(([.A390]*1)+([.B390]*2)+([.C390]*4)+([.D390]*8)+([.E390]*16)+([.F390]*32)+([.G390]*64)+([.H390]*128)+([.I390]*256)+([.J390]*512)+([.K390]*1024)+([.L390]*2048)+([.M390]*4096)+([.N390]*8192))" office:value-type="float" office:value="16128" calcext:value-type="float">
            <text:p>16128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392]*1)+([.B392]*2)+([.C392]*4)+([.D392]*8)+([.E392]*16)+([.F392]*32)+([.G392]*64)+([.H392]*128)+([.I392]*256)+([.J392]*512)+([.K392]*1024)+([.L392]*2048)+([.M392]*4096)+([.N392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393]*1)+([.B393]*2)+([.C393]*4)+([.D393]*8)+([.E393]*16)+([.F393]*32)+([.G393]*64)+([.H393]*128)+([.I393]*256)+([.J393]*512)+([.K393]*1024)+([.L393]*2048)+([.M393]*4096)+([.N393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394]*1)+([.B394]*2)+([.C394]*4)+([.D394]*8)+([.E394]*16)+([.F394]*32)+([.G394]*64)+([.H394]*128)+([.I394]*256)+([.J394]*512)+([.K394]*1024)+([.L394]*2048)+([.M394]*4096)+([.N394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395]*1)+([.B395]*2)+([.C395]*4)+([.D395]*8)+([.E395]*16)+([.F395]*32)+([.G395]*64)+([.H395]*128)+([.I395]*256)+([.J395]*512)+([.K395]*1024)+([.L395]*2048)+([.M395]*4096)+([.N395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([.A396]*1)+([.B396]*2)+([.C396]*4)+([.D396]*8)+([.E396]*16)+([.F396]*32)+([.G396]*64)+([.H396]*128)+([.I396]*256)+([.J396]*512)+([.K396]*1024)+([.L396]*2048)+([.M396]*4096)+([.N396]*8192))" office:value-type="float" office:value="8192" calcext:value-type="float">
            <text:p>819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([.A397]*1)+([.B397]*2)+([.C397]*4)+([.D397]*8)+([.E397]*16)+([.F397]*32)+([.G397]*64)+([.H397]*128)+([.I397]*256)+([.J397]*512)+([.K397]*1024)+([.L397]*2048)+([.M397]*4096)+([.N397]*8192))" office:value-type="float" office:value="12288" calcext:value-type="float">
            <text:p>1228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SUM(([.A398]*1)+([.B398]*2)+([.C398]*4)+([.D398]*8)+([.E398]*16)+([.F398]*32)+([.G398]*64)+([.H398]*128)+([.I398]*256)+([.J398]*512)+([.K398]*1024)+([.L398]*2048)+([.M398]*4096)+([.N398]*8192))" office:value-type="float" office:value="14336" calcext:value-type="float">
            <text:p>143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SUM(([.A399]*1)+([.B399]*2)+([.C399]*4)+([.D399]*8)+([.E399]*16)+([.F399]*32)+([.G399]*64)+([.H399]*128)+([.I399]*256)+([.J399]*512)+([.K399]*1024)+([.L399]*2048)+([.M399]*4096)+([.N399]*8192))" office:value-type="float" office:value="15360" calcext:value-type="float">
            <text:p>1536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SUM(([.A400]*1)+([.B400]*2)+([.C400]*4)+([.D400]*8)+([.E400]*16)+([.F400]*32)+([.G400]*64)+([.H400]*128)+([.I400]*256)+([.J400]*512)+([.K400]*1024)+([.L400]*2048)+([.M400]*4096)+([.N400]*8192))" office:value-type="float" office:value="15872" calcext:value-type="float">
            <text:p>15872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402]*1)+([.B402]*2)+([.C402]*4)+([.D402]*8)+([.E402]*16)+([.F402]*32)+([.G402]*64)+([.H402]*128)+([.I402]*256)+([.J402]*512)+([.K402]*1024)+([.L402]*2048)+([.M402]*4096)+([.N402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03]*1)+([.B403]*2)+([.C403]*4)+([.D403]*8)+([.E403]*16)+([.F403]*32)+([.G403]*64)+([.H403]*128)+([.I403]*256)+([.J403]*512)+([.K403]*1024)+([.L403]*2048)+([.M403]*4096)+([.N403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04]*1)+([.B404]*2)+([.C404]*4)+([.D404]*8)+([.E404]*16)+([.F404]*32)+([.G404]*64)+([.H404]*128)+([.I404]*256)+([.J404]*512)+([.K404]*1024)+([.L404]*2048)+([.M404]*4096)+([.N404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05]*1)+([.B405]*2)+([.C405]*4)+([.D405]*8)+([.E405]*16)+([.F405]*32)+([.G405]*64)+([.H405]*128)+([.I405]*256)+([.J405]*512)+([.K405]*1024)+([.L405]*2048)+([.M405]*4096)+([.N405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06]*1)+([.B406]*2)+([.C406]*4)+([.D406]*8)+([.E406]*16)+([.F406]*32)+([.G406]*64)+([.H406]*128)+([.I406]*256)+([.J406]*512)+([.K406]*1024)+([.L406]*2048)+([.M406]*4096)+([.N406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([.A407]*1)+([.B407]*2)+([.C407]*4)+([.D407]*8)+([.E407]*16)+([.F407]*32)+([.G407]*64)+([.H407]*128)+([.I407]*256)+([.J407]*512)+([.K407]*1024)+([.L407]*2048)+([.M407]*4096)+([.N407]*8192))" office:value-type="float" office:value="8192" calcext:value-type="float">
            <text:p>819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([.A408]*1)+([.B408]*2)+([.C408]*4)+([.D408]*8)+([.E408]*16)+([.F408]*32)+([.G408]*64)+([.H408]*128)+([.I408]*256)+([.J408]*512)+([.K408]*1024)+([.L408]*2048)+([.M408]*4096)+([.N408]*8192))" office:value-type="float" office:value="12288" calcext:value-type="float">
            <text:p>1228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SUM(([.A409]*1)+([.B409]*2)+([.C409]*4)+([.D409]*8)+([.E409]*16)+([.F409]*32)+([.G409]*64)+([.H409]*128)+([.I409]*256)+([.J409]*512)+([.K409]*1024)+([.L409]*2048)+([.M409]*4096)+([.N409]*8192))" office:value-type="float" office:value="14336" calcext:value-type="float">
            <text:p>143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SUM(([.A410]*1)+([.B410]*2)+([.C410]*4)+([.D410]*8)+([.E410]*16)+([.F410]*32)+([.G410]*64)+([.H410]*128)+([.I410]*256)+([.J410]*512)+([.K410]*1024)+([.L410]*2048)+([.M410]*4096)+([.N410]*8192))" office:value-type="float" office:value="15360" calcext:value-type="float">
            <text:p>1536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412]*1)+([.B412]*2)+([.C412]*4)+([.D412]*8)+([.E412]*16)+([.F412]*32)+([.G412]*64)+([.H412]*128)+([.I412]*256)+([.J412]*512)+([.K412]*1024)+([.L412]*2048)+([.M412]*4096)+([.N412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13]*1)+([.B413]*2)+([.C413]*4)+([.D413]*8)+([.E413]*16)+([.F413]*32)+([.G413]*64)+([.H413]*128)+([.I413]*256)+([.J413]*512)+([.K413]*1024)+([.L413]*2048)+([.M413]*4096)+([.N413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14]*1)+([.B414]*2)+([.C414]*4)+([.D414]*8)+([.E414]*16)+([.F414]*32)+([.G414]*64)+([.H414]*128)+([.I414]*256)+([.J414]*512)+([.K414]*1024)+([.L414]*2048)+([.M414]*4096)+([.N414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15]*1)+([.B415]*2)+([.C415]*4)+([.D415]*8)+([.E415]*16)+([.F415]*32)+([.G415]*64)+([.H415]*128)+([.I415]*256)+([.J415]*512)+([.K415]*1024)+([.L415]*2048)+([.M415]*4096)+([.N415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16]*1)+([.B416]*2)+([.C416]*4)+([.D416]*8)+([.E416]*16)+([.F416]*32)+([.G416]*64)+([.H416]*128)+([.I416]*256)+([.J416]*512)+([.K416]*1024)+([.L416]*2048)+([.M416]*4096)+([.N416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17]*1)+([.B417]*2)+([.C417]*4)+([.D417]*8)+([.E417]*16)+([.F417]*32)+([.G417]*64)+([.H417]*128)+([.I417]*256)+([.J417]*512)+([.K417]*1024)+([.L417]*2048)+([.M417]*4096)+([.N417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([.A418]*1)+([.B418]*2)+([.C418]*4)+([.D418]*8)+([.E418]*16)+([.F418]*32)+([.G418]*64)+([.H418]*128)+([.I418]*256)+([.J418]*512)+([.K418]*1024)+([.L418]*2048)+([.M418]*4096)+([.N418]*8192))" office:value-type="float" office:value="8192" calcext:value-type="float">
            <text:p>819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([.A419]*1)+([.B419]*2)+([.C419]*4)+([.D419]*8)+([.E419]*16)+([.F419]*32)+([.G419]*64)+([.H419]*128)+([.I419]*256)+([.J419]*512)+([.K419]*1024)+([.L419]*2048)+([.M419]*4096)+([.N419]*8192))" office:value-type="float" office:value="12288" calcext:value-type="float">
            <text:p>1228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SUM(([.A420]*1)+([.B420]*2)+([.C420]*4)+([.D420]*8)+([.E420]*16)+([.F420]*32)+([.G420]*64)+([.H420]*128)+([.I420]*256)+([.J420]*512)+([.K420]*1024)+([.L420]*2048)+([.M420]*4096)+([.N420]*8192))" office:value-type="float" office:value="14336" calcext:value-type="float">
            <text:p>14336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422]*1)+([.B422]*2)+([.C422]*4)+([.D422]*8)+([.E422]*16)+([.F422]*32)+([.G422]*64)+([.H422]*128)+([.I422]*256)+([.J422]*512)+([.K422]*1024)+([.L422]*2048)+([.M422]*4096)+([.N422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23]*1)+([.B423]*2)+([.C423]*4)+([.D423]*8)+([.E423]*16)+([.F423]*32)+([.G423]*64)+([.H423]*128)+([.I423]*256)+([.J423]*512)+([.K423]*1024)+([.L423]*2048)+([.M423]*4096)+([.N423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24]*1)+([.B424]*2)+([.C424]*4)+([.D424]*8)+([.E424]*16)+([.F424]*32)+([.G424]*64)+([.H424]*128)+([.I424]*256)+([.J424]*512)+([.K424]*1024)+([.L424]*2048)+([.M424]*4096)+([.N424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25]*1)+([.B425]*2)+([.C425]*4)+([.D425]*8)+([.E425]*16)+([.F425]*32)+([.G425]*64)+([.H425]*128)+([.I425]*256)+([.J425]*512)+([.K425]*1024)+([.L425]*2048)+([.M425]*4096)+([.N425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26]*1)+([.B426]*2)+([.C426]*4)+([.D426]*8)+([.E426]*16)+([.F426]*32)+([.G426]*64)+([.H426]*128)+([.I426]*256)+([.J426]*512)+([.K426]*1024)+([.L426]*2048)+([.M426]*4096)+([.N426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27]*1)+([.B427]*2)+([.C427]*4)+([.D427]*8)+([.E427]*16)+([.F427]*32)+([.G427]*64)+([.H427]*128)+([.I427]*256)+([.J427]*512)+([.K427]*1024)+([.L427]*2048)+([.M427]*4096)+([.N427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28]*1)+([.B428]*2)+([.C428]*4)+([.D428]*8)+([.E428]*16)+([.F428]*32)+([.G428]*64)+([.H428]*128)+([.I428]*256)+([.J428]*512)+([.K428]*1024)+([.L428]*2048)+([.M428]*4096)+([.N428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([.A429]*1)+([.B429]*2)+([.C429]*4)+([.D429]*8)+([.E429]*16)+([.F429]*32)+([.G429]*64)+([.H429]*128)+([.I429]*256)+([.J429]*512)+([.K429]*1024)+([.L429]*2048)+([.M429]*4096)+([.N429]*8192))" office:value-type="float" office:value="8192" calcext:value-type="float">
            <text:p>819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([.A430]*1)+([.B430]*2)+([.C430]*4)+([.D430]*8)+([.E430]*16)+([.F430]*32)+([.G430]*64)+([.H430]*128)+([.I430]*256)+([.J430]*512)+([.K430]*1024)+([.L430]*2048)+([.M430]*4096)+([.N430]*8192))" office:value-type="float" office:value="12288" calcext:value-type="float">
            <text:p>12288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432]*1)+([.B432]*2)+([.C432]*4)+([.D432]*8)+([.E432]*16)+([.F432]*32)+([.G432]*64)+([.H432]*128)+([.I432]*256)+([.J432]*512)+([.K432]*1024)+([.L432]*2048)+([.M432]*4096)+([.N432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33]*1)+([.B433]*2)+([.C433]*4)+([.D433]*8)+([.E433]*16)+([.F433]*32)+([.G433]*64)+([.H433]*128)+([.I433]*256)+([.J433]*512)+([.K433]*1024)+([.L433]*2048)+([.M433]*4096)+([.N433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34]*1)+([.B434]*2)+([.C434]*4)+([.D434]*8)+([.E434]*16)+([.F434]*32)+([.G434]*64)+([.H434]*128)+([.I434]*256)+([.J434]*512)+([.K434]*1024)+([.L434]*2048)+([.M434]*4096)+([.N434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35]*1)+([.B435]*2)+([.C435]*4)+([.D435]*8)+([.E435]*16)+([.F435]*32)+([.G435]*64)+([.H435]*128)+([.I435]*256)+([.J435]*512)+([.K435]*1024)+([.L435]*2048)+([.M435]*4096)+([.N435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36]*1)+([.B436]*2)+([.C436]*4)+([.D436]*8)+([.E436]*16)+([.F436]*32)+([.G436]*64)+([.H436]*128)+([.I436]*256)+([.J436]*512)+([.K436]*1024)+([.L436]*2048)+([.M436]*4096)+([.N436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37]*1)+([.B437]*2)+([.C437]*4)+([.D437]*8)+([.E437]*16)+([.F437]*32)+([.G437]*64)+([.H437]*128)+([.I437]*256)+([.J437]*512)+([.K437]*1024)+([.L437]*2048)+([.M437]*4096)+([.N437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38]*1)+([.B438]*2)+([.C438]*4)+([.D438]*8)+([.E438]*16)+([.F438]*32)+([.G438]*64)+([.H438]*128)+([.I438]*256)+([.J438]*512)+([.K438]*1024)+([.L438]*2048)+([.M438]*4096)+([.N438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39]*1)+([.B439]*2)+([.C439]*4)+([.D439]*8)+([.E439]*16)+([.F439]*32)+([.G439]*64)+([.H439]*128)+([.I439]*256)+([.J439]*512)+([.K439]*1024)+([.L439]*2048)+([.M439]*4096)+([.N439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([.A440]*1)+([.B440]*2)+([.C440]*4)+([.D440]*8)+([.E440]*16)+([.F440]*32)+([.G440]*64)+([.H440]*128)+([.I440]*256)+([.J440]*512)+([.K440]*1024)+([.L440]*2048)+([.M440]*4096)+([.N440]*8192))" office:value-type="float" office:value="8192" calcext:value-type="float">
            <text:p>8192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style-name="ce272"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formula="of:=SUM(([.A442]*1)+([.B442]*2)+([.C442]*4)+([.D442]*8)+([.E442]*16)+([.F442]*32)+([.G442]*64)+([.H442]*128)+([.I442]*256)+([.J442]*512)+([.K442]*1024)+([.L442]*2048)+([.M442]*4096)+([.N442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43]*1)+([.B443]*2)+([.C443]*4)+([.D443]*8)+([.E443]*16)+([.F443]*32)+([.G443]*64)+([.H443]*128)+([.I443]*256)+([.J443]*512)+([.K443]*1024)+([.L443]*2048)+([.M443]*4096)+([.N443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44]*1)+([.B444]*2)+([.C444]*4)+([.D444]*8)+([.E444]*16)+([.F444]*32)+([.G444]*64)+([.H444]*128)+([.I444]*256)+([.J444]*512)+([.K444]*1024)+([.L444]*2048)+([.M444]*4096)+([.N444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45]*1)+([.B445]*2)+([.C445]*4)+([.D445]*8)+([.E445]*16)+([.F445]*32)+([.G445]*64)+([.H445]*128)+([.I445]*256)+([.J445]*512)+([.K445]*1024)+([.L445]*2048)+([.M445]*4096)+([.N445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46]*1)+([.B446]*2)+([.C446]*4)+([.D446]*8)+([.E446]*16)+([.F446]*32)+([.G446]*64)+([.H446]*128)+([.I446]*256)+([.J446]*512)+([.K446]*1024)+([.L446]*2048)+([.M446]*4096)+([.N446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47]*1)+([.B447]*2)+([.C447]*4)+([.D447]*8)+([.E447]*16)+([.F447]*32)+([.G447]*64)+([.H447]*128)+([.I447]*256)+([.J447]*512)+([.K447]*1024)+([.L447]*2048)+([.M447]*4096)+([.N447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48]*1)+([.B448]*2)+([.C448]*4)+([.D448]*8)+([.E448]*16)+([.F448]*32)+([.G448]*64)+([.H448]*128)+([.I448]*256)+([.J448]*512)+([.K448]*1024)+([.L448]*2048)+([.M448]*4096)+([.N448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49]*1)+([.B449]*2)+([.C449]*4)+([.D449]*8)+([.E449]*16)+([.F449]*32)+([.G449]*64)+([.H449]*128)+([.I449]*256)+([.J449]*512)+([.K449]*1024)+([.L449]*2048)+([.M449]*4096)+([.N449]*8192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SUM(([.A450]*1)+([.B450]*2)+([.C450]*4)+([.D450]*8)+([.E450]*16)+([.F450]*32)+([.G450]*64)+([.H450]*128)+([.I450]*256)+([.J450]*512)+([.K450]*1024)+([.L450]*2048)+([.M450]*4096)+([.N450]*8192))"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</table:table-row>
        <table:table-row table:style-name="ro1" table:number-rows-repeated="2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14"/>
          <table:table-cell table:style-name="ce274"/>
          <table:table-cell/>
          <table:table-cell table:style-name="Default"/>
          <table:table-cell/>
        </table:table-row>
        <table:table-row table:style-name="ro1" table:number-rows-repeated="14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14"/>
          <table:table-cell table:style-name="ce274"/>
          <table:table-cell/>
          <table:table-cell table:style-name="Default"/>
          <table:table-cell/>
        </table:table-row>
        <table:table-row table:style-name="ro1" table:number-rows-repeated="272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.00.0000</text:date>, <text:time style:data-style-name="N2" text:time-value="22:26:26.190218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09-12-25T12:29:15</meta:creation-date>
    <dc:date>2017-10-16T00:26:46.165240440</dc:date>
    <dc:language>en-US</dc:language>
    <meta:editing-cycles>12</meta:editing-cycles>
    <meta:editing-duration>P1DT2H31M8S</meta:editing-duration>
    <meta:document-statistic meta:table-count="2" meta:cell-count="9178" meta:object-count="0"/>
    <meta:user-defined meta:name="Info 1"/>
    <meta:user-defined meta:name="Info 2"/>
    <meta:user-defined meta:name="Info 3"/>
    <meta:user-defined meta:name="Info 4"/>
  </office:meta>
</office:document-meta>
</file>